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3" style:family="table">
      <style:table-properties style:width="17cm" table:align="margins"/>
    </style:style>
    <style:style style:name="Tabelle33.A" style:family="table-column">
      <style:table-column-properties style:column-width="4.941cm" style:rel-column-width="19048*"/>
    </style:style>
    <style:style style:name="Tabelle33.B" style:family="table-column">
      <style:table-column-properties style:column-width="12.06cm" style:rel-column-width="46487*"/>
    </style:style>
    <style:style style:name="Tabelle3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3.B1" style:family="table-cell">
      <style:table-cell-properties fo:background-color="#e6e6e6" fo:padding="0.199cm" fo:border="0.05pt solid #000000">
        <style:background-image/>
      </style:table-cell-properties>
    </style:style>
    <style:style style:name="Tabelle33.A2" style:family="table-cell">
      <style:table-cell-properties fo:background-color="#e6e6e6" fo:padding="0.199cm" fo:border-left="0.05pt solid #000000" fo:border-right="none" fo:border-top="none" fo:border-bottom="0.05pt solid #000000">
        <style:background-image/>
      </style:table-cell-properties>
    </style:style>
    <style:style style:name="Tabelle3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7" style:family="table">
      <style:table-properties style:width="17cm" fo:margin-top="0cm" fo:margin-bottom="0cm" table:align="margins"/>
    </style:style>
    <style:style style:name="Tabelle17.A" style:family="table-column">
      <style:table-column-properties style:column-width="17cm" style:rel-column-width="65535*"/>
    </style:style>
    <style:style style:name="Tabelle17.A1" style:family="table-cell">
      <style:table-cell-properties style:vertical-align="" fo:background-color="#e6e6e6" fo:padding="0.199cm" fo:border="0.05pt solid #000000">
        <style:background-image/>
      </style:table-cell-properties>
    </style:style>
    <style:style style:name="Tabelle1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6" style:family="table">
      <style:table-properties style:width="17cm" fo:margin-top="0cm" fo:margin-bottom="0cm" table:align="margins"/>
    </style:style>
    <style:style style:name="Tabelle26.A" style:family="table-column">
      <style:table-column-properties style:column-width="17cm" style:rel-column-width="65535*"/>
    </style:style>
    <style:style style:name="Tabelle26.A1" style:family="table-cell">
      <style:table-cell-properties style:vertical-align="" fo:background-color="#e6e6e6" fo:padding="0.199cm" fo:border="0.05pt solid #000000">
        <style:background-image/>
      </style:table-cell-properties>
    </style:style>
    <style:style style:name="Tabelle2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7" style:family="table">
      <style:table-properties style:width="17cm" fo:margin-top="0cm" fo:margin-bottom="0cm" table:align="margins"/>
    </style:style>
    <style:style style:name="Tabelle27.A" style:family="table-column">
      <style:table-column-properties style:column-width="17cm" style:rel-column-width="65535*"/>
    </style:style>
    <style:style style:name="Tabelle27.A1" style:family="table-cell">
      <style:table-cell-properties style:vertical-align="" fo:background-color="#e6e6e6" fo:padding="0.199cm" fo:border="0.05pt solid #000000">
        <style:background-image/>
      </style:table-cell-properties>
    </style:style>
    <style:style style:name="Tabelle2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8" style:family="table">
      <style:table-properties style:width="17cm" fo:margin-top="0cm" fo:margin-bottom="0cm" table:align="margins"/>
    </style:style>
    <style:style style:name="Tabelle28.A" style:family="table-column">
      <style:table-column-properties style:column-width="17cm" style:rel-column-width="65535*"/>
    </style:style>
    <style:style style:name="Tabelle28.A1" style:family="table-cell">
      <style:table-cell-properties style:vertical-align="" fo:background-color="#e6e6e6" fo:padding="0.199cm" fo:border="0.05pt solid #000000">
        <style:background-image/>
      </style:table-cell-properties>
    </style:style>
    <style:style style:name="Tabelle2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9cm" style:rel-column-width="13334*"/>
    </style:style>
    <style:style style:name="Tabelle10.B" style:family="table-column">
      <style:table-column-properties style:column-width="2.993cm" style:rel-column-width="11539*"/>
    </style:style>
    <style:style style:name="Tabelle10.C" style:family="table-column">
      <style:table-column-properties style:column-width="10.548cm" style:rel-column-width="40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 style:family="table">
      <style:table-properties style:width="17cm" fo:margin-top="0cm" fo:margin-bottom="0cm" table:align="margins"/>
    </style:style>
    <style:style style:name="Table1.A" style:family="table-column">
      <style:table-column-properties style:column-width="17cm" style:rel-column-width="65535*"/>
    </style:style>
    <style:style style:name="Table1.A1" style:family="table-cell">
      <style:table-cell-properties style:vertical-align="" fo:background-color="#e6e6e6" fo:padding="0.199cm" fo:border="0.05pt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1cm" style:rel-column-width="13531*"/>
    </style:style>
    <style:style style:name="Tabelle15.B" style:family="table-column">
      <style:table-column-properties style:column-width="4.346cm" style:rel-column-width="16754*"/>
    </style:style>
    <style:style style:name="Tabelle15.C" style:family="table-column">
      <style:table-column-properties style:column-width="9.144cm" style:rel-column-width="3525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3" style:family="table">
      <style:table-properties style:width="17cm" fo:margin-top="0cm" fo:margin-bottom="0cm" table:align="margins"/>
    </style:style>
    <style:style style:name="Table3.A" style:family="table-column">
      <style:table-column-properties style:column-width="17cm" style:rel-column-width="65535*"/>
    </style:style>
    <style:style style:name="Table3.A1" style:family="table-cell">
      <style:table-cell-properties style:vertical-align="" fo:background-color="#e6e6e6" fo:padding="0.199cm" fo:border="0.05pt solid #000000">
        <style:background-image/>
      </style:table-cell-properties>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9" style:family="table">
      <style:table-properties style:width="17cm" fo:margin-top="0cm" fo:margin-bottom="0cm" table:align="margins"/>
    </style:style>
    <style:style style:name="Tabelle29.A" style:family="table-column">
      <style:table-column-properties style:column-width="17cm" style:rel-column-width="65535*"/>
    </style:style>
    <style:style style:name="Tabelle29.A1" style:family="table-cell">
      <style:table-cell-properties style:vertical-align="" fo:background-color="#e6e6e6" fo:padding="0.199cm" fo:border="0.05pt solid #000000">
        <style:background-image/>
      </style:table-cell-properties>
    </style:style>
    <style:style style:name="Tabelle2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5" style:family="paragraph" style:parent-style-name="Standard">
      <style:paragraph-properties fo:text-align="start" style:justify-single-word="false"/>
      <style:text-properties fo:color="#000000"/>
    </style:style>
    <style:style style:name="P16"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8" style:family="paragraph" style:parent-style-name="Text_20_body">
      <style:text-properties fo:color="#000000"/>
    </style:style>
    <style:style style:name="P19"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background-color="transparent"/>
    </style:style>
    <style:style style:name="P24" style:family="paragraph" style:parent-style-name="Frame_20_contents">
      <style:text-properties fo:color="#000000"/>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fo:color="#000000"/>
    </style:style>
    <style:style style:name="P30" style:family="paragraph" style:parent-style-name="Frame_20_contents">
      <style:paragraph-properties fo:line-height="0.6cm" fo:background-color="transparent">
        <style:tab-stops/>
        <style:background-image/>
      </style:paragraph-properties>
      <style:text-properties fo:color="#000000"/>
    </style:style>
    <style:style style:name="P31" style:family="paragraph" style:parent-style-name="Standard">
      <style:paragraph-properties fo:text-align="start" style:justify-single-word="false" fo:break-before="page"/>
      <style:text-properties fo:color="#000000" fo:font-size="6pt" style:font-size-asian="6pt" style:font-size-complex="6pt"/>
    </style:style>
    <style:style style:name="P32" style:family="paragraph" style:parent-style-name="Text_20_body">
      <style:paragraph-properties fo:margin-left="0.27cm" fo:margin-right="0.002cm" fo:text-indent="0cm" style:auto-text-indent="false"/>
    </style:style>
    <style:style style:name="P33" style:family="paragraph" style:parent-style-name="Text_20_body">
      <style:paragraph-properties fo:margin-left="0.27cm" fo:margin-right="0.002cm" fo:text-indent="0cm" style:auto-text-indent="false"/>
      <style:text-properties fo:color="#000000"/>
    </style:style>
    <style:style style:name="P34" style:family="paragraph" style:parent-style-name="Text_20_body">
      <style:paragraph-properties fo:margin-left="0.27cm" fo:margin-right="0.002cm" fo:text-indent="0cm" style:auto-text-indent="false"/>
      <style:text-properties fo:color="#000000" style:font-name="Times New Roman" fo:font-size="12pt" style:font-name-asian="Courier New" style:font-size-asian="12pt" style:font-name-complex="Courier New" style:font-size-complex="12pt"/>
    </style:style>
    <style:style style:name="P35"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36"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37"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38"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9"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40" style:family="paragraph" style:parent-style-name="Text_20_body">
      <style:paragraph-properties fo:margin-left="0.277cm" fo:margin-right="0.005cm" fo:text-indent="0cm" style:auto-text-indent="false"/>
    </style:style>
    <style:style style:name="P41" style:family="paragraph" style:parent-style-name="Text_20_body">
      <style:paragraph-properties fo:margin-left="0.277cm" fo:margin-right="0.005cm" fo:text-indent="0cm" style:auto-text-indent="false"/>
      <style:text-properties fo:color="#000000"/>
    </style:style>
    <style:style style:name="P42" style:family="paragraph" style:parent-style-name="Text_20_body">
      <style:paragraph-properties fo:margin-left="0.277cm" fo:margin-right="0.005cm" fo:text-indent="0cm" style:auto-text-indent="false"/>
      <style:text-properties fo:color="#000000" fo:font-weight="normal" style:font-weight-asian="normal" style:font-weight-complex="normal"/>
    </style:style>
    <style:style style:name="P43" style:family="paragraph" style:parent-style-name="Text_20_body">
      <style:paragraph-properties fo:margin-left="0.295cm" fo:margin-right="-0.007cm" fo:text-indent="0cm" style:auto-text-indent="false"/>
    </style:style>
    <style:style style:name="P44"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45"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46" style:family="paragraph" style:parent-style-name="Text_20_body">
      <style:paragraph-properties fo:margin-left="0.28cm" fo:margin-right="0.011cm" fo:text-indent="0cm" style:auto-text-indent="false"/>
    </style:style>
    <style:style style:name="P47"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48"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9"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50" style:family="paragraph" style:parent-style-name="Text_20_body">
      <style:paragraph-properties fo:margin-left="0.265cm" fo:margin-right="-0.007cm" fo:text-indent="0cm" style:auto-text-indent="false"/>
    </style:style>
    <style:style style:name="P51" style:family="paragraph" style:parent-style-name="Text_20_body">
      <style:paragraph-properties fo:margin-left="0.265cm" fo:margin-right="-0.007cm" fo:text-indent="0cm" style:auto-text-indent="false"/>
      <style:text-properties fo:color="#000000"/>
    </style:style>
    <style:style style:name="P52"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2">
      <style:text-properties style:font-name="Times New Roman" fo:font-size="12pt" style:font-size-asian="12pt" style:font-size-complex="12pt"/>
    </style:style>
    <style:style style:name="P60"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61"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62"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63"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64"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65"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66" style:family="paragraph" style:parent-style-name="Text_20_body">
      <style:paragraph-properties fo:margin-left="0.295cm" fo:margin-right="-0.007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67"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68"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69" style:family="paragraph" style:parent-style-name="Heading_20_3">
      <style:text-properties fo:color="#000000"/>
    </style:style>
    <style:style style:name="P70" style:family="paragraph" style:parent-style-name="Heading_20_3">
      <style:paragraph-properties fo:margin-left="1.905cm" fo:margin-right="0cm" fo:text-indent="-1.27cm" style:auto-text-indent="false">
        <style:tab-stops/>
      </style:paragraph-properties>
      <style:text-properties fo:color="#000000"/>
    </style:style>
    <style:style style:name="P71" style:family="paragraph" style:parent-style-name="Heading_20_1">
      <style:text-properties fo:color="#000000"/>
    </style:style>
    <style:style style:name="P72" style:family="paragraph" style:parent-style-name="Heading_20_1">
      <style:paragraph-properties>
        <style:tab-stops>
          <style:tab-stop style:position="0.27cm"/>
        </style:tab-stops>
      </style:paragraph-properties>
    </style:style>
    <style:style style:name="P73" style:family="paragraph" style:parent-style-name="Heading_20_1" style:master-page-name="Handbuchseite">
      <style:paragraph-properties style:page-number="1"/>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5" style:family="text">
      <style:text-properties fo:color="#000000" style:font-name="Times New Roman" fo:font-size="12pt" fo:font-weight="normal" fo:background-color="transparent"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color="#0000ff" style:text-underline-style="none" fo:font-weight="normal" style:font-weight-asian="normal" style:font-weight-complex="normal"/>
    </style:style>
    <style:style style:name="T16" style:family="text">
      <style:text-properties fo:language="en" fo:country="GB"/>
    </style:style>
    <style:style style:name="T17" style:family="text">
      <style:text-properties fo:language="en" fo:country="AU"/>
    </style:style>
    <style:style style:name="T18" style:family="text">
      <style:text-properties fo:font-size="12pt" style:font-size-asian="12pt" style:font-size-complex="12pt"/>
    </style:style>
    <style:style style:name="fr1" style:family="graphic" style:parent-style-name="Frame">
      <style:graphic-properties style:vertical-pos="from-top" style:vertical-rel="paragraph" style:horizontal-pos="center" style:horizontal-rel="paragraph" fo:background-color="#b84700" style:background-transparency="0%" style:shadow="none"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10"/>
      <text:p text:style-name="P10">TwinCAT ADS Made <text:span text:style-name="T16">Easy</text:span></text:p>
      <text:p text:style-name="P2"><draw:frame draw:style-name="fr1" draw:name="Rahmen1" text:anchor-type="paragraph" svg:y="2.145cm" svg:width="14.875cm" draw:z-index="0"><draw:text-box fo:min-height="4.849cm"><text:p text:style-name="P5"/><text:p text:style-name="P6">TAME 3.1</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16">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6"/>
      <text:p text:style-name="P16"/>
      <text:p text:style-name="P16"/>
      <text:p text:style-name="P16"/>
      <text:p text:style-name="P16"/>
      <text:p text:style-name="P16"/>
      <text:p text:style-name="P16"/>
      <text:p text:style-name="P16"/>
      <text:p text:style-name="P17">TAME 3.1: API <text:span text:style-name="T16">Reference</text:span></text:p>
      <text:p text:style-name="P11"/>
      <text:p text:style-name="P12">Copyright © Thomas Schmidt <text:s/>&lt;t.schmidt.p1 <text:span text:style-name="T17">at</text:span> freenet.de&gt;, 2012</text:p>
      <text:p text:style-name="P12">Last <text:span text:style-name="T16">changed</text:span>: 16.11.2012</text:p>
      <text:p text:style-name="P12"/>
      <text:p text:style-name="P12"><text:span text:style-name="T17">This</text:span><text:span text:style-name="T17"> </text:span><text:span text:style-name="T16">manual</text:span> <text:span text:style-name="T17">is</text:span> <text:span text:style-name="T17">provided</text:span> „<text:span text:style-name="T17">as</text:span> it is“, without warranty of any kind, either expressed or implied, including but not limited to the implied warranties of merchantability and fitness for a particular purpose.</text:p>
      <text:p text:style-name="P12"/>
      <text:p text:style-name="P15"><text:span text:style-name="T10">Beckhoff</text:span><text:span text:style-name="T9">® and TwinCAT® are registered trademarks of</text:span><text:span text:style-name="T10"> <text:s/>Beckhoff Aut</text:span><text:span text:style-name="T9">omation GmbH.</text:span></text:p>
      <text:p text:style-name="P31"/>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53">1. <text:s/>Introduction<text:tab/>1</text:p>
          <text:p text:style-name="P53">2. <text:s/>Instancing the Web Service Client<text:tab/>2</text:p>
          <text:p text:style-name="P55"><text:s text:c="3"/>Parameters (Type, Required, Default)<text:tab/>3</text:p>
          <text:p text:style-name="P55"><text:s text:c="3"/>Instance Properties (Type, Default)<text:tab/>4</text:p>
          <text:p text:style-name="P55"><text:s text:c="3"/>Methods for Reading/Writing the Symbol Table<text:tab/>4</text:p>
          <text:p text:style-name="P53">3. <text:s/>ReadReq and WriteReq<text:tab/>5</text:p>
          <text:p text:style-name="P54"><text:s text:c="2"/>3.1 Read Request<text:tab/>5</text:p>
          <text:p text:style-name="P55"><text:s text:c="3"/>Supported Data Types<text:tab/>7</text:p>
          <text:p text:style-name="P55"><text:s text:c="3"/>Parameters (Type, Required, Default)<text:tab/>8</text:p>
          <text:p text:style-name="P55"><text:s text:c="3"/>Item Parameters (Type, Required, Default)<text:tab/>9</text:p>
          <text:p text:style-name="P54"><text:s text:c="2"/>3.2 Write Request<text:tab/>10</text:p>
          <text:p text:style-name="P55"><text:s text:c="3"/>Supported Data Types<text:tab/>11</text:p>
          <text:p text:style-name="P55"><text:s text:c="3"/>Parameters (Type, Required, Default)<text:tab/>12</text:p>
          <text:p text:style-name="P55"><text:s text:c="3"/>Item Parameters (Type, Required, Default)<text:tab/>13</text:p>
          <text:p text:style-name="P53">4. <text:s/>SumReadRequest<text:tab/>14</text:p>
          <text:p text:style-name="P55"><text:s text:c="3"/>Supported Data Types<text:tab/>15</text:p>
          <text:p text:style-name="P55"><text:s text:c="3"/>Parameters (Type, Required, Default)<text:tab/>16</text:p>
          <text:p text:style-name="P55"><text:s text:c="3"/>Item Parameters (Type, Required, Default)<text:tab/>17</text:p>
          <text:p text:style-name="P55"><text:s text:c="3"/>Type Dependent Parameters (Type, Required, Default)<text:tab/>18</text:p>
          <text:p text:style-name="P53">5. <text:s/>Type Dependent Requests<text:tab/>19</text:p>
          <text:p text:style-name="P54"><text:s text:c="2"/>5.1 Read Requests<text:tab/>19</text:p>
          <text:p text:style-name="P55"><text:s text:c="3"/>Supported Data Types<text:tab/>21</text:p>
          <text:p text:style-name="P55"><text:s text:c="3"/>Common Parameters (Type, Required, Default)<text:tab/>22</text:p>
          <text:p text:style-name="P55"><text:s text:c="3"/>Type Dependent Parameters (Type, Required, Default)<text:tab/>23</text:p>
          <text:p text:style-name="P54"><text:s text:c="2"/>5.2 Write Requests<text:tab/>24</text:p>
          <text:p text:style-name="P55"><text:s text:c="3"/>Supported Data Types<text:tab/>25</text:p>
          <text:p text:style-name="P55"><text:s text:c="3"/>Common Parameters (Type, Required, Default)<text:tab/>26</text:p>
          <text:p text:style-name="P55"><text:s text:c="3"/>Type Dependent Parameters (Type, Required, Default)<text:tab/>27</text:p>
          <text:p text:style-name="P53">6. <text:s/>Arrays<text:tab/>28</text:p>
          <text:p text:style-name="P54"><text:s text:c="2"/>6.1 Read Requests<text:tab/>28</text:p>
          <text:p text:style-name="P55"><text:s text:c="3"/>Supported Data Types<text:tab/>29</text:p>
          <text:p text:style-name="P55"><text:s text:c="3"/>Common Parameters (Type, Required, Default)<text:tab/>31</text:p>
          <text:p text:style-name="P55"><text:soft-page-break/><text:s text:c="3"/>Type Dependent Parameters (Type, Required, Default)<text:tab/>32</text:p>
          <text:p text:style-name="P54"><text:s text:c="2"/>6.2 Write Requests<text:tab/>33</text:p>
          <text:p text:style-name="P55"><text:s text:c="3"/>Supported Data Types<text:tab/>34</text:p>
          <text:p text:style-name="P55"><text:s text:c="3"/>Common Parameters (Type, Required, Default)<text:tab/>35</text:p>
          <text:p text:style-name="P55"><text:s text:c="3"/>Type Dependent Parameters (Type, Required, Default)<text:tab/>36</text:p>
          <text:p text:style-name="P53">7. <text:s/>Structures<text:tab/>37</text:p>
          <text:p text:style-name="P54"><text:s text:c="2"/>7.1 Read Request<text:tab/>38</text:p>
          <text:p text:style-name="P55"><text:s text:c="3"/>Supported Data Types<text:tab/>41</text:p>
          <text:p text:style-name="P55"><text:s text:c="3"/>Parameters (Type, Required, Default)<text:tab/>42</text:p>
          <text:p text:style-name="P54"><text:s text:c="2"/>7.2 Write Request<text:tab/>44</text:p>
          <text:p text:style-name="P55"><text:s text:c="3"/>Supported Data Types<text:tab/>45</text:p>
          <text:p text:style-name="P55"><text:s text:c="3"/>Parameters (Type, Required, Default)<text:tab/>46</text:p>
          <text:p text:style-name="P53">8. <text:s/>Arrays Of Structures<text:tab/>47</text:p>
          <text:p text:style-name="P54"><text:s text:c="2"/>8.1 Read Request<text:tab/>47</text:p>
          <text:p text:style-name="P55"><text:s text:c="3"/>Supported Data Types<text:tab/>48</text:p>
          <text:p text:style-name="P55"><text:s text:c="3"/>Parameters (Type, Required, Default)<text:tab/>49</text:p>
          <text:p text:style-name="P54"><text:s text:c="2"/>8.2 Write Request<text:tab/>51</text:p>
          <text:p text:style-name="P55"><text:s text:c="3"/>Supported Data Types<text:tab/>52</text:p>
          <text:p text:style-name="P55"><text:s text:c="3"/>Parameters (Type, Required, Default)<text:tab/>53</text:p>
          <text:p text:style-name="P53">9. <text:s/>Type Dependent Parameters<text:tab/>55</text:p>
          <text:p text:style-name="P54"><text:s text:c="2"/>9.1 REAL and LREAL<text:tab/>55</text:p>
          <text:p text:style-name="P54"><text:s text:c="2"/>9.2 STRING<text:tab/>56</text:p>
          <text:p text:style-name="P54"><text:s text:c="2"/>9.3 TIME<text:tab/>58</text:p>
          <text:p text:style-name="P55"><text:s text:c="3"/>Formatting Instructions<text:tab/>60</text:p>
          <text:p text:style-name="P54"><text:s text:c="2"/>9.4 TOD, DT and DATE<text:tab/>61</text:p>
          <text:p text:style-name="P55"><text:s text:c="3"/>Formatting Instructions<text:tab/>63</text:p>
          <text:p text:style-name="P53">10. <text:s/>Debugging<text:tab/>64</text:p>
          <text:p text:style-name="P53">11. <text:s/>Tips &amp; Tricks<text:tab/>65</text:p>
        </text:index-body>
      </text:table-of-content>
      <text:p text:style-name="P14"/>
      <text:h text:style-name="Heading_20_1" text:outline-level="1" text:is-list-header="true"/>
      <text:p text:style-name="Text_20_body"/>
      <text:p text:style-name="Text_20_body"/>
      <text:p text:style-name="Text_20_body"/>
      <text:p text:style-name="Text_20_body"/>
      <text:h text:style-name="P73" text:outline-level="1">Introduction</text:h>
      <text:p text:style-name="Text_20_body"/>
      <text:p text:style-name="Text_20_body"><text:span text:style-name="T6">TAME is JavaScript library </text:span>created for an easy and comfortable access to the TwinCAT ADS WebService. <text:span text:style-name="T6">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Variables can now be accessed by name, but without using handles. Therefore you have reload the browser window if the PLC program has changed.</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8">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ARM-based devices (i.e. CX90xx), which have a 4-byte data alignment. If the parameter „dataAlign4“ is set to „true“ you don't need to worry about the alignment of data structures.</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text:span text:style-name="T15">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stancing the Web Service Client</text:h>
      <text:p text:style-name="Text_20_body"/>
      <text:p text:style-name="P18">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8"><draw:frame draw:style-name="fr2" draw:name="Rahmen3" text:anchor-type="paragraph" svg:x="0.025cm" svg:y="0.467cm" svg:width="16.992cm" draw:z-index="2"><draw:text-box fo:min-height="4.311cm"><text:p text:style-name="Frame_20_contents"/><text:p text:style-name="P24"><text:tab/>var PLC = TAME.WebServiceClient.createClient({</text:p><text:p text:style-name="P24"><text:s text:c="8"/><text:tab/><text:tab/>serviceURL: "http://192.168.1.2/TcAdsWebService/TcAdsWebService.dll",</text:p><text:p text:style-name="P24"><text:s text:c="8"/><text:tab/><text:tab/>amsNetId: "192.168.1.2.1.1"</text:p><text:p text:style-name="P24"><text:s/><text:tab/>});</text:p><text:p text:style-name="P24"/></draw:text-box></draw:frame></text:p>
      <text:p text:style-name="P18"/>
      <text:p text:style-name="P18">Here is an example using more parameters:</text:p>
      <text:p text:style-name="P18"><draw:frame draw:style-name="fr3" draw:name="Rahmen2" text:anchor-type="paragraph" svg:width="16.828cm" draw:z-index="1"><draw:text-box fo:min-height="6.378cm"><text:p text:style-name="P24"/><text:p text:style-name="P24"><text:tab/>var PLC = TAME.WebServiceClient.createClient({</text:p><text:p text:style-name="P24"><text:s text:c="8"/><text:tab/><text:tab/>serviceURL: "http://192.168.1.2/TcAdsWebService/TcAdsWebService.dll",</text:p><text:p text:style-name="P24"><text:s text:c="8"/><text:tab/><text:tab/>amsNetId: "192.168.1.2.1.1",</text:p><text:p text:style-name="P24"><text:s text:c="7"/><text:tab/><text:tab/>amsPort: "802",</text:p><text:p text:style-name="P24"><text:s text:c="8"/><text:tab/><text:tab/>dataAlign4: true,</text:p><text:p text:style-name="P24"><text:tab/><text:tab/>language: en</text:p><text:p text:style-name="P24"><text:s/><text:tab/>});</text:p><text:p text:style-name="P24"/></draw:text-box></draw:frame></text:p>
      <text:p text:style-name="P18">Most likely you will use a global variable for this, as you access the client from various functions.</text:p>
      <text:p text:style-name="P18">After instancing the WebServiceClient you have an object („PLC“ in the above examples) wich provides the methods for sending read and write requests to the ADS WebService. They<text:span text:style-name="T9"> are described in the following chapters.</text:span></text:p>
      <text:p text:style-name="P19"/>
      <text:p text:style-name="P19"/>
      <text:h text:style-name="Heading_20_3" text:outline-level="3"><text:soft-page-break/>Parameters<text:span text:style-name="T8"> (Type, Required, Default)</text:span></text:h>
      <table:table table:name="Tabelle1" table:style-name="Tabelle1">
        <table:table-column table:style-name="Tabelle1.A"/>
        <table:table-row>
          <table:table-cell table:style-name="Tabelle1.A1" office:value-type="string">
            <text:p text:style-name="Text_20_body"><text:span text:style-name="T2">serviceUrl </text:span><text:span text:style-name="T3">(string, required, undefined)</text:span></text:p>
            <text:p text:style-name="P40">The URL of the TcAdsWebservice.dll.</text:p>
          </table:table-cell>
        </table:table-row>
        <table:table-row>
          <table:table-cell table:style-name="Tabelle1.A2" office:value-type="string">
            <text:p text:style-name="Text_20_body"><text:span text:style-name="T8">amsNetId </text:span><text:span text:style-name="T12">(s</text:span>tring, required, undefined)</text:p>
            <text:p text:style-name="P40">The ADS-AMSNetID of the PLC.</text:p>
          </table:table-cell>
        </table:table-row>
        <table:table-row>
          <table:table-cell table:style-name="Tabelle1.A2" office:value-type="string">
            <text:p text:style-name="Text_20_body"><text:span text:style-name="T8">amsPort </text:span><text:span text:style-name="T12">(s</text:span>tring, optional, <text:s/><text:span text:style-name="T8">801</text:span>|802|803|804 )</text:p>
            <text:p text:style-name="P40">The ADS-Port number of the Runtime-System.</text:p>
          </table:table-cell>
        </table:table-row>
        <table:table-row>
          <table:table-cell table:style-name="Tabelle1.A2" office:value-type="string">
            <text:p text:style-name="Text_20_body"><text:span text:style-name="T8">dataAlign4 </text:span><text:span text:style-name="T12">(boolean, optional, undefined)</text:span></text:p>
            <text:p text:style-name="P40">In ARM-based devices (i.e.CX90xx) the data in the memory is organised using a 4-byte data alignment. If structures are read/written from/to the PLC's memory, the data have to be aligned the same way. If they're not aligned you must either insert padding bytes manually or let the library do this for you by setting this parameter to „true“. <text:s text:c="2"/>Set this parameter only to „true“ if you exchange data with an ARM-based device.</text:p>
          </table:table-cell>
        </table:table-row>
        <table:table-row>
          <table:table-cell table:style-name="Tabelle1.A2" office:value-type="string">
            <text:p text:style-name="Text_20_body"><text:span text:style-name="T8">language</text:span><text:span text:style-name="T12"> (stri</text:span>ng, optional, <text:span text:style-name="T8">ge</text:span>|en)</text:p>
            <text:p text:style-name="P40">Set the language for names of days and months. This option is used for the formatted output of dates.</text:p>
          </table:table-cell>
        </table:table-row>
        <table:table-row>
          <table:table-cell table:style-name="Tabelle1.A2" office:value-type="string">
            <text:p text:style-name="Text_20_body"><text:span text:style-name="T8">dontFetchSymbols</text:span><text:span text:style-name="T12"> (boolean</text:span>, optional, undefined<text:span text:style-name="T12">)</text:span></text:p>
            <text:p text:style-name="P40">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Text_20_body"><text:span text:style-name="T8">syncXmlHttp</text:span><text:span text:style-name="T12"> (boolean</text:span><text:span text:style-name="T8">,</text:span><text:span text:style-name="T12"> optional, undefined)</text:span></text:p>
            <text:p text:style-name="P40">Synchronous XMLHttpRequests are used by default if this option is set to „true“. This means that a script waits until a request is finished. The option can be overridden by the „sync“ parameter of a request.</text:p>
          </table:table-cell>
        </table:table-row>
      </table:table>
      <text:p text:style-name="P19"/>
      <text:p text:style-name="P19"/>
      <text:p text:style-name="P19"/>
      <text:p text:style-name="P19"/>
      <text:p text:style-name="P19"/>
      <text:p text:style-name="P19"/>
      <text:p text:style-name="P19"/>
      <text:h text:style-name="P69"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dateNames </text:span><text:span text:style-name="T3">(object)</text:span></text:p>
            <text:p text:style-name="P34">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8">maxStringLen </text:span><text:span text:style-name="T12">(number, 255)</text:span></text:p>
            <text:p text:style-name="P37">The maximum length of strings.</text:p>
          </table:table-cell>
        </table:table-row>
        <table:table-row>
          <table:table-cell table:style-name="Tabelle25.A2" office:value-type="string">
            <text:p text:style-name="Text_20_body"><text:span text:style-name="T8">maxDropReq </text:span><text:span text:style-name="T12">(number, 10)</text:span></text:p>
            <text:p text:style-name="P38">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8">useCheckBounds </text:span><text:span text:style-name="T12">(boolean, true)</text:span></text:p>
            <text:p text:style-name="P38">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9"/>
      <text:p text:style-name="P19"/>
      <text:h text:style-name="P69" text:outline-level="3">Methods for Handling the Symbol Table (Type, Arguments, Return)</text:h>
      <table:table table:name="Tabelle30" table:style-name="Tabelle30">
        <table:table-column table:style-name="Tabelle30.A"/>
        <table:table-row>
          <table:table-cell table:style-name="Tabelle30.A1" office:value-type="string">
            <text:p text:style-name="P20">logSymbols <text:span text:style-name="T12">(function, undefined, undefined)</text:span></text:p>
            <text:p text:style-name="P35">With this method you can output the internal symbol table to the JavaScript console of your browser.</text:p>
          </table:table-cell>
        </table:table-row>
        <table:table-row>
          <table:table-cell table:style-name="Tabelle30.A1" office:value-type="string">
            <text:p text:style-name="P20">getSymbolsAsJSON <text:span text:style-name="T12">(function, undefined, string)</text:span></text:p>
            <text:p text:style-name="P35">This is a method to store the internal symbol table in a JSON string. </text:p>
            <text:p text:style-name="P35">Example: var jstr = PLC.getSymbolsAsJSON();</text:p>
          </table:table-cell>
        </table:table-row>
        <table:table-row>
          <table:table-cell table:style-name="Tabelle30.A1" office:value-type="string">
            <text:p text:style-name="P20">setSymbolsFromJSON <text:span text:style-name="T12">(function, string, undefined)</text:span></text:p>
            <text:p text:style-name="P35">This is a method to build the internal symbol table from a JSON string.</text:p>
            <text:p text:style-name="P35">Example: PLC.setSymbolsFromJSON(jstr);</text:p>
          </table:table-cell>
        </table:table-row>
      </table:table>
      <text:p text:style-name="P19"/>
      <text:p text:style-name="P19"/>
      <text:h text:style-name="P71" text:outline-level="1"><text:soft-page-break/>ReadReq and WriteReq</text:h>
      <text:p text:style-name="P18"/>
      <text:p text:style-name="P18">There are 2 basic methods of the WebServiceClient: The Read Request (readReq) for fetching data from the PLC and the Write Request (writeReq) for sending data to the PLC. Both functions have one paramter only: an object called Request Descriptor. They were the first methods implemented, all the other request functions are just a kind of shortcuts and call them passing an internally created request descriptor. But there is an disadvantage: If you want to read or write multiple PLC variables they have to be set to fixed addresses. Therefore <text:span text:style-name="T12">I recommend to </text:span><text:span text:style-name="T8">use the new SumReadRequest for reading multiple variables (chapter 4) </text:span><text:span text:style-name="T12">although it uses significantly more resources.</text:span> Unfortunately I have no SumWriteRequest implemented yet and this type is only supported by TwinCat 2.11 and higher. So there is currently no other way then using the WriteRequest with fixed addresses for writing multiple variables at once.</text:p>
      <text:h text:style-name="Heading_20_2" text:outline-level="2">3.1 Read Request</text:h>
      <text:p text:style-name="P18">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8"><draw:frame draw:style-name="fr2" draw:name="Rahmen4" text:anchor-type="paragraph" svg:x="0.023cm" svg:y="0.305cm" svg:width="16.956cm" draw:z-index="44"><draw:text-box fo:min-height="12.056cm"><text:p text:style-name="P24"/><text:p text:style-name="P24"><text:tab/>PLC.readReq({</text:p><text:p text:style-name="P24"><text:s text:c="12"/><text:tab/>addr: "%MB53",</text:p><text:p text:style-name="P24"><text:tab/><text:tab/>seq: true,</text:p><text:p text:style-name="P24"><text:s text:c="12"/><text:tab/><text:tab/>items: [{</text:p><text:p text:style-name="P24"><text:s text:c="20"/><text:tab/><text:tab/><text:tab/>type: "INT",</text:p><text:p text:style-name="P24"><text:tab/><text:tab/><text:tab/><text:tab/>jvar: "myVar1",</text:p><text:p text:style-name="P24"><text:s text:c="16"/><text:tab/><text:tab/>},{</text:p><text:p text:style-name="P24"><text:s text:c="20"/><text:tab/><text:tab/><text:tab/>type: "BOOL",</text:p><text:p text:style-name="P24"><text:tab/><text:tab/><text:tab/><text:tab/>jvar: "myVar2"</text:p><text:p text:style-name="P24"><text:s text:c="16"/><text:tab/><text:tab/>},{</text:p><text:p text:style-name="P24"><text:s text:c="20"/><text:tab/><text:tab/><text:tab/>type: "BOOL",</text:p><text:p text:style-name="P24"><text:tab/><text:tab/><text:tab/><text:tab/>jvar: "myVar3"</text:p><text:p text:style-name="P24"><text:s text:c="16"/><text:tab/><text:tab/>}]</text:p><text:p text:style-name="P24"><text:tab/><text:tab/>}</text:p><text:p text:style-name="P24"><text:tab/>);</text:p></draw:text-box></draw:frame></text:p>
      <text:p text:style-name="P18"/>
      <text:p text:style-name="P18"><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8"/>
      <text:p text:style-name="P18"><draw:frame draw:style-name="fr2" draw:name="Rahmen5" text:anchor-type="paragraph" svg:x="0.023cm" svg:y="-0.037cm" svg:width="16.956cm" draw:z-index="3"><draw:text-box fo:min-height="13.866cm"><text:p text:style-name="P24"/><text:p text:style-name="P24"><text:tab/>PLC.readReq({</text:p><text:p text:style-name="P24"><text:s text:c="12"/><text:tab/>addr: "%MB53",</text:p><text:p text:style-name="P24"><text:s text:c="12"/><text:tab/><text:tab/>items: [{</text:p><text:p text:style-name="P24"><text:s text:c="20"/><text:tab/><text:tab/><text:tab/>addr: 53,</text:p><text:p text:style-name="P24"><text:s text:c="20"/><text:tab/><text:tab/><text:tab/>type: "INT",</text:p><text:p text:style-name="P24"><text:tab/><text:tab/><text:tab/><text:tab/>jvar: "myVar1"</text:p><text:p text:style-name="P24"><text:s text:c="16"/><text:tab/><text:tab/>},{</text:p><text:p text:style-name="P24"><text:s text:c="20"/><text:tab/><text:tab/><text:tab/>addr: 59,</text:p><text:p text:style-name="P24"><text:s text:c="20"/><text:tab/><text:tab/><text:tab/>type: "BOOL",</text:p><text:p text:style-name="P24"><text:tab/><text:tab/><text:tab/><text:tab/>jvar: "myVar2"</text:p><text:p text:style-name="P24"><text:s text:c="16"/><text:tab/><text:tab/>},{</text:p><text:p text:style-name="P24"><text:s text:c="20"/><text:tab/><text:tab/><text:tab/>addr: 60,</text:p><text:p text:style-name="P24"><text:s text:c="20"/><text:tab/><text:tab/><text:tab/>type: "BOOL",</text:p><text:p text:style-name="P24"><text:tab/><text:tab/><text:tab/><text:tab/>jvar: "myVar3"</text:p><text:p text:style-name="P24"><text:s text:c="16"/><text:tab/><text:tab/>}]</text:p><text:p text:style-name="P24"><text:tab/><text:tab/>}</text:p><text:p text:style-name="P24"><text:tab/>);</text:p></draw:text-box></draw:frame>As you can see, the boolean variables are set to „%MB“ addresses. You can't access multiple boolean variables with „%MX“ adresses. I recommend to use the new SumReadRequest for this.</text:p>
      <text:p text:style-name="P18"/>
      <text:p text:style-name="P18"/>
      <text:p text:style-name="P18"/>
      <text:p text:style-name="P18"/>
      <text:p text:style-name="P18"/>
      <text:p text:style-name="P18"/>
      <text:p text:style-name="P18"/>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25">Data Type</text:p>
          </table:table-cell>
          <table:table-cell table:style-name="Tabelle31.B1" office:value-type="string">
            <text:p text:style-name="P25">Note</text:p>
          </table:table-cell>
        </table:table-row>
        <table:table-row>
          <table:table-cell table:style-name="Tabelle31.A2" office:value-type="string">
            <text:p text:style-name="P27">BOOL</text:p>
          </table:table-cell>
          <table:table-cell table:style-name="Tabelle31.B2" office:value-type="string">
            <text:p text:style-name="P27"/>
          </table:table-cell>
        </table:table-row>
        <table:table-row>
          <table:table-cell table:style-name="Tabelle31.A2" office:value-type="string">
            <text:p text:style-name="P27">BYTE</text:p>
          </table:table-cell>
          <table:table-cell table:style-name="Tabelle31.B2" office:value-type="string">
            <text:p text:style-name="P27"/>
          </table:table-cell>
        </table:table-row>
        <table:table-row>
          <table:table-cell table:style-name="Tabelle31.A2" office:value-type="string">
            <text:p text:style-name="P27">WORD</text:p>
          </table:table-cell>
          <table:table-cell table:style-name="Tabelle31.B2" office:value-type="string">
            <text:p text:style-name="P27"/>
          </table:table-cell>
        </table:table-row>
        <table:table-row>
          <table:table-cell table:style-name="Tabelle31.A2" office:value-type="string">
            <text:p text:style-name="P27">DWORD</text:p>
          </table:table-cell>
          <table:table-cell table:style-name="Tabelle31.B2" office:value-type="string">
            <text:p text:style-name="P27"/>
          </table:table-cell>
        </table:table-row>
        <table:table-row>
          <table:table-cell table:style-name="Tabelle31.A2" office:value-type="string">
            <text:p text:style-name="P27">USINT</text:p>
          </table:table-cell>
          <table:table-cell table:style-name="Tabelle31.B2" office:value-type="string">
            <text:p text:style-name="P27"/>
          </table:table-cell>
        </table:table-row>
        <table:table-row>
          <table:table-cell table:style-name="Tabelle31.A2" office:value-type="string">
            <text:p text:style-name="P27">SINT</text:p>
          </table:table-cell>
          <table:table-cell table:style-name="Tabelle31.B2" office:value-type="string">
            <text:p text:style-name="P27"/>
          </table:table-cell>
        </table:table-row>
        <table:table-row>
          <table:table-cell table:style-name="Tabelle31.A2" office:value-type="string">
            <text:p text:style-name="P27">UINT</text:p>
          </table:table-cell>
          <table:table-cell table:style-name="Tabelle31.B2" office:value-type="string">
            <text:p text:style-name="P27"/>
          </table:table-cell>
        </table:table-row>
        <table:table-row>
          <table:table-cell table:style-name="Tabelle31.A2" office:value-type="string">
            <text:p text:style-name="P27">INT</text:p>
          </table:table-cell>
          <table:table-cell table:style-name="Tabelle31.B2" office:value-type="string">
            <text:p text:style-name="P27"/>
          </table:table-cell>
        </table:table-row>
        <table:table-row>
          <table:table-cell table:style-name="Tabelle31.A2" office:value-type="string">
            <text:p text:style-name="P27">INT1DP</text:p>
          </table:table-cell>
          <table:table-cell table:style-name="Tabelle31.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1.A2" office:value-type="string">
            <text:p text:style-name="P27">UDINT</text:p>
          </table:table-cell>
          <table:table-cell table:style-name="Tabelle31.B2" office:value-type="string">
            <text:p text:style-name="P27"/>
          </table:table-cell>
        </table:table-row>
        <table:table-row>
          <table:table-cell table:style-name="Tabelle31.A2" office:value-type="string">
            <text:p text:style-name="P27">DINT</text:p>
          </table:table-cell>
          <table:table-cell table:style-name="Tabelle31.B2" office:value-type="string">
            <text:p text:style-name="P27"/>
          </table:table-cell>
        </table:table-row>
        <table:table-row>
          <table:table-cell table:style-name="Tabelle31.A2" office:value-type="string">
            <text:p text:style-name="P27">TIME</text:p>
          </table:table-cell>
          <table:table-cell table:style-name="Tabelle31.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27">TOD</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DT</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DATE</text:p>
          </table:table-cell>
          <table:table-cell table:style-name="Tabelle31.B2" office:value-type="string">
            <text:p text:style-name="P27">With a formatting information added time value is converted to a formatted string, otherwise the output is a date object.</text:p>
          </table:table-cell>
        </table:table-row>
        <table:table-row>
          <table:table-cell table:style-name="Tabelle31.A2" office:value-type="string">
            <text:p text:style-name="P27">REAL</text:p>
          </table:table-cell>
          <table:table-cell table:style-name="Tabelle31.B2" office:value-type="string">
            <text:p text:style-name="P29">A value can be added to set the number of the decimal places. See chapter 9.</text:p>
          </table:table-cell>
        </table:table-row>
        <table:table-row>
          <table:table-cell table:style-name="Tabelle31.A2" office:value-type="string">
            <text:p text:style-name="P27">LREAL</text:p>
          </table:table-cell>
          <table:table-cell table:style-name="Tabelle31.B2" office:value-type="string">
            <text:p text:style-name="P29">A value can be added to set the number of the decimal places. See chapter 9.</text:p>
          </table:table-cell>
        </table:table-row>
        <table:table-row>
          <table:table-cell table:style-name="Tabelle31.A2" office:value-type="string">
            <text:p text:style-name="P27">STRING</text:p>
          </table:table-cell>
          <table:table-cell table:style-name="Tabelle31.B2" office:value-type="string">
            <text:p text:style-name="P27"/>
          </table:table-cell>
        </table:table-row>
      </table:table>
      <text:p text:style-name="P18"/>
      <text:h text:style-name="P69" text:outline-level="3"><text:soft-page-break/>Parameters<text:span text:style-name="T8"> (Type, Required, Default)</text:span></text:h>
      <table:table table:name="Tabelle2" table:style-name="Tabelle2">
        <table:table-column table:style-name="Tabelle2.A"/>
        <table:table-row>
          <table:table-cell table:style-name="Tabelle2.A1" office:value-type="string">
            <text:p text:style-name="P20"><text:span text:style-name="T1">addr </text:span><text:span text:style-name="T3">(string, </text:span><text:span text:style-name="T7">required</text:span><text:span text:style-name="T3">, undefined)</text:span></text:p>
            <text:p text:style-name="P33">The start address of the data to be read.</text:p>
          </table:table-cell>
        </table:table-row>
        <table:table-row>
          <table:table-cell table:style-name="Tabelle2.A2"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elle2.A2" office:value-type="string">
            <text:p text:style-name="Text_20_body"><text:span text:style-name="T8">id </text:span><text:span text:style-name="T12">(number, optional, undefined)</text:span></text:p>
            <text:p text:style-name="P3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elle2.A2" office:value-type="string">
            <text:p text:style-name="Text_20_body"><text:span text:style-name="T8">oc </text:span><text:span text:style-name="T12">(function, optional, undefined)</text:span></text:p>
            <text:p text:style-name="P39">A function wich will be executed after the request has finished sucessfully.</text:p>
          </table:table-cell>
        </table:table-row>
        <table:table-row>
          <table:table-cell table:style-name="Tabelle2.A2" office:value-type="string">
            <text:p text:style-name="Text_20_body"><text:span text:style-name="T8">ocd </text:span><text:span text:style-name="T12">(number, optional, undefined)</text:span></text:p>
            <text:p text:style-name="P39">A value of milliseconds for delaying the on-complete-function.</text:p>
          </table:table-cell>
        </table:table-row>
        <table:table-row>
          <table:table-cell table:style-name="Tabelle2.A2" office:value-type="string">
            <text:p text:style-name="Text_20_body"><text:span text:style-name="T8">seq </text:span><text:span text:style-name="T12">(b</text:span>oolean, optional, undefined<text:span text:style-name="T12">)</text:span></text:p>
            <text:p text:style-name="P32">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row>
          <table:table-cell table:style-name="Tabelle2.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h text:style-name="P69" text:outline-level="3"><text:soft-page-break/>Item Parameters<text:span text:style-name="T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33">The address of the PLC variable.</text:p>
          </table:table-cell>
        </table:table-row>
        <table:table-row>
          <table:table-cell table:style-name="Tabelle3.A2" office:value-type="string">
            <text:p text:style-name="Text_20_body"><text:span text:style-name="T8">type </text:span><text:span text:style-name="T12">(string, required, undefined)</text:span></text:p>
            <text:p text:style-name="P32">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8">jvar </text:span><text:span text:style-name="T12">(string, required, undefined)</text:span></text:p>
            <text:p text:style-name="P32"><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3.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row>
          <table:table-cell table:style-name="Tabelle3.A2" office:value-type="string">
            <text:p text:style-name="Text_20_body"><text:span text:style-name="T8">suffix </text:span><text:span text:style-name="T12">(string, optional, undefined)</text:span></text:p>
            <text:p text:style-name="P32">An optional string wich can be added to the data. The data value will be converted to a string <text:s/>with the suffix inserted <text:span text:style-name="T8">after</text:span> the value.</text:p>
          </table:table-cell>
        </table:table-row>
      </table:table>
      <text:p text:style-name="P19"/>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8">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8"><draw:frame draw:style-name="fr3" draw:name="Rahmen6" text:anchor-type="paragraph" svg:width="16.956cm" draw:z-index="4"><draw:text-box fo:min-height="13.511cm"><text:p text:style-name="P24"/><text:p text:style-name="P24"><text:tab/>PLC.writeReq({</text:p><text:p text:style-name="P24"><text:s text:c="12"/><text:tab/>addr: "%MB105",</text:p><text:p text:style-name="P24"><text:s text:c="12"/><text:tab/><text:tab/>items: [{</text:p><text:p text:style-name="P24"><text:s text:c="20"/><text:tab/><text:tab/><text:tab/>type: "REAL",</text:p><text:p text:style-name="P24"><text:tab/><text:tab/><text:tab/><text:tab/>val: 234.12</text:p><text:p text:style-name="P24"><text:s text:c="16"/><text:tab/><text:tab/>},{</text:p><text:p text:style-name="P24"><text:s text:c="20"/><text:tab/><text:tab/><text:tab/>type: "STRING.10",</text:p><text:p text:style-name="P24"><text:tab/><text:tab/><text:tab/><text:tab/>val: "Hello"</text:p><text:p text:style-name="P24"><text:s text:c="16"/><text:tab/><text:tab/>},{</text:p><text:p text:style-name="P24"><text:s text:c="20"/><text:tab/><text:tab/><text:tab/>type: "BOOL",</text:p><text:p text:style-name="P24"><text:tab/><text:tab/><text:tab/><text:tab/>val: myVar3</text:p><text:p text:style-name="P24"><text:s text:c="16"/><text:tab/><text:tab/>},{</text:p><text:p text:style-name="P24"><text:s text:c="20"/><text:tab/><text:tab/><text:tab/>type: "BOOL",</text:p><text:p text:style-name="P24"><text:tab/><text:tab/><text:tab/><text:tab/>val: false</text:p><text:p text:style-name="P24"><text:s text:c="16"/><text:tab/><text:tab/>}]</text:p><text:p text:style-name="P24"><text:tab/><text:tab/>}</text:p><text:p text:style-name="P24"><text:tab/>);</text:p></draw:text-box></draw:frame></text:p>
      <text:p text:style-name="P18">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25">Data Type</text:p>
          </table:table-cell>
          <table:table-cell table:style-name="Tabelle32.B1" office:value-type="string">
            <text:p text:style-name="P25">Note</text:p>
          </table:table-cell>
        </table:table-row>
        <table:table-row>
          <table:table-cell table:style-name="Tabelle32.A2" office:value-type="string">
            <text:p text:style-name="P27">BOOL</text:p>
          </table:table-cell>
          <table:table-cell table:style-name="Tabelle32.B2" office:value-type="string">
            <text:p text:style-name="P27"/>
          </table:table-cell>
        </table:table-row>
        <table:table-row>
          <table:table-cell table:style-name="Tabelle32.A2" office:value-type="string">
            <text:p text:style-name="P27">BYTE</text:p>
          </table:table-cell>
          <table:table-cell table:style-name="Tabelle32.B2" office:value-type="string">
            <text:p text:style-name="P27"/>
          </table:table-cell>
        </table:table-row>
        <table:table-row>
          <table:table-cell table:style-name="Tabelle32.A2" office:value-type="string">
            <text:p text:style-name="P27">WORD</text:p>
          </table:table-cell>
          <table:table-cell table:style-name="Tabelle32.B2" office:value-type="string">
            <text:p text:style-name="P27"/>
          </table:table-cell>
        </table:table-row>
        <table:table-row>
          <table:table-cell table:style-name="Tabelle32.A2" office:value-type="string">
            <text:p text:style-name="P27">DWORD</text:p>
          </table:table-cell>
          <table:table-cell table:style-name="Tabelle32.B2" office:value-type="string">
            <text:p text:style-name="P27"/>
          </table:table-cell>
        </table:table-row>
        <table:table-row>
          <table:table-cell table:style-name="Tabelle32.A2" office:value-type="string">
            <text:p text:style-name="P27">USINT</text:p>
          </table:table-cell>
          <table:table-cell table:style-name="Tabelle32.B2" office:value-type="string">
            <text:p text:style-name="P27"/>
          </table:table-cell>
        </table:table-row>
        <table:table-row>
          <table:table-cell table:style-name="Tabelle32.A2" office:value-type="string">
            <text:p text:style-name="P27">SINT</text:p>
          </table:table-cell>
          <table:table-cell table:style-name="Tabelle32.B2" office:value-type="string">
            <text:p text:style-name="P27"/>
          </table:table-cell>
        </table:table-row>
        <table:table-row>
          <table:table-cell table:style-name="Tabelle32.A2" office:value-type="string">
            <text:p text:style-name="P27">UINT</text:p>
          </table:table-cell>
          <table:table-cell table:style-name="Tabelle32.B2" office:value-type="string">
            <text:p text:style-name="P27"/>
          </table:table-cell>
        </table:table-row>
        <table:table-row>
          <table:table-cell table:style-name="Tabelle32.A2" office:value-type="string">
            <text:p text:style-name="P27">INT</text:p>
          </table:table-cell>
          <table:table-cell table:style-name="Tabelle32.B2" office:value-type="string">
            <text:p text:style-name="P27"/>
          </table:table-cell>
        </table:table-row>
        <table:table-row>
          <table:table-cell table:style-name="Tabelle32.A2" office:value-type="string">
            <text:p text:style-name="P27">INT1DP</text:p>
          </table:table-cell>
          <table:table-cell table:style-name="Tabelle32.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2.A2" office:value-type="string">
            <text:p text:style-name="P27">UDINT</text:p>
          </table:table-cell>
          <table:table-cell table:style-name="Tabelle32.B2" office:value-type="string">
            <text:p text:style-name="P27"/>
          </table:table-cell>
        </table:table-row>
        <table:table-row>
          <table:table-cell table:style-name="Tabelle32.A2" office:value-type="string">
            <text:p text:style-name="P27">DINT</text:p>
          </table:table-cell>
          <table:table-cell table:style-name="Tabelle32.B2" office:value-type="string">
            <text:p text:style-name="P27"/>
          </table:table-cell>
        </table:table-row>
        <table:table-row>
          <table:table-cell table:style-name="Tabelle32.A2" office:value-type="string">
            <text:p text:style-name="P27">TIME</text:p>
          </table:table-cell>
          <table:table-cell table:style-name="Tabelle32.B2" office:value-type="string">
            <text:p text:style-name="P27">Without formatting the value must be specified in milliseconds. See chapter 9 for formatting parameters.</text:p>
          </table:table-cell>
        </table:table-row>
        <table:table-row>
          <table:table-cell table:style-name="Tabelle32.A2" office:value-type="string">
            <text:p text:style-name="P27">TOD</text:p>
          </table:table-cell>
          <table:table-cell table:style-name="Tabelle32.B2" office:value-type="string">
            <text:p text:style-name="P27">The value has to be a JS date object.</text:p>
          </table:table-cell>
        </table:table-row>
        <table:table-row>
          <table:table-cell table:style-name="Tabelle32.A2" office:value-type="string">
            <text:p text:style-name="P27">DT</text:p>
          </table:table-cell>
          <table:table-cell table:style-name="Tabelle32.B2" office:value-type="string">
            <text:p text:style-name="P27">The value has to be a JS date object.</text:p>
          </table:table-cell>
        </table:table-row>
        <table:table-row>
          <table:table-cell table:style-name="Tabelle32.A2" office:value-type="string">
            <text:p text:style-name="P27">DATE</text:p>
          </table:table-cell>
          <table:table-cell table:style-name="Tabelle32.B2" office:value-type="string">
            <text:p text:style-name="P27">The value has to be a JS date object.</text:p>
          </table:table-cell>
        </table:table-row>
        <table:table-row>
          <table:table-cell table:style-name="Tabelle32.A2" office:value-type="string">
            <text:p text:style-name="P27">REAL</text:p>
          </table:table-cell>
          <table:table-cell table:style-name="Tabelle32.B2" office:value-type="string">
            <text:p text:style-name="P29"/>
          </table:table-cell>
        </table:table-row>
        <table:table-row>
          <table:table-cell table:style-name="Tabelle32.A2" office:value-type="string">
            <text:p text:style-name="P27">LREAL</text:p>
          </table:table-cell>
          <table:table-cell table:style-name="Tabelle32.B2" office:value-type="string">
            <text:p text:style-name="P29"/>
          </table:table-cell>
        </table:table-row>
        <table:table-row>
          <table:table-cell table:style-name="Tabelle32.A2" office:value-type="string">
            <text:p text:style-name="P27">STRING</text:p>
          </table:table-cell>
          <table:table-cell table:style-name="Tabelle32.B2" office:value-type="string">
            <text:p text:style-name="P27"/>
          </table:table-cell>
        </table:table-row>
      </table:table>
      <text:p text:style-name="P18"/>
      <text:p text:style-name="P18"/>
      <text:p text:style-name="P18"/>
      <text:p text:style-name="P18"/>
      <text:h text:style-name="P69" text:outline-level="3"><text:soft-page-break/>Parameters<text:span text:style-name="T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33">The start address of the data to be written.</text:p>
          </table:table-cell>
        </table:table-row>
        <table:table-row>
          <table:table-cell table:style-name="Tabelle4.A2"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elle4.A2" office:value-type="string">
            <text:p text:style-name="Text_20_body"><text:span text:style-name="T8">id </text:span><text:span text:style-name="T12">(number, optional, undefined)</text:span></text:p>
            <text:p text:style-name="P3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4.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elle4.A2" office:value-type="string">
            <text:p text:style-name="Text_20_body"><text:span text:style-name="T8">oc</text:span><text:span text:style-name="T12"> (function, optional, undefined)</text:span></text:p>
            <text:p text:style-name="P39">A function wich will be executed after the request has finished sucessfully.</text:p>
          </table:table-cell>
        </table:table-row>
        <table:table-row>
          <table:table-cell table:style-name="Tabelle4.A2" office:value-type="string">
            <text:p text:style-name="Text_20_body"><text:span text:style-name="T8">ocd </text:span><text:span text:style-name="T12">(number, optional, undefined)</text:span></text:p>
            <text:p text:style-name="P39">A value of milliseconds for delaying the on-complete-function.</text:p>
          </table:table-cell>
        </table:table-row>
        <table:table-row>
          <table:table-cell table:style-name="Tabelle4.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P19"/>
      <text:p text:style-name="P19"/>
      <text:p text:style-name="P19"/>
      <text:h text:style-name="P69" text:outline-level="3"><text:soft-page-break/>Item Parameters<text:span text:style-name="T8"> (Type, Required, Default)</text:span></text:h>
      <table:table table:name="Tabelle5" table:style-name="Tabelle5">
        <table:table-column table:style-name="Tabelle5.A"/>
        <table:table-row>
          <table:table-cell table:style-name="Tabelle5.A1" office:value-type="string">
            <text:p text:style-name="Text_20_body"><text:span text:style-name="T8">type</text:span><text:span text:style-name="T2"> </text:span><text:span text:style-name="T3">(string, required, undefined)</text:span></text:p>
            <text:p text:style-name="P32">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8">val </text:span><text:span text:style-name="T12">(boolean|number|string, required, undefined)</text:span></text:p>
            <text:p text:style-name="P32"><text:span text:style-name="T12">The value to send to the PLC. </text:span><text:span text:style-name="T3">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umReadRequest</text:h>
      <text:p text:style-name="Text_20_body"/>
      <text:p text:style-name="Text_20_body">The SumReadRequest is one of the new features of TAME 3.<text:span text:style-name="T12"> Your PLC device must have </text:span><text:span text:style-name="T3">TwinCAT V2.10 Build &gt;= 1324 running to use this type of request. Together with the access to variables by name the usage is simple: Just build a list with the names of the required variables. You don't need to specify types or string lenghts, but you can override them manually, i.e. to use INT1DP instead of INT. Time and Date variables accept the „format“-option, REAL and LREAL the „dp“-option. The names of global PLC variables start with a point, then name of local PLC variables with the name of <text:s/>the instance they are defined in. They are case insensitive, „Main.IntVar“ is equal to „MAIN.INTVAR“ (this applies to all requests). Cause the SumRequest is splitted in single ADS calls in the PLC you should not read more then 500 variables with one request. With V3.1 arrays, structures and arrays of structures are supported. </text:span><text:span text:style-name="T2">Access to variables is only possible by names, not by adresses</text:span><text:span text:style-name="T3">. </text:span></text:p>
      <text:p text:style-name="Text_20_body"><draw:frame draw:style-name="fr2" draw:name="Rahmen53" text:anchor-type="paragraph" svg:x="0.023cm" svg:y="0.452cm" svg:width="16.956cm" draw:z-index="47"><draw:text-box fo:min-height="15.813cm"><text:p text:style-name="P24"/><text:p text:style-name="P24"><text:tab/>PLC.sumReadReq({</text:p><text:p text:style-name="P24"><text:s text:c="12"/><text:tab/>items: [{</text:p><text:p text:style-name="P24"><text:s text:c="20"/><text:tab/><text:tab/>name: ".GlobalBoolVar",</text:p><text:p text:style-name="P24"><text:tab/><text:tab/><text:tab/>jvar: "myVar1"</text:p><text:p text:style-name="P24"><text:s text:c="16"/><text:tab/>},{</text:p><text:p text:style-name="P24"><text:s text:c="20"/><text:tab/><text:tab/>name: ".GlobalRealVar",</text:p><text:p text:style-name="P24"><text:tab/><text:tab/><text:tab/>dp: 2, </text:p><text:p text:style-name="P24"><text:tab/><text:tab/><text:tab/>jvar: "myVar2"</text:p><text:p text:style-name="P24"><text:s text:c="16"/><text:tab/>},{</text:p><text:p text:style-name="P24"><text:s text:c="20"/><text:tab/><text:tab/>name: "MAIN.DateVar",</text:p><text:p text:style-name="P24"><text:tab/><text:tab/><text:tab/>format: ''#DD#.#MM#.#YY#, #hh#:#mm",</text:p><text:p text:style-name="P24"><text:tab/><text:tab/><text:tab/>jvar: "myVar3"</text:p><text:p text:style-name="P24"><text:s text:c="16"/><text:tab/>},{</text:p><text:p text:style-name="P24"><text:s text:c="20"/><text:tab/><text:tab/>name: "MAIN.IntVar",</text:p><text:p text:style-name="P24"><text:tab/><text:tab/><text:tab/>type: "INT1DP",</text:p><text:p text:style-name="P24"><text:tab/><text:tab/><text:tab/>jvar: "myVar4"</text:p><text:p text:style-name="P24"><text:s text:c="16"/><text:tab/>},{</text:p><text:p text:style-name="P24"><text:s text:c="20"/><text:tab/><text:tab/>name: ".GlobalStringVar",</text:p><text:p text:style-name="P24"><text:tab/><text:tab/><text:tab/>jvar: "myVarX"</text:p><text:p text:style-name="P24"><text:s text:c="16"/><text:tab/>}</text:p><text:p text:style-name="P24"><text:tab/>});</text:p></draw:text-box></draw:frame></text:p>
      <text:h text:style-name="Heading_20_3" text:outline-level="3"><text:soft-page-break/>Supported Data Types</text:h>
      <table:table table:name="Tabelle33" table:style-name="Tabelle33">
        <table:table-column table:style-name="Tabelle33.A"/>
        <table:table-column table:style-name="Tabelle33.B"/>
        <table:table-row>
          <table:table-cell table:style-name="Tabelle33.A1" office:value-type="string">
            <text:p text:style-name="P25">Data Type</text:p>
          </table:table-cell>
          <table:table-cell table:style-name="Tabelle33.B1" office:value-type="string">
            <text:p text:style-name="P25">Note</text:p>
          </table:table-cell>
        </table:table-row>
        <table:table-row>
          <table:table-cell table:style-name="Tabelle33.A2" office:value-type="string">
            <text:p text:style-name="P27">BOOL</text:p>
          </table:table-cell>
          <table:table-cell table:style-name="Tabelle33.B2" office:value-type="string">
            <text:p text:style-name="P27"/>
          </table:table-cell>
        </table:table-row>
        <table:table-row>
          <table:table-cell table:style-name="Tabelle33.A2" office:value-type="string">
            <text:p text:style-name="P27">BYTE</text:p>
          </table:table-cell>
          <table:table-cell table:style-name="Tabelle33.B2" office:value-type="string">
            <text:p text:style-name="P27">Basically the same as „readUsint“.</text:p>
          </table:table-cell>
        </table:table-row>
        <table:table-row>
          <table:table-cell table:style-name="Tabelle33.A2" office:value-type="string">
            <text:p text:style-name="P27">WORD</text:p>
          </table:table-cell>
          <table:table-cell table:style-name="Tabelle33.B2" office:value-type="string">
            <text:p text:style-name="P27">Basically the same as „readUint“.</text:p>
          </table:table-cell>
        </table:table-row>
        <table:table-row>
          <table:table-cell table:style-name="Tabelle33.A2" office:value-type="string">
            <text:p text:style-name="P27">DWORD</text:p>
          </table:table-cell>
          <table:table-cell table:style-name="Tabelle33.B2" office:value-type="string">
            <text:p text:style-name="P27">Basically the same as „readUdint“.</text:p>
          </table:table-cell>
        </table:table-row>
        <table:table-row>
          <table:table-cell table:style-name="Tabelle33.A2" office:value-type="string">
            <text:p text:style-name="P27">USINT</text:p>
          </table:table-cell>
          <table:table-cell table:style-name="Tabelle33.B2" office:value-type="string">
            <text:p text:style-name="P27"/>
          </table:table-cell>
        </table:table-row>
        <table:table-row>
          <table:table-cell table:style-name="Tabelle33.A2" office:value-type="string">
            <text:p text:style-name="P27">SINT</text:p>
          </table:table-cell>
          <table:table-cell table:style-name="Tabelle33.B2" office:value-type="string">
            <text:p text:style-name="P27"/>
          </table:table-cell>
        </table:table-row>
        <table:table-row>
          <table:table-cell table:style-name="Tabelle33.A2" office:value-type="string">
            <text:p text:style-name="P27">UINT</text:p>
          </table:table-cell>
          <table:table-cell table:style-name="Tabelle33.B2" office:value-type="string">
            <text:p text:style-name="P27"/>
          </table:table-cell>
        </table:table-row>
        <table:table-row>
          <table:table-cell table:style-name="Tabelle33.A2" office:value-type="string">
            <text:p text:style-name="P27">INT</text:p>
          </table:table-cell>
          <table:table-cell table:style-name="Tabelle33.B2" office:value-type="string">
            <text:p text:style-name="P27"/>
          </table:table-cell>
        </table:table-row>
        <table:table-row>
          <table:table-cell table:style-name="Tabelle33.A2" office:value-type="string">
            <text:p text:style-name="P27">INT1DP</text:p>
          </table:table-cell>
          <table:table-cell table:style-name="Tabelle33.B2" office:value-type="string">
            <text:p text:style-name="P27">An INT converted to a variable with 1 decimal place,</text:p>
            <text:p text:style-name="P27">i.e. 637 in the PLC is 63.7 in the JavaScript variable.</text:p>
          </table:table-cell>
        </table:table-row>
        <table:table-row>
          <table:table-cell table:style-name="Tabelle33.A2" office:value-type="string">
            <text:p text:style-name="P27">UDINT</text:p>
          </table:table-cell>
          <table:table-cell table:style-name="Tabelle33.B2" office:value-type="string">
            <text:p text:style-name="P27"/>
          </table:table-cell>
        </table:table-row>
        <table:table-row>
          <table:table-cell table:style-name="Tabelle33.A2" office:value-type="string">
            <text:p text:style-name="P27">DINT</text:p>
          </table:table-cell>
          <table:table-cell table:style-name="Tabelle33.B2" office:value-type="string">
            <text:p text:style-name="P27"/>
          </table:table-cell>
        </table:table-row>
        <table:table-row>
          <table:table-cell table:style-name="Tabelle33.A2" office:value-type="string">
            <text:p text:style-name="P27">TIME</text:p>
          </table:table-cell>
          <table:table-cell table:style-name="Tabelle33.B2" office:value-type="string">
            <text:p text:style-name="P27">With the „format“-parameter set the time value is converted to a formatted string, otherwise the output is a string with a value in milliseconds.</text:p>
          </table:table-cell>
        </table:table-row>
        <table:table-row>
          <table:table-cell table:style-name="Tabelle33.A2" office:value-type="string">
            <text:p text:style-name="P27">TOD</text:p>
          </table:table-cell>
          <table:table-cell table:style-name="Tabelle33.B2" office:value-type="string">
            <text:p text:style-name="P27">With the „format“-parameter set the time value is converted to a formatted string, otherwise the output is a date object.</text:p>
          </table:table-cell>
        </table:table-row>
        <table:table-row>
          <table:table-cell table:style-name="Tabelle33.A2" office:value-type="string">
            <text:p text:style-name="P27">DT</text:p>
          </table:table-cell>
          <table:table-cell table:style-name="Tabelle33.B2" office:value-type="string">
            <text:p text:style-name="P27">With the „format“-parameter set the time value is converted to a formatted string, otherwise the output is a date object.</text:p>
          </table:table-cell>
        </table:table-row>
        <table:table-row>
          <table:table-cell table:style-name="Tabelle33.A2" office:value-type="string">
            <text:p text:style-name="P27">DATE</text:p>
          </table:table-cell>
          <table:table-cell table:style-name="Tabelle33.B2" office:value-type="string">
            <text:p text:style-name="P27">With the „format“-parameter set the time value is converted to a formatted string, otherwise the output is a date object.</text:p>
          </table:table-cell>
        </table:table-row>
        <table:table-row>
          <table:table-cell table:style-name="Tabelle33.A2" office:value-type="string">
            <text:p text:style-name="P27">REAL</text:p>
          </table:table-cell>
          <table:table-cell table:style-name="Tabelle33.B2" office:value-type="string">
            <text:p text:style-name="P27">Has a special formatting parameter „dp“ to set the number of the decimal places. <text:span text:style-name="T1">For issues with converting REAL variables see chapter 9.1.</text:span></text:p>
          </table:table-cell>
        </table:table-row>
        <table:table-row>
          <table:table-cell table:style-name="Tabelle33.A2" office:value-type="string">
            <text:p text:style-name="P27">LREAL</text:p>
          </table:table-cell>
          <table:table-cell table:style-name="Tabelle33.B2" office:value-type="string">
            <text:p text:style-name="P27">Has a special formatting parameter „dp“ to set the number of the decimal places. </text:p>
          </table:table-cell>
        </table:table-row>
        <table:table-row>
          <table:table-cell table:style-name="Tabelle33.A2" office:value-type="string">
            <text:p text:style-name="P27">STRING</text:p>
          </table:table-cell>
          <table:table-cell table:style-name="Tabelle33.B2" office:value-type="string">
            <text:p text:style-name="P27"/>
          </table:table-cell>
        </table:table-row>
        <table:table-row>
          <table:table-cell table:style-name="Tabelle33.A2" office:value-type="string">
            <text:p text:style-name="P27">User defined types</text:p>
          </table:table-cell>
          <table:table-cell table:style-name="Tabelle33.B2" office:value-type="string">
            <text:p text:style-name="P27">Arrays, structures and arrays of structures are supported.</text:p>
          </table:table-cell>
        </table:table-row>
      </table:table>
      <text:p text:style-name="Standard"/>
      <text:h text:style-name="Heading_20_3" text:outline-level="3"><text:soft-page-break/><text:span text:style-name="T1">Parameters</text:span><text:span text:style-name="T2"> (Type, Required, Default)</text:span></text:h>
      <table:table table:name="Tabelle17" table:style-name="Tabelle17">
        <table:table-column table:style-name="Tabelle17.A"/>
        <table:table-row>
          <table:table-cell table:style-name="Tabelle17.A1" office:value-type="string">
            <text:p text:style-name="Text_20_body"><text:span text:style-name="T8">debug </text:span><text:span text:style-name="T12">(boolean, optional, false)</text:span></text:p>
            <text:p text:style-name="P32">If this option is set to true all internal used information of the request is written to the console.</text:p>
          </table:table-cell>
        </table:table-row>
        <table:table-row>
          <table:table-cell table:style-name="Tabelle17.A2" office:value-type="string">
            <text:p text:style-name="Text_20_body"><text:span text:style-name="T8">id </text:span><text:span text:style-name="T12">(number, optional, undefined)</text:span></text:p>
            <text:p text:style-name="P3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7.A2" office:value-type="string">
            <text:p text:style-name="Text_20_body"><text:span text:style-name="T8">items</text:span><text:span text:style-name="T12"> (array, required, undefined)</text:span></text:p>
            <text:p text:style-name="P32">An array of objects containing the allocation of PLC and JavaScript variables (adresses, names and types). </text:p>
          </table:table-cell>
        </table:table-row>
        <table:table-row>
          <table:table-cell table:style-name="Tabelle17.A2" office:value-type="string">
            <text:p text:style-name="Text_20_body"><text:span text:style-name="T8">oc </text:span><text:span text:style-name="T12">(function, optional, undefined)</text:span></text:p>
            <text:p text:style-name="P39">A function wich will be executed after the request has finished sucessfully.</text:p>
          </table:table-cell>
        </table:table-row>
        <table:table-row>
          <table:table-cell table:style-name="Tabelle17.A2" office:value-type="string">
            <text:p text:style-name="Text_20_body"><text:span text:style-name="T8">ocd </text:span><text:span text:style-name="T12">(number, optional, undefined)</text:span></text:p>
            <text:p text:style-name="P39">A value of milliseconds for delaying the on-complete-function.</text:p>
          </table:table-cell>
        </table:table-row>
        <table:table-row>
          <table:table-cell table:style-name="Tabelle17.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h text:style-name="P69" text:outline-level="3"/>
      <text:p text:style-name="P18"/>
      <text:p text:style-name="P18"/>
      <text:p text:style-name="P18"/>
      <text:p text:style-name="Text_20_body"/>
      <text:p text:style-name="Text_20_body"/>
      <text:p text:style-name="Text_20_body"/>
      <text:h text:style-name="P69" text:outline-level="3"><text:soft-page-break/>Common Item Parameters<text:span text:style-name="T8"> (Type, Required, Default)</text:span></text:h>
      <table:table table:name="Tabelle26" table:style-name="Tabelle26">
        <table:table-column table:style-name="Tabelle26.A"/>
        <table:table-row>
          <table:table-cell table:style-name="Tabelle26.A1" office:value-type="string">
            <text:p text:style-name="P20"><text:span text:style-name="T1">name</text:span><text:span text:style-name="T3"> (string, </text:span><text:span text:style-name="T7">required</text:span><text:span text:style-name="T3">, undefined)</text:span></text:p>
            <text:p text:style-name="P36">The name of the PLC variable.</text:p>
          </table:table-cell>
        </table:table-row>
        <table:table-row>
          <table:table-cell table:style-name="Tabelle26.A2" office:value-type="string">
            <text:p text:style-name="Text_20_body"><text:span text:style-name="T8">type </text:span><text:span text:style-name="T12">(string, optional, undefined)</text:span></text:p>
            <text:p text:style-name="P32">The type of the PLC variable. Can also contain a formatting part for some types. Look at chapter 9 for more information.<text:span text:style-name="T12">The type is detected automatically, set it only if you know what you are doing.</text:span></text:p>
          </table:table-cell>
        </table:table-row>
        <table:table-row>
          <table:table-cell table:style-name="Tabelle26.A2" office:value-type="string">
            <text:p text:style-name="Text_20_body"><text:span text:style-name="T8">jvar </text:span><text:span text:style-name="T12">(string, required, undefined)</text:span></text:p>
            <text:p text:style-name="P32"><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26.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row>
          <table:table-cell table:style-name="Tabelle26.A2" office:value-type="string">
            <text:p text:style-name="Text_20_body"><text:span text:style-name="T8">suffix </text:span><text:span text:style-name="T12">(string, optional, undefined)</text:span></text:p>
            <text:p text:style-name="P32">An optional string wich can be added to the data. The data value will be converted to a string <text:s/>with the suffix inserted <text:span text:style-name="T8">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9" text:outline-level="3"><text:soft-page-break/>Type Dependent Item Parameters<text:span text:style-name="T8"> (Type, Required, Default)</text:span></text:h>
      <table:table table:name="Tabelle27" table:style-name="Tabelle27">
        <table:table-column table:style-name="Tabelle27.A"/>
        <table:table-row>
          <table:table-cell table:style-name="Tabelle27.A1" office:value-type="string">
            <text:p text:style-name="Text_20_body"><text:span text:style-name="T2">dp | decPlaces</text:span><text:span text:style-name="T3"> (number, optional, undefined)</text:span></text:p>
            <text:p text:style-name="P51">For data types REAL and LREAL: The number of decimal places. For issues with converting REAL variables see chapter 9.1.</text:p>
          </table:table-cell>
        </table:table-row>
        <table:table-row>
          <table:table-cell table:style-name="Tabelle27.A2" office:value-type="string">
            <text:p text:style-name="Text_20_body"><text:span text:style-name="T8">def</text:span><text:span text:style-name="T3"> (object, required if the PLC variable is a structure or an array of structures, undefined)</text:span></text:p>
            <text:p text:style-name="P49">For structures and arrays of structures: An object containing information about the structure definition. See chapter 7.</text:p>
          </table:table-cell>
        </table:table-row>
        <table:table-row>
          <table:table-cell table:style-name="Tabelle27.A2" office:value-type="string">
            <text:p text:style-name="Text_20_body"><text:span text:style-name="T8">format</text:span><text:span text:style-name="T3"> (string, optional, undefined)</text:span></text:p>
            <text:p text:style-name="P50">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27.A2" office:value-type="string">
            <text:p text:style-name="Text_20_body"><text:span text:style-name="T8">strlen</text:span><text:span text:style-name="T3"> (number, optional, undefined)</text:span></text:p>
            <text:p text:style-name="P52">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18">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24"/><text:p text:style-name="P24"><text:tab/>PLC.readBool({</text:p><text:p text:style-name="P24"><text:s text:c="4"/><text:tab/><text:tab/>name: "MAIN.BoolVar",</text:p><text:p text:style-name="P24"><text:tab/><text:tab/>jvar: "myVar"</text:p><text:p text:style-name="P24"><text:s text:c="12"/>});</text:p><text:p text:style-name="P24"/></draw:text-box></draw:frame></text:p>
      <text:p text:style-name="Text_20_body">I have tried to keep the syntax short, so it's no problem to write the commands in a single line:</text:p>
      <text:p text:style-name="P18"><draw:frame draw:style-name="fr3" draw:name="Rahmen7" text:anchor-type="paragraph" svg:width="16.956cm" draw:z-index="6"><draw:text-box fo:min-height="2.224cm"><text:p text:style-name="P24"/><text:p text:style-name="P24"><text:tab/>PLC.readBool({name: "MAIN.BoolVar", jvar: "myVar"});</text:p><text:p text:style-name="P24"/></draw:text-box></draw:frame><draw:frame draw:style-name="fr3" draw:name="Rahmen9" text:anchor-type="paragraph" svg:width="16.956cm" draw:z-index="5"><draw:text-box fo:min-height="2.224cm"><text:p text:style-name="P24"/><text:p text:style-name="P24"><text:tab/>PLC.writeInt({addr: "%MB106", val: 2635});</text:p><text:p text:style-name="P24"/></draw:text-box></draw:frame></text:p>
      <text:p text:style-name="P18">An example of reading a global string variable:</text:p>
      <text:p text:style-name="P18"><draw:frame draw:style-name="fr3" draw:name="Rahmen13" text:anchor-type="paragraph" svg:width="16.956cm" draw:z-index="8"><draw:text-box fo:min-height="4.367cm"><text:p text:style-name="P24"/><text:p text:style-name="P24"><text:tab/>PLC.readString({</text:p><text:p text:style-name="P24"><text:s text:c="4"/><text:tab/><text:tab/>name: ".StringVar",</text:p><text:p text:style-name="P24"><text:tab/><text:tab/>jvar: "myVar"</text:p><text:p text:style-name="P24"><text:s text:c="12"/>});</text:p><text:p text:style-name="P24"/></draw:text-box></draw:frame></text:p>
      <text:p text:style-name="P18"/>
      <text:p text:style-name="P18"/>
      <text:p text:style-name="P18"/>
      <text:p text:style-name="P18"/>
      <text:p text:style-name="P18"><text:soft-page-break/>An example of reading a PLC REAL value with rounding it to 1 decimal place. 100 ms after completing the request an alert window will be opened for displaying the value.</text:p>
      <text:p text:style-name="P18"><draw:frame draw:style-name="fr3" draw:name="Rahmen14" text:anchor-type="paragraph" svg:width="16.956cm" draw:z-index="9"><draw:text-box fo:min-height="4.367cm"><text:p text:style-name="P24"/><text:p text:style-name="P24"><text:tab/>PLC.readReal({</text:p><text:p text:style-name="P24"><text:s text:c="4"/><text:tab/><text:tab/>name: "MAIN.RealVar",</text:p><text:p text:style-name="P24"><text:tab/><text:tab/>dp: 1,</text:p><text:p text:style-name="P24"><text:tab/><text:tab/>jvar: "myVar",</text:p><text:p text:style-name="P24"><text:tab/><text:tab/>ocd: 100,</text:p><text:p text:style-name="P24"><text:tab/><text:tab/>oc: function() {</text:p><text:p text:style-name="P24"><text:tab/><text:tab/><text:tab/>alert("Value: " + myVar);</text:p><text:p text:style-name="P24"><text:tab/><text:tab/>}</text:p><text:p text:style-name="P24"><text:s text:c="12"/>});</text:p><text:p text:style-name="P24"/></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25">PLC Data Type</text:p>
          </table:table-cell>
          <table:table-cell table:style-name="Tabelle18.A1" office:value-type="string">
            <text:p text:style-name="P25">Method</text:p>
          </table:table-cell>
          <table:table-cell table:style-name="Tabelle18.C1" office:value-type="string">
            <text:p text:style-name="P25">Note</text:p>
          </table:table-cell>
        </table:table-row>
        <table:table-row>
          <table:table-cell table:style-name="Tabelle18.A2" office:value-type="string">
            <text:p text:style-name="P27">BOOL</text:p>
          </table:table-cell>
          <table:table-cell table:style-name="Tabelle18.A2" office:value-type="string">
            <text:p text:style-name="P27">readBool</text:p>
          </table:table-cell>
          <table:table-cell table:style-name="Tabelle18.C2" office:value-type="string">
            <text:p text:style-name="P27"/>
          </table:table-cell>
        </table:table-row>
        <table:table-row>
          <table:table-cell table:style-name="Tabelle18.A2" office:value-type="string">
            <text:p text:style-name="P27">BYTE</text:p>
          </table:table-cell>
          <table:table-cell table:style-name="Tabelle18.A2" office:value-type="string">
            <text:p text:style-name="P27">readByte</text:p>
          </table:table-cell>
          <table:table-cell table:style-name="Tabelle18.C2" office:value-type="string">
            <text:p text:style-name="P27">Basically the same as „readUsint“.</text:p>
          </table:table-cell>
        </table:table-row>
        <table:table-row>
          <table:table-cell table:style-name="Tabelle18.A2" office:value-type="string">
            <text:p text:style-name="P27">WORD</text:p>
          </table:table-cell>
          <table:table-cell table:style-name="Tabelle18.A2" office:value-type="string">
            <text:p text:style-name="P27">readWord</text:p>
          </table:table-cell>
          <table:table-cell table:style-name="Tabelle18.C2" office:value-type="string">
            <text:p text:style-name="P27">Basically the same as „readUint“.</text:p>
          </table:table-cell>
        </table:table-row>
        <table:table-row>
          <table:table-cell table:style-name="Tabelle18.A2" office:value-type="string">
            <text:p text:style-name="P27">DWORD</text:p>
          </table:table-cell>
          <table:table-cell table:style-name="Tabelle18.A2" office:value-type="string">
            <text:p text:style-name="P27">readDword</text:p>
          </table:table-cell>
          <table:table-cell table:style-name="Tabelle18.C2" office:value-type="string">
            <text:p text:style-name="P27">Basically the same as „readUdint“.</text:p>
          </table:table-cell>
        </table:table-row>
        <table:table-row>
          <table:table-cell table:style-name="Tabelle18.A2" office:value-type="string">
            <text:p text:style-name="P27">USINT</text:p>
          </table:table-cell>
          <table:table-cell table:style-name="Tabelle18.A2" office:value-type="string">
            <text:p text:style-name="P27">readUsint</text:p>
          </table:table-cell>
          <table:table-cell table:style-name="Tabelle18.C2" office:value-type="string">
            <text:p text:style-name="P27"/>
          </table:table-cell>
        </table:table-row>
        <table:table-row>
          <table:table-cell table:style-name="Tabelle18.A2" office:value-type="string">
            <text:p text:style-name="P27">SINT</text:p>
          </table:table-cell>
          <table:table-cell table:style-name="Tabelle18.A2" office:value-type="string">
            <text:p text:style-name="P27">readSint</text:p>
          </table:table-cell>
          <table:table-cell table:style-name="Tabelle18.C2" office:value-type="string">
            <text:p text:style-name="P27"/>
          </table:table-cell>
        </table:table-row>
        <table:table-row>
          <table:table-cell table:style-name="Tabelle18.A2" office:value-type="string">
            <text:p text:style-name="P27">UINT</text:p>
          </table:table-cell>
          <table:table-cell table:style-name="Tabelle18.A2" office:value-type="string">
            <text:p text:style-name="P27">readUint</text:p>
          </table:table-cell>
          <table:table-cell table:style-name="Tabelle18.C2" office:value-type="string">
            <text:p text:style-name="P27"/>
          </table:table-cell>
        </table:table-row>
        <table:table-row>
          <table:table-cell table:style-name="Tabelle18.A2" office:value-type="string">
            <text:p text:style-name="P27">INT</text:p>
          </table:table-cell>
          <table:table-cell table:style-name="Tabelle18.A2" office:value-type="string">
            <text:p text:style-name="P27">readInt</text:p>
          </table:table-cell>
          <table:table-cell table:style-name="Tabelle18.C2" office:value-type="string">
            <text:p text:style-name="P27"/>
          </table:table-cell>
        </table:table-row>
        <table:table-row>
          <table:table-cell table:style-name="Tabelle18.A2" office:value-type="string">
            <text:p text:style-name="P27">INT</text:p>
          </table:table-cell>
          <table:table-cell table:style-name="Tabelle18.A2" office:value-type="string">
            <text:p text:style-name="P27">readInt1Dp</text:p>
          </table:table-cell>
          <table:table-cell table:style-name="Tabelle18.C2" office:value-type="string">
            <text:p text:style-name="P27">An INT converted to a variable with 1 decimal place,</text:p>
            <text:p text:style-name="P27">i.e. 637 in the PLC is 63.7 in the JavaScript variable.</text:p>
          </table:table-cell>
        </table:table-row>
        <table:table-row>
          <table:table-cell table:style-name="Tabelle18.A2" office:value-type="string">
            <text:p text:style-name="P27">UDINT</text:p>
          </table:table-cell>
          <table:table-cell table:style-name="Tabelle18.A2" office:value-type="string">
            <text:p text:style-name="P27">readUdint</text:p>
          </table:table-cell>
          <table:table-cell table:style-name="Tabelle18.C2" office:value-type="string">
            <text:p text:style-name="P27"/>
          </table:table-cell>
        </table:table-row>
        <table:table-row>
          <table:table-cell table:style-name="Tabelle18.A2" office:value-type="string">
            <text:p text:style-name="P27">DINT</text:p>
          </table:table-cell>
          <table:table-cell table:style-name="Tabelle18.A2" office:value-type="string">
            <text:p text:style-name="P27">readDint</text:p>
          </table:table-cell>
          <table:table-cell table:style-name="Tabelle18.C2" office:value-type="string">
            <text:p text:style-name="P27"/>
          </table:table-cell>
        </table:table-row>
        <table:table-row>
          <table:table-cell table:style-name="Tabelle18.A2" office:value-type="string">
            <text:p text:style-name="P27">TIME</text:p>
          </table:table-cell>
          <table:table-cell table:style-name="Tabelle18.A2" office:value-type="string">
            <text:p text:style-name="P27">readTime</text:p>
          </table:table-cell>
          <table:table-cell table:style-name="Tabelle18.C2" office:value-type="string">
            <text:p text:style-name="P27">With the „format“-parameter set the time value is converted to a formatted string, otherwise the output is a string with a value in milliseconds.</text:p>
          </table:table-cell>
        </table:table-row>
        <table:table-row>
          <table:table-cell table:style-name="Tabelle18.A2" office:value-type="string">
            <text:p text:style-name="P27">TOD</text:p>
          </table:table-cell>
          <table:table-cell table:style-name="Tabelle18.A2" office:value-type="string">
            <text:p text:style-name="P27">readTod</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DT</text:p>
          </table:table-cell>
          <table:table-cell table:style-name="Tabelle18.A2" office:value-type="string">
            <text:p text:style-name="P27">readDt</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DATE</text:p>
          </table:table-cell>
          <table:table-cell table:style-name="Tabelle18.A2" office:value-type="string">
            <text:p text:style-name="P27">readDate</text:p>
          </table:table-cell>
          <table:table-cell table:style-name="Tabelle18.C2" office:value-type="string">
            <text:p text:style-name="P27">With the „format“-parameter set the time value is converted to a formatted string, otherwise the output is a date object.</text:p>
          </table:table-cell>
        </table:table-row>
        <table:table-row>
          <table:table-cell table:style-name="Tabelle18.A2" office:value-type="string">
            <text:p text:style-name="P27">REAL</text:p>
          </table:table-cell>
          <table:table-cell table:style-name="Tabelle18.A2" office:value-type="string">
            <text:p text:style-name="P27">readReal</text:p>
          </table:table-cell>
          <table:table-cell table:style-name="Tabelle18.C2" office:value-type="string">
            <text:p text:style-name="P27">Has a special formatting parameter „dp“ to set the number of the decimal places. <text:span text:style-name="T1">For issues with converting REAL variables see chapter 9.1.</text:span></text:p>
          </table:table-cell>
        </table:table-row>
        <table:table-row>
          <table:table-cell table:style-name="Tabelle18.A2" office:value-type="string">
            <text:p text:style-name="P27">LREAL</text:p>
          </table:table-cell>
          <table:table-cell table:style-name="Tabelle18.A2" office:value-type="string">
            <text:p text:style-name="P27">readLreal</text:p>
          </table:table-cell>
          <table:table-cell table:style-name="Tabelle18.C2" office:value-type="string">
            <text:p text:style-name="P27">Has a special formatting parameter „dp“ to set the number of the decimal places. </text:p>
          </table:table-cell>
        </table:table-row>
        <table:table-row>
          <table:table-cell table:style-name="Tabelle18.A2" office:value-type="string">
            <text:p text:style-name="P27">STRING</text:p>
          </table:table-cell>
          <table:table-cell table:style-name="Tabelle18.A2" office:value-type="string">
            <text:p text:style-name="P27">readString</text:p>
          </table:table-cell>
          <table:table-cell table:style-name="Tabelle18.C2" office:value-type="string">
            <text:p text:style-name="P27"/>
          </table:table-cell>
        </table:table-row>
      </table:table>
      <text:p text:style-name="Standard"/>
      <text:h text:style-name="P69" text:outline-level="3"><text:soft-page-break/>Common Parameters<text:span text:style-name="T8"> (Type, Required, Default)</text:span></text:h>
      <table:table table:name="Tabelle6" table:style-name="Tabelle6">
        <table:table-column table:style-name="Tabelle6.A"/>
        <table:table-row>
          <table:table-cell table:style-name="Tabelle6.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6.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6.A2" office:value-type="string">
            <text:p text:style-name="Text_20_body"><text:span text:style-name="T8">debug</text:span><text:span text:style-name="T12"> (boolean, optional, false)</text:span></text:p>
            <text:p text:style-name="P45">If this option is set to true all internal used information of the request is written to the console.</text:p>
          </table:table-cell>
        </table:table-row>
        <table:table-row>
          <table:table-cell table:style-name="Tabelle6.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6.A2" office:value-type="string">
            <text:p text:style-name="Text_20_body"><text:span text:style-name="T8">jvar</text:span><text:span text:style-name="T12"> (string, required, undefined)</text:span></text:p>
            <text:p text:style-name="P50"><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Text_20_body"><text:span text:style-name="T8">oc</text:span><text:span text:style-name="T12"> (function, optional, undefined)</text:span></text:p>
            <text:p text:style-name="P52">A function wich will be executed after the request has finished sucessfully.</text:p>
          </table:table-cell>
        </table:table-row>
        <table:table-row>
          <table:table-cell table:style-name="Tabelle6.A2" office:value-type="string">
            <text:p text:style-name="Text_20_body"><text:span text:style-name="T8">ocd</text:span><text:span text:style-name="T12"> (number, optional, undefined)</text:span></text:p>
            <text:p text:style-name="P52">A value of milliseconds for delaying the on-complete-function.</text:p>
          </table:table-cell>
        </table:table-row>
        <table:table-row>
          <table:table-cell table:style-name="Tabelle6.A2" office:value-type="string">
            <text:p text:style-name="Text_20_body"><text:span text:style-name="T8">prefix </text:span><text:span text:style-name="T12">(string, optional, undefined)</text:span></text:p>
            <text:p text:style-name="P32">An optional string wich can be added to the data. The data value will be converted to a string with the prefix inserted <text:span text:style-name="T8">before</text:span> the value.</text:p>
          </table:table-cell>
        </table:table-row>
      </table:table>
      <text:p text:style-name="Standard"/>
      <text:p text:style-name="Standard"/>
      <table:table table:name="Tabelle28" table:style-name="Tabelle28">
        <table:table-column table:style-name="Tabelle28.A"/>
        <text:soft-page-break/>
        <table:table-row>
          <table:table-cell table:style-name="Tabelle28.A1" office:value-type="string">
            <text:p text:style-name="Text_20_body"><text:span text:style-name="T8">suffix </text:span><text:span text:style-name="T12">(string, optional, undefined)</text:span></text:p>
            <text:p text:style-name="P33"><text:span text:style-name="T12">An optional string wich can be added to the data. The data value will be converted to a string <text:s/>with the suffix inserted </text:span><text:span text:style-name="T8">after</text:span><text:span text:style-name="T12"> the value.</text:span></text:p>
          </table:table-cell>
        </table:table-row>
        <table:table-row>
          <table:table-cell table:style-name="Tabelle28.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51">For data types REAL and LREAL: The number of decimal places. For issues with converting REAL variables see chapter 9.1.</text:p>
          </table:table-cell>
        </table:table-row>
        <table:table-row>
          <table:table-cell table:style-name="Tabelle9.A2" office:value-type="string">
            <text:p text:style-name="Text_20_body"><text:span text:style-name="T8">format</text:span><text:span text:style-name="T3"> (string, optional, undefined)</text:span></text:p>
            <text:p text:style-name="P50">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9.A2" office:value-type="string">
            <text:p text:style-name="Text_20_body"><text:span text:style-name="T8">strlen</text:span><text:span text:style-name="T3"> (number, required if the „addr“ parameter is used, undefined)</text:span></text:p>
            <text:p text:style-name="P52">For data type STRING: The defined lenght of the string in the PLC. If the varible is accessed by name the value is detected automatically, it should only be set if you use the „addr“-parameter.</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5.2 Write Requests</text:h>
      <text:p text:style-name="P18"><text:s/><text:span text:style-name="T9">An example of writing an integer:</text:span></text:p>
      <text:p text:style-name="P19"><draw:frame draw:style-name="fr3" draw:name="Rahmen10" text:anchor-type="paragraph" svg:width="16.956cm" draw:z-index="10"><draw:text-box fo:min-height="4.117cm"><text:p text:style-name="P24"/><text:p text:style-name="P24"><text:tab/>PLC.writeInt({</text:p><text:p text:style-name="P24"><text:tab/><text:tab/>name: "MAIN.IntVar",</text:p><text:p text:style-name="P24"><text:tab/><text:tab/>val: 2635</text:p><text:p text:style-name="P24"><text:tab/>});</text:p><text:p text:style-name="P24"/></draw:text-box></draw:frame></text:p>
      <text:p text:style-name="P19">Set a global boolean PLC variable to „true“ and 1 second later to „false“:</text:p>
      <text:p text:style-name="P19"><draw:frame draw:style-name="fr3" draw:name="Rahmen16" text:anchor-type="paragraph" svg:width="16.956cm" draw:z-index="11"><draw:text-box fo:min-height="2.224cm"><text:p text:style-name="P24"/><text:p text:style-name="P24"><text:tab/>PLC.writeBool({</text:p><text:p text:style-name="P24"><text:tab/><text:tab/>name: ".BoolVar",</text:p><text:p text:style-name="P24"><text:tab/><text:tab/>val: true,</text:p><text:p text:style-name="P24"><text:tab/><text:tab/>ocd: 1000,</text:p><text:p text:style-name="P24"><text:tab/><text:tab/>oc: function() {</text:p><text:p text:style-name="P24"><text:tab/><text:tab/><text:tab/>PLC.writeBool({name: ".boolVar", val: false});</text:p><text:p text:style-name="P24"><text:tab/><text:tab/>}</text:p><text:p text:style-name="P24"><text:tab/>});</text:p><text:p text:style-name="P24"/></draw:text-box></draw:frame></text:p>
      <text:p text:style-name="P19">Write a time variable with a value of 15 minutes:</text:p>
      <text:p text:style-name="P19"><draw:frame draw:style-name="fr3" draw:name="Rahmen17" text:anchor-type="paragraph" svg:width="16.956cm" draw:z-index="12"><draw:text-box fo:min-height="4.944cm"><text:p text:style-name="P24"/><text:p text:style-name="P24"><text:tab/>PLC.writeTIME({</text:p><text:p text:style-name="P24"><text:tab/><text:tab/>name: ".TimeVar",</text:p><text:p text:style-name="P24"><text:tab/><text:tab/>format: "#m",</text:p><text:p text:style-name="P24"><text:tab/><text:tab/>val: 15</text:p><text:p text:style-name="P24"><text:tab/>});</text:p><text:p text:style-name="P24"/></draw:text-box></draw:frame></text:p>
      <text:p text:style-name="P19"/>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25">PLC Data Type</text:p>
          </table:table-cell>
          <table:table-cell table:style-name="Tabelle10.A1" office:value-type="string">
            <text:p text:style-name="P25">Method</text:p>
          </table:table-cell>
          <table:table-cell table:style-name="Tabelle10.C1" office:value-type="string">
            <text:p text:style-name="P25">Note</text:p>
          </table:table-cell>
        </table:table-row>
        <table:table-row>
          <table:table-cell table:style-name="Tabelle10.A2" office:value-type="string">
            <text:p text:style-name="P27">BOOL</text:p>
          </table:table-cell>
          <table:table-cell table:style-name="Tabelle10.A2" office:value-type="string">
            <text:p text:style-name="P27">writeBool</text:p>
          </table:table-cell>
          <table:table-cell table:style-name="Tabelle10.C2" office:value-type="string">
            <text:p text:style-name="P27"/>
          </table:table-cell>
        </table:table-row>
        <table:table-row>
          <table:table-cell table:style-name="Tabelle10.A2" office:value-type="string">
            <text:p text:style-name="P27">BYTE</text:p>
          </table:table-cell>
          <table:table-cell table:style-name="Tabelle10.A2" office:value-type="string">
            <text:p text:style-name="P27">writeByte</text:p>
          </table:table-cell>
          <table:table-cell table:style-name="Tabelle10.C2" office:value-type="string">
            <text:p text:style-name="P27">Basically the same as „writeUsint“.</text:p>
          </table:table-cell>
        </table:table-row>
        <table:table-row>
          <table:table-cell table:style-name="Tabelle10.A2" office:value-type="string">
            <text:p text:style-name="P27">WORD</text:p>
          </table:table-cell>
          <table:table-cell table:style-name="Tabelle10.A2" office:value-type="string">
            <text:p text:style-name="P27">writeWord</text:p>
          </table:table-cell>
          <table:table-cell table:style-name="Tabelle10.C2" office:value-type="string">
            <text:p text:style-name="P27">Basically the same as „writeUint“.</text:p>
          </table:table-cell>
        </table:table-row>
        <table:table-row>
          <table:table-cell table:style-name="Tabelle10.A2" office:value-type="string">
            <text:p text:style-name="P27">DWORD</text:p>
          </table:table-cell>
          <table:table-cell table:style-name="Tabelle10.A2" office:value-type="string">
            <text:p text:style-name="P27">writeDword</text:p>
          </table:table-cell>
          <table:table-cell table:style-name="Tabelle10.C2" office:value-type="string">
            <text:p text:style-name="P27">Basically the same as „writeUdint“.</text:p>
          </table:table-cell>
        </table:table-row>
        <table:table-row>
          <table:table-cell table:style-name="Tabelle10.A2" office:value-type="string">
            <text:p text:style-name="P27">USINT</text:p>
          </table:table-cell>
          <table:table-cell table:style-name="Tabelle10.A2" office:value-type="string">
            <text:p text:style-name="P27">writeUsint</text:p>
          </table:table-cell>
          <table:table-cell table:style-name="Tabelle10.C2" office:value-type="string">
            <text:p text:style-name="P27"/>
          </table:table-cell>
        </table:table-row>
        <table:table-row>
          <table:table-cell table:style-name="Tabelle10.A2" office:value-type="string">
            <text:p text:style-name="P27">SINT</text:p>
          </table:table-cell>
          <table:table-cell table:style-name="Tabelle10.A2" office:value-type="string">
            <text:p text:style-name="P27">writeSint</text:p>
          </table:table-cell>
          <table:table-cell table:style-name="Tabelle10.C2" office:value-type="string">
            <text:p text:style-name="P27"/>
          </table:table-cell>
        </table:table-row>
        <table:table-row>
          <table:table-cell table:style-name="Tabelle10.A2" office:value-type="string">
            <text:p text:style-name="P27">UINT</text:p>
          </table:table-cell>
          <table:table-cell table:style-name="Tabelle10.A2" office:value-type="string">
            <text:p text:style-name="P27">writeUint</text:p>
          </table:table-cell>
          <table:table-cell table:style-name="Tabelle10.C2" office:value-type="string">
            <text:p text:style-name="P27"/>
          </table:table-cell>
        </table:table-row>
        <table:table-row>
          <table:table-cell table:style-name="Tabelle10.A2" office:value-type="string">
            <text:p text:style-name="P27">INT</text:p>
          </table:table-cell>
          <table:table-cell table:style-name="Tabelle10.A2" office:value-type="string">
            <text:p text:style-name="P27">writeInt</text:p>
          </table:table-cell>
          <table:table-cell table:style-name="Tabelle10.C2" office:value-type="string">
            <text:p text:style-name="P27"/>
          </table:table-cell>
        </table:table-row>
        <table:table-row>
          <table:table-cell table:style-name="Tabelle10.A2" office:value-type="string">
            <text:p text:style-name="P27">INT</text:p>
          </table:table-cell>
          <table:table-cell table:style-name="Tabelle10.A2" office:value-type="string">
            <text:p text:style-name="P27">writeInt1Dp</text:p>
          </table:table-cell>
          <table:table-cell table:style-name="Tabelle10.C2" office:value-type="string">
            <text:p text:style-name="P27">The JavaScript variable is <text:span text:style-name="T12">multiplied by 10 and converted to an integer, i.e. a value of 12.313 in JS is 123 in the PLC. </text:span></text:p>
          </table:table-cell>
        </table:table-row>
        <table:table-row>
          <table:table-cell table:style-name="Tabelle10.A2" office:value-type="string">
            <text:p text:style-name="P27">UDINT</text:p>
          </table:table-cell>
          <table:table-cell table:style-name="Tabelle10.A2" office:value-type="string">
            <text:p text:style-name="P27">writeUdint</text:p>
          </table:table-cell>
          <table:table-cell table:style-name="Tabelle10.C2" office:value-type="string">
            <text:p text:style-name="P27"/>
          </table:table-cell>
        </table:table-row>
        <table:table-row>
          <table:table-cell table:style-name="Tabelle10.A2" office:value-type="string">
            <text:p text:style-name="P27">DINT</text:p>
          </table:table-cell>
          <table:table-cell table:style-name="Tabelle10.A2" office:value-type="string">
            <text:p text:style-name="P27">writeDint</text:p>
          </table:table-cell>
          <table:table-cell table:style-name="Tabelle10.C2" office:value-type="string">
            <text:p text:style-name="P27"/>
          </table:table-cell>
        </table:table-row>
        <table:table-row>
          <table:table-cell table:style-name="Tabelle10.A2" office:value-type="string">
            <text:p text:style-name="P27">TIME</text:p>
          </table:table-cell>
          <table:table-cell table:style-name="Tabelle10.A2" office:value-type="string">
            <text:p text:style-name="P27">writeTime</text:p>
          </table:table-cell>
          <table:table-cell table:style-name="Tabelle10.C2" office:value-type="string">
            <text:p text:style-name="P27">Has a special parameter „format“. See chapter 9.3 for this.</text:p>
          </table:table-cell>
        </table:table-row>
        <table:table-row>
          <table:table-cell table:style-name="Tabelle10.A2" office:value-type="string">
            <text:p text:style-name="P27">TOD</text:p>
          </table:table-cell>
          <table:table-cell table:style-name="Tabelle10.A2" office:value-type="string">
            <text:p text:style-name="P27">writeTod</text:p>
          </table:table-cell>
          <table:table-cell table:style-name="Tabelle10.C2" office:value-type="string">
            <text:p text:style-name="P27">The value has to be a JS date object.</text:p>
          </table:table-cell>
        </table:table-row>
        <table:table-row>
          <table:table-cell table:style-name="Tabelle10.A2" office:value-type="string">
            <text:p text:style-name="P27">DT</text:p>
          </table:table-cell>
          <table:table-cell table:style-name="Tabelle10.A2" office:value-type="string">
            <text:p text:style-name="P27">writeDt</text:p>
          </table:table-cell>
          <table:table-cell table:style-name="Tabelle10.C2" office:value-type="string">
            <text:p text:style-name="P27">The value has to be a JS date object.</text:p>
          </table:table-cell>
        </table:table-row>
        <table:table-row>
          <table:table-cell table:style-name="Tabelle10.A2" office:value-type="string">
            <text:p text:style-name="P27">DATE</text:p>
          </table:table-cell>
          <table:table-cell table:style-name="Tabelle10.A2" office:value-type="string">
            <text:p text:style-name="P27">writeDate</text:p>
          </table:table-cell>
          <table:table-cell table:style-name="Tabelle10.C2" office:value-type="string">
            <text:p text:style-name="P27">The value has to be a JS date object.</text:p>
          </table:table-cell>
        </table:table-row>
        <table:table-row>
          <table:table-cell table:style-name="Tabelle10.A2" office:value-type="string">
            <text:p text:style-name="P27">REAL</text:p>
          </table:table-cell>
          <table:table-cell table:style-name="Tabelle10.A2" office:value-type="string">
            <text:p text:style-name="P27">writeReal</text:p>
          </table:table-cell>
          <table:table-cell table:style-name="Tabelle10.C2" office:value-type="string">
            <text:p text:style-name="P29">For issues with converting REAL variables see chapter 9.1.</text:p>
          </table:table-cell>
        </table:table-row>
        <table:table-row>
          <table:table-cell table:style-name="Tabelle10.A2" office:value-type="string">
            <text:p text:style-name="P27">LREAL</text:p>
          </table:table-cell>
          <table:table-cell table:style-name="Tabelle10.A2" office:value-type="string">
            <text:p text:style-name="P27">writeLreal</text:p>
          </table:table-cell>
          <table:table-cell table:style-name="Tabelle10.C2" office:value-type="string">
            <text:p text:style-name="P29"/>
          </table:table-cell>
        </table:table-row>
        <table:table-row>
          <table:table-cell table:style-name="Tabelle10.A2" office:value-type="string">
            <text:p text:style-name="P27">STRING</text:p>
          </table:table-cell>
          <table:table-cell table:style-name="Tabelle10.A2" office:value-type="string">
            <text:p text:style-name="P27">writeString</text:p>
          </table:table-cell>
          <table:table-cell table:style-name="Tabelle10.C2" office:value-type="string">
            <text:p text:style-name="P27"/>
          </table:table-cell>
        </table:table-row>
      </table:table>
      <text:p text:style-name="P19"/>
      <text:p text:style-name="P19"/>
      <text:p text:style-name="P19"/>
      <text:p text:style-name="P19"/>
      <text:p text:style-name="P19"/>
      <text:p text:style-name="P19"/>
      <text:p text:style-name="P19"/>
      <text:h text:style-name="P69" text:outline-level="3"><text:soft-page-break/>Common Parameters<text:span text:style-name="T8"> (Type, Required, Default)</text:span></text:h>
      <table:table table:name="Tabelle8" table:style-name="Tabelle8">
        <table:table-column table:style-name="Tabelle8.A"/>
        <table:table-row>
          <table:table-cell table:style-name="Tabelle8.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write variables with fixed addresses. However, I recommend to use the „name“ parameter instead</text:p>
          </table:table-cell>
        </table:table-row>
        <table:table-row>
          <table:table-cell table:style-name="Tabelle8.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8.A2" office:value-type="string">
            <text:p text:style-name="Text_20_body"><text:span text:style-name="T8">debug</text:span><text:span text:style-name="T12"> (boolean, optional, false)</text:span></text:p>
            <text:p text:style-name="P45">If this option is set to true all internal used information of the request is written to the console.</text:p>
          </table:table-cell>
        </table:table-row>
        <table:table-row>
          <table:table-cell table:style-name="Tabelle8.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8.A2" office:value-type="string">
            <text:p text:style-name="Text_20_body"><text:span text:style-name="T8">oc</text:span><text:span text:style-name="T12"> (function, optional, undefined)</text:span></text:p>
            <text:p text:style-name="P45">A function wich will be executed after the request has finished sucessfully.</text:p>
          </table:table-cell>
        </table:table-row>
        <table:table-row>
          <table:table-cell table:style-name="Tabelle8.A2" office:value-type="string">
            <text:p text:style-name="Text_20_body"><text:span text:style-name="T8">ocd</text:span><text:span text:style-name="T12"> (number, optional, undefined)</text:span></text:p>
            <text:p text:style-name="P45">A value of milliseconds for delaying the on-complete-function.</text:p>
          </table:table-cell>
        </table:table-row>
        <table:table-row>
          <table:table-cell table:style-name="Tabelle8.A2" office:value-type="string">
            <text:p text:style-name="Text_20_body"><text:span text:style-name="T8">val</text:span><text:span text:style-name="T12"> (boolean|number|string, required, undefined)</text:span></text:p>
            <text:p text:style-name="P44">The value to send to the PLC. Can also be specified as a variable (even a local definend one). </text:p>
          </table:table-cell>
        </table:table-row>
        <table:table-row>
          <table:table-cell table:style-name="Tabelle8.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P19"/>
      <text:h text:style-name="P69" text:outline-level="3"><text:soft-page-break/>Type Dependent Parameters<text:span text:style-name="T8"> (Type, Required, Default)</text:span></text:h>
      <table:table table:name="Tabelle11" table:style-name="Tabelle11">
        <table:table-column table:style-name="Tabelle11.A"/>
        <table:table-row>
          <table:table-cell table:style-name="Tabelle11.A1" office:value-type="string">
            <text:p text:style-name="Text_20_body"><text:span text:style-name="T8">strlen</text:span><text:span text:style-name="T3"> (number, required if the „addr“ parameter is used, undefined)</text:span></text:p>
            <text:p text:style-name="P52"><text:span text:style-name="T1">For data type STRING: The defined lenght of the string in the PLC. If the varible is accessed by name the value is detected automatically, it should only be set if you use the „addr“-parameter.</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8"><draw:text-box fo:min-height="4.475cm"><text:p text:style-name="P24"/><text:p text:style-name="P24"><text:tab/>PLC.readArrayOfString({</text:p><text:p text:style-name="P24"><text:tab/><text:tab/>name: ".StringArray",</text:p><text:p text:style-name="P24"><text:tab/><text:tab/>jvar: "myArray"</text:p><text:p text:style-name="P24"><text:tab/>});</text:p><text:p text:style-name="P24"/></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24"/><text:p text:style-name="P24"><text:tab/>PLC.readArrayOfDate({</text:p><text:p text:style-name="P24"><text:tab/><text:tab/>name: "MAIN.DateArray",</text:p><text:p text:style-name="P24"><text:tab/><text:tab/>format: "#WEEKDAY#, #DD#.#MM#.#YYYY",</text:p><text:p text:style-name="P24"><text:tab/><text:tab/>jvar: "myArray"</text:p><text:p text:style-name="P24"><text:tab/>});</text:p><text:p text:style-name="P24"/></draw:text-box></draw:frame></text:p>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25">PLC Data Type</text:p>
          </table:table-cell>
          <table:table-cell table:style-name="Tabelle12.A1" office:value-type="string">
            <text:p text:style-name="P25">Method</text:p>
          </table:table-cell>
          <table:table-cell table:style-name="Tabelle12.C1" office:value-type="string">
            <text:p text:style-name="P25">Note</text:p>
          </table:table-cell>
        </table:table-row>
        <table:table-row>
          <table:table-cell table:style-name="Tabelle12.A2" office:value-type="string">
            <text:p text:style-name="P27">BOOL</text:p>
          </table:table-cell>
          <table:table-cell table:style-name="Tabelle12.A2" office:value-type="string">
            <text:p text:style-name="P27">readArrayOfBool</text:p>
          </table:table-cell>
          <table:table-cell table:style-name="Tabelle12.C2" office:value-type="string">
            <text:p text:style-name="P27"/>
          </table:table-cell>
        </table:table-row>
        <table:table-row>
          <table:table-cell table:style-name="Tabelle12.A2" office:value-type="string">
            <text:p text:style-name="P27">BYTE</text:p>
          </table:table-cell>
          <table:table-cell table:style-name="Tabelle12.A2" office:value-type="string">
            <text:p text:style-name="P27">readArrayOfByte</text:p>
          </table:table-cell>
          <table:table-cell table:style-name="Tabelle12.C2" office:value-type="string">
            <text:p text:style-name="P27">Basically the same as „readArrayOfUsint“.</text:p>
          </table:table-cell>
        </table:table-row>
        <table:table-row>
          <table:table-cell table:style-name="Tabelle12.A2" office:value-type="string">
            <text:p text:style-name="P27">WORD</text:p>
          </table:table-cell>
          <table:table-cell table:style-name="Tabelle12.A2" office:value-type="string">
            <text:p text:style-name="P27">readArrayOfWord</text:p>
          </table:table-cell>
          <table:table-cell table:style-name="Tabelle12.C2" office:value-type="string">
            <text:p text:style-name="P27">Basically the same as „readArrayOfUint“.</text:p>
          </table:table-cell>
        </table:table-row>
        <table:table-row>
          <table:table-cell table:style-name="Tabelle12.A2" office:value-type="string">
            <text:p text:style-name="P27">DWORD</text:p>
          </table:table-cell>
          <table:table-cell table:style-name="Tabelle12.A2" office:value-type="string">
            <text:p text:style-name="P27">readArrayOfDword</text:p>
          </table:table-cell>
          <table:table-cell table:style-name="Tabelle12.C2" office:value-type="string">
            <text:p text:style-name="P27">Basically the same as „readArrayOfUdint“.</text:p>
          </table:table-cell>
        </table:table-row>
        <table:table-row>
          <table:table-cell table:style-name="Tabelle12.A2" office:value-type="string">
            <text:p text:style-name="P27">USINT</text:p>
          </table:table-cell>
          <table:table-cell table:style-name="Tabelle12.A2" office:value-type="string">
            <text:p text:style-name="P27">readArrayOfUsint</text:p>
          </table:table-cell>
          <table:table-cell table:style-name="Tabelle12.C2" office:value-type="string">
            <text:p text:style-name="P27"/>
          </table:table-cell>
        </table:table-row>
        <table:table-row>
          <table:table-cell table:style-name="Tabelle12.A2" office:value-type="string">
            <text:p text:style-name="P27">SINT</text:p>
          </table:table-cell>
          <table:table-cell table:style-name="Tabelle12.A2" office:value-type="string">
            <text:p text:style-name="P27">readArrayOfSint</text:p>
          </table:table-cell>
          <table:table-cell table:style-name="Tabelle12.C2" office:value-type="string">
            <text:p text:style-name="P27"/>
          </table:table-cell>
        </table:table-row>
        <table:table-row>
          <table:table-cell table:style-name="Tabelle12.A2" office:value-type="string">
            <text:p text:style-name="P27">UINT</text:p>
          </table:table-cell>
          <table:table-cell table:style-name="Tabelle12.A2" office:value-type="string">
            <text:p text:style-name="P27">readArrayOfUint</text:p>
          </table:table-cell>
          <table:table-cell table:style-name="Tabelle12.C2" office:value-type="string">
            <text:p text:style-name="P27"/>
          </table:table-cell>
        </table:table-row>
        <table:table-row>
          <table:table-cell table:style-name="Tabelle12.A2" office:value-type="string">
            <text:p text:style-name="P27">INT</text:p>
          </table:table-cell>
          <table:table-cell table:style-name="Tabelle12.A2" office:value-type="string">
            <text:p text:style-name="P27">readArrayOfInt</text:p>
          </table:table-cell>
          <table:table-cell table:style-name="Tabelle12.C2" office:value-type="string">
            <text:p text:style-name="P27"/>
          </table:table-cell>
        </table:table-row>
        <table:table-row>
          <table:table-cell table:style-name="Tabelle12.A2" office:value-type="string">
            <text:p text:style-name="P27">INT</text:p>
          </table:table-cell>
          <table:table-cell table:style-name="Tabelle12.A2" office:value-type="string">
            <text:p text:style-name="P27">readArrayOfInt1Dp</text:p>
          </table:table-cell>
          <table:table-cell table:style-name="Tabelle12.C2" office:value-type="string">
            <text:p text:style-name="P27">An INT converted to a variable with 1 decimal place,</text:p>
            <text:p text:style-name="P27">i.e. 637 in the PLC is 63.7 in the JavaScript variable.</text:p>
          </table:table-cell>
        </table:table-row>
        <table:table-row>
          <table:table-cell table:style-name="Tabelle12.A2" office:value-type="string">
            <text:p text:style-name="P27">UDINT</text:p>
          </table:table-cell>
          <table:table-cell table:style-name="Tabelle12.A2" office:value-type="string">
            <text:p text:style-name="P27">readArrayOfUdint</text:p>
          </table:table-cell>
          <table:table-cell table:style-name="Tabelle12.C2" office:value-type="string">
            <text:p text:style-name="P27"/>
          </table:table-cell>
        </table:table-row>
        <table:table-row>
          <table:table-cell table:style-name="Tabelle12.A2" office:value-type="string">
            <text:p text:style-name="P27">DINT</text:p>
          </table:table-cell>
          <table:table-cell table:style-name="Tabelle12.A2" office:value-type="string">
            <text:p text:style-name="P27">readArrayOfDint</text:p>
          </table:table-cell>
          <table:table-cell table:style-name="Tabelle12.C2" office:value-type="string">
            <text:p text:style-name="P27"/>
          </table:table-cell>
        </table:table-row>
        <table:table-row>
          <table:table-cell table:style-name="Tabelle12.A2" office:value-type="string">
            <text:p text:style-name="P27">TIME</text:p>
          </table:table-cell>
          <table:table-cell table:style-name="Tabelle12.A2" office:value-type="string">
            <text:p text:style-name="P27">readArrayOfTime</text:p>
          </table:table-cell>
          <table:table-cell table:style-name="Tabelle12.C2" office:value-type="string">
            <text:p text:style-name="P27">With the „format“-parameter set the time value is converted to a formatted string, otherwise the output is a string with a value in milliseconds.</text:p>
          </table:table-cell>
        </table:table-row>
        <table:table-row>
          <table:table-cell table:style-name="Tabelle12.A2" office:value-type="string">
            <text:p text:style-name="P27">TOD</text:p>
          </table:table-cell>
          <table:table-cell table:style-name="Tabelle12.A2" office:value-type="string">
            <text:p text:style-name="P27">readArrayOfTod</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DT</text:p>
          </table:table-cell>
          <table:table-cell table:style-name="Tabelle12.A2" office:value-type="string">
            <text:p text:style-name="P27">readArrayOfDt</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DATE</text:p>
          </table:table-cell>
          <table:table-cell table:style-name="Tabelle12.A2" office:value-type="string">
            <text:p text:style-name="P27">readArrayOfDate</text:p>
          </table:table-cell>
          <table:table-cell table:style-name="Tabelle12.C2" office:value-type="string">
            <text:p text:style-name="P27">With the „format“-parameter set the time value is converted to a formatted string, otherwise the output is a date object.</text:p>
          </table:table-cell>
        </table:table-row>
        <table:table-row>
          <table:table-cell table:style-name="Tabelle12.A2" office:value-type="string">
            <text:p text:style-name="P27">REAL</text:p>
          </table:table-cell>
          <table:table-cell table:style-name="Tabelle12.A2" office:value-type="string">
            <text:p text:style-name="P27">readArrayOfReal</text:p>
          </table:table-cell>
          <table:table-cell table:style-name="Tabelle12.C2" office:value-type="string">
            <text:p text:style-name="P27">Has a special formatting parameter „dp“ to set the number of the decimal places. <text:span text:style-name="T1">For issues with converting REAL variables see chapter 9.1.</text:span></text:p>
          </table:table-cell>
        </table:table-row>
        <table:table-row>
          <table:table-cell table:style-name="Tabelle12.A2" office:value-type="string">
            <text:p text:style-name="P27">LREAL</text:p>
          </table:table-cell>
          <table:table-cell table:style-name="Tabelle12.A2" office:value-type="string">
            <text:p text:style-name="P27">readArrayOfLreal</text:p>
          </table:table-cell>
          <table:table-cell table:style-name="Tabelle12.C2" office:value-type="string">
            <text:p text:style-name="P27">Has a special formatting parameter „dp“ to set the number of the decimal places.</text:p>
          </table:table-cell>
        </table:table-row>
        <text:soft-page-break/>
        <table:table-row>
          <table:table-cell table:style-name="Tabelle12.A2" office:value-type="string">
            <text:p text:style-name="P27">STRING</text:p>
          </table:table-cell>
          <table:table-cell table:style-name="Tabelle12.A2" office:value-type="string">
            <text:p text:style-name="P27">readArrayOfString</text:p>
          </table:table-cell>
          <table:table-cell table:style-name="Tabelle12.C2" office:value-type="string">
            <text:p text:style-name="P2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3.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13.A2" office:value-type="string">
            <text:p text:style-name="Text_20_body"><text:span text:style-name="T8">arrlen</text:span><text:span text:style-name="T3"> (number, required if the „addr“ parameter is used, undefined)</text:span></text:p>
            <text:p text:style-name="P45">The length of the array (the number of the items). <text:span text:style-name="T1">If the varible is accessed by name the value is detected automatically, it should only be set if you use the „addr“-parameter.</text:span></text:p>
          </table:table-cell>
        </table:table-row>
        <table:table-row>
          <table:table-cell table:style-name="Tabelle13.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13.A2" office:value-type="string">
            <text:p text:style-name="Text_20_body"><text:span text:style-name="T8">id </text:span><text:span text:style-name="T12">(number, optional, undefined)</text:span></text:p>
            <text:p text:style-name="P3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3.A2" office:value-type="string">
            <text:p text:style-name="Text_20_body"><text:span text:style-name="T8">jvar</text:span><text:span text:style-name="T12"> (string, required, undefined)</text:span></text:p>
            <text:p text:style-name="P43"><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Text_20_body"><text:span text:style-name="T8">oc</text:span><text:span text:style-name="T12"> (function, optional, undefined)</text:span></text:p>
            <text:p text:style-name="P45">A function wich will be executed after the request has finished sucessfully.</text:p>
          </table:table-cell>
        </table:table-row>
        <table:table-row>
          <table:table-cell table:style-name="Tabelle13.A2" office:value-type="string">
            <text:p text:style-name="Text_20_body"><text:span text:style-name="T8">ocd</text:span><text:span text:style-name="T12"> (number, optional, undefined)</text:span></text:p>
            <text:p text:style-name="P45">A value of milliseconds for delaying the on-complete-function.</text:p>
          </table:table-cell>
        </table:table-row>
      </table:table>
      <text:p text:style-name="P19"/>
      <text:p text:style-name="P19"/>
      <table:table table:name="Table1" table:style-name="Table1">
        <table:table-column table:style-name="Table1.A"/>
        <text:soft-page-break/>
        <table:table-row>
          <table:table-cell table:style-name="Table1.A1" office:value-type="string">
            <text:p text:style-name="Text_20_body"><text:span text:style-name="T8">sync </text:span><text:span text:style-name="T12">(b</text:span>oolean, optional, undefined<text:span text:style-name="T12">)</text:span></text:p>
            <text:p text:style-name="P42">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3"/>
      <text:p text:style-name="P13"/>
      <text:h text:style-name="P70" text:outline-level="3">Type Dependent Parameters<text:span text:style-name="T8">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3"> (number, optional, undefined)</text:span></text:p>
            <text:p text:style-name="P51">For data types REAL and LREAL: The number of decimal places. For issues with converting REAL variables see chapter 9.1.</text:p>
          </table:table-cell>
        </table:table-row>
        <table:table-row>
          <table:table-cell table:style-name="Tabelle14.A2" office:value-type="string">
            <text:p text:style-name="Text_20_body"><text:span text:style-name="T8">format</text:span><text:span text:style-name="T3"> (string, optional, undefined)</text:span></text:p>
            <text:p text:style-name="P50">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14.A2" office:value-type="string">
            <text:p text:style-name="Text_20_body"><text:span text:style-name="T8">strlen</text:span><text:span text:style-name="T3"> (number, required if the „addr“ parameter is used, undefined)</text:span></text:p>
            <text:p text:style-name="P52"><text:span text:style-name="T1">For data type STRING: The defined lenght of the string in the PLC. If the varible is accessed by name the value is detected automatically, it should only be set if you use the „addr“ parameter.</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24"/><text:p text:style-name="P24"><text:tab/>PLC.writeArrayOfBool({</text:p><text:p text:style-name="P24"><text:tab/><text:tab/>name: "MAIN.BoolArray",</text:p><text:p text:style-name="P24"><text:tab/><text:tab/>val: myArray</text:p><text:p text:style-name="P24"><text:tab/>});</text:p><text:p text:style-name="P24"/></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24"/><text:p text:style-name="P24"><text:tab/>PLC.writeArrayOfInt({</text:p><text:p text:style-name="P24"><text:tab/><text:tab/>name: "MAIN.IntArray",</text:p><text:p text:style-name="P24"><text:tab/><text:tab/>item: 9,</text:p><text:p text:style-name="P24"><text:tab/><text:tab/>val: myArray</text:p><text:p text:style-name="P24"><text:tab/>});</text:p><text:p text:style-name="P24"/></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25">PLC Data Type</text:p>
          </table:table-cell>
          <table:table-cell table:style-name="Tabelle15.A1" office:value-type="string">
            <text:p text:style-name="P25">Method</text:p>
          </table:table-cell>
          <table:table-cell table:style-name="Tabelle15.C1" office:value-type="string">
            <text:p text:style-name="P25">Note</text:p>
          </table:table-cell>
        </table:table-row>
        <table:table-row>
          <table:table-cell table:style-name="Tabelle15.A2" office:value-type="string">
            <text:p text:style-name="P27">BOOL</text:p>
          </table:table-cell>
          <table:table-cell table:style-name="Tabelle15.A2" office:value-type="string">
            <text:p text:style-name="P27">writeArrayOfBool</text:p>
          </table:table-cell>
          <table:table-cell table:style-name="Tabelle15.C2" office:value-type="string">
            <text:p text:style-name="P27"/>
          </table:table-cell>
        </table:table-row>
        <table:table-row>
          <table:table-cell table:style-name="Tabelle15.A2" office:value-type="string">
            <text:p text:style-name="P27">BYTE</text:p>
          </table:table-cell>
          <table:table-cell table:style-name="Tabelle15.A2" office:value-type="string">
            <text:p text:style-name="P27">writeArrayOfByte</text:p>
          </table:table-cell>
          <table:table-cell table:style-name="Tabelle15.C2" office:value-type="string">
            <text:p text:style-name="P27">Basically the same as „writeArrayOfUsint“.</text:p>
          </table:table-cell>
        </table:table-row>
        <table:table-row>
          <table:table-cell table:style-name="Tabelle15.A2" office:value-type="string">
            <text:p text:style-name="P27">WORD</text:p>
          </table:table-cell>
          <table:table-cell table:style-name="Tabelle15.A2" office:value-type="string">
            <text:p text:style-name="P27">writeArrayOfWord</text:p>
          </table:table-cell>
          <table:table-cell table:style-name="Tabelle15.C2" office:value-type="string">
            <text:p text:style-name="P27">Basically the same as „writeArrayOfUint“.</text:p>
          </table:table-cell>
        </table:table-row>
        <table:table-row>
          <table:table-cell table:style-name="Tabelle15.A2" office:value-type="string">
            <text:p text:style-name="P27">DWORD</text:p>
          </table:table-cell>
          <table:table-cell table:style-name="Tabelle15.A2" office:value-type="string">
            <text:p text:style-name="P27">writeArrayOfDword</text:p>
          </table:table-cell>
          <table:table-cell table:style-name="Tabelle15.C2" office:value-type="string">
            <text:p text:style-name="P27">Basically the same as „writeArrayOfUdint“.</text:p>
          </table:table-cell>
        </table:table-row>
        <table:table-row>
          <table:table-cell table:style-name="Tabelle15.A2" office:value-type="string">
            <text:p text:style-name="P27">USINT</text:p>
          </table:table-cell>
          <table:table-cell table:style-name="Tabelle15.A2" office:value-type="string">
            <text:p text:style-name="P27">writeArrayOfUsint</text:p>
          </table:table-cell>
          <table:table-cell table:style-name="Tabelle15.C2" office:value-type="string">
            <text:p text:style-name="P27"/>
          </table:table-cell>
        </table:table-row>
        <table:table-row>
          <table:table-cell table:style-name="Tabelle15.A2" office:value-type="string">
            <text:p text:style-name="P27">SINT</text:p>
          </table:table-cell>
          <table:table-cell table:style-name="Tabelle15.A2" office:value-type="string">
            <text:p text:style-name="P27">writeArrayOfSint</text:p>
          </table:table-cell>
          <table:table-cell table:style-name="Tabelle15.C2" office:value-type="string">
            <text:p text:style-name="P27"/>
          </table:table-cell>
        </table:table-row>
        <table:table-row>
          <table:table-cell table:style-name="Tabelle15.A2" office:value-type="string">
            <text:p text:style-name="P27">UINT</text:p>
          </table:table-cell>
          <table:table-cell table:style-name="Tabelle15.A2" office:value-type="string">
            <text:p text:style-name="P27">writeArrayOfUint</text:p>
          </table:table-cell>
          <table:table-cell table:style-name="Tabelle15.C2" office:value-type="string">
            <text:p text:style-name="P27"/>
          </table:table-cell>
        </table:table-row>
        <table:table-row>
          <table:table-cell table:style-name="Tabelle15.A2" office:value-type="string">
            <text:p text:style-name="P27">INT</text:p>
          </table:table-cell>
          <table:table-cell table:style-name="Tabelle15.A2" office:value-type="string">
            <text:p text:style-name="P27">writeArrayOfInt</text:p>
          </table:table-cell>
          <table:table-cell table:style-name="Tabelle15.C2" office:value-type="string">
            <text:p text:style-name="P27"/>
          </table:table-cell>
        </table:table-row>
        <table:table-row>
          <table:table-cell table:style-name="Tabelle15.A2" office:value-type="string">
            <text:p text:style-name="P27">INT</text:p>
          </table:table-cell>
          <table:table-cell table:style-name="Tabelle15.A2" office:value-type="string">
            <text:p text:style-name="P27">writeArrayOfInt1Dp</text:p>
          </table:table-cell>
          <table:table-cell table:style-name="Tabelle15.C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15.A2" office:value-type="string">
            <text:p text:style-name="P27">UDINT</text:p>
          </table:table-cell>
          <table:table-cell table:style-name="Tabelle15.A2" office:value-type="string">
            <text:p text:style-name="P27">writeArrayOfUdint</text:p>
          </table:table-cell>
          <table:table-cell table:style-name="Tabelle15.C2" office:value-type="string">
            <text:p text:style-name="P27"/>
          </table:table-cell>
        </table:table-row>
        <table:table-row>
          <table:table-cell table:style-name="Tabelle15.A2" office:value-type="string">
            <text:p text:style-name="P27">DINT</text:p>
          </table:table-cell>
          <table:table-cell table:style-name="Tabelle15.A2" office:value-type="string">
            <text:p text:style-name="P27">writeArrayOfDint</text:p>
          </table:table-cell>
          <table:table-cell table:style-name="Tabelle15.C2" office:value-type="string">
            <text:p text:style-name="P27"/>
          </table:table-cell>
        </table:table-row>
        <table:table-row>
          <table:table-cell table:style-name="Tabelle15.A2" office:value-type="string">
            <text:p text:style-name="P27">TIME</text:p>
          </table:table-cell>
          <table:table-cell table:style-name="Tabelle15.A2" office:value-type="string">
            <text:p text:style-name="P27">writeArrayOfTime</text:p>
          </table:table-cell>
          <table:table-cell table:style-name="Tabelle15.C2" office:value-type="string">
            <text:p text:style-name="P27">Has a special parameter „format“. See chapter 9.3 for this.</text:p>
          </table:table-cell>
        </table:table-row>
        <table:table-row>
          <table:table-cell table:style-name="Tabelle15.A2" office:value-type="string">
            <text:p text:style-name="P27">TOD</text:p>
          </table:table-cell>
          <table:table-cell table:style-name="Tabelle15.A2" office:value-type="string">
            <text:p text:style-name="P27">writeArrayOfTod</text:p>
          </table:table-cell>
          <table:table-cell table:style-name="Tabelle15.C2" office:value-type="string">
            <text:p text:style-name="P27">The values have to be JS date objects.</text:p>
          </table:table-cell>
        </table:table-row>
        <table:table-row>
          <table:table-cell table:style-name="Tabelle15.A2" office:value-type="string">
            <text:p text:style-name="P27">DT</text:p>
          </table:table-cell>
          <table:table-cell table:style-name="Tabelle15.A2" office:value-type="string">
            <text:p text:style-name="P27">writeArrayOfDt</text:p>
          </table:table-cell>
          <table:table-cell table:style-name="Tabelle15.C2" office:value-type="string">
            <text:p text:style-name="P27">The values have to be JS date objects.</text:p>
          </table:table-cell>
        </table:table-row>
        <table:table-row>
          <table:table-cell table:style-name="Tabelle15.A2" office:value-type="string">
            <text:p text:style-name="P27">DATE</text:p>
          </table:table-cell>
          <table:table-cell table:style-name="Tabelle15.A2" office:value-type="string">
            <text:p text:style-name="P27">writeArrayOfDate</text:p>
          </table:table-cell>
          <table:table-cell table:style-name="Tabelle15.C2" office:value-type="string">
            <text:p text:style-name="P27">The values have to be JS date objects.</text:p>
          </table:table-cell>
        </table:table-row>
        <table:table-row>
          <table:table-cell table:style-name="Tabelle15.A2" office:value-type="string">
            <text:p text:style-name="P27">REAL</text:p>
          </table:table-cell>
          <table:table-cell table:style-name="Tabelle15.A2" office:value-type="string">
            <text:p text:style-name="P27">writeArrayOfReal</text:p>
          </table:table-cell>
          <table:table-cell table:style-name="Tabelle15.C2" office:value-type="string">
            <text:p text:style-name="P29">For issues with converting REAL variables see chapter 9.1.</text:p>
          </table:table-cell>
        </table:table-row>
        <table:table-row>
          <table:table-cell table:style-name="Tabelle15.A2" office:value-type="string">
            <text:p text:style-name="P27">LREAL</text:p>
          </table:table-cell>
          <table:table-cell table:style-name="Tabelle15.A2" office:value-type="string">
            <text:p text:style-name="P27">writeArrayOfLreal</text:p>
          </table:table-cell>
          <table:table-cell table:style-name="Tabelle15.C2" office:value-type="string">
            <text:p text:style-name="P29"/>
          </table:table-cell>
        </table:table-row>
        <table:table-row>
          <table:table-cell table:style-name="Tabelle15.A2" office:value-type="string">
            <text:p text:style-name="P27">STRING</text:p>
          </table:table-cell>
          <table:table-cell table:style-name="Tabelle15.A2" office:value-type="string">
            <text:p text:style-name="P27">writeArrayOfString</text:p>
          </table:table-cell>
          <table:table-cell table:style-name="Tabelle15.C2" office:value-type="string">
            <text:p text:style-name="P27"/>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6.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16.A2" office:value-type="string">
            <text:p text:style-name="Text_20_body"><text:span text:style-name="T8">arrlen</text:span><text:span text:style-name="T3"> (number, required if the „addr“ parameter is used, undefined)</text:span></text:p>
            <text:p text:style-name="P45"><text:span text:style-name="T1">The length of the array (the number of the items). If the varible is accessed by name the value is detected automatically, it should only be set if you use the „addr“-parameter.</text:span></text:p>
          </table:table-cell>
        </table:table-row>
        <table:table-row>
          <table:table-cell table:style-name="Tabelle16.A2" office:value-type="string">
            <text:p text:style-name="Text_20_body"><text:span text:style-name="T8">debug</text:span><text:span text:style-name="T12"> (boolean, optional, false)</text:span></text:p>
            <text:p text:style-name="P43">If this option is set to true all internal used information of the request is written to the console.</text:p>
          </table:table-cell>
        </table:table-row>
        <table:table-row>
          <table:table-cell table:style-name="Tabelle16.A2" office:value-type="string">
            <text:p text:style-name="Text_20_body"><text:span text:style-name="T8">id </text:span><text:span text:style-name="T12">(number, optional, undefined)</text:span></text:p>
            <text:p text:style-name="P3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6.A2" office:value-type="string">
            <text:p text:style-name="Text_20_body"><text:span text:style-name="T8">item</text:span><text:span text:style-name="T12"> (number, optional, undefined)</text:span></text:p>
            <text:p text:style-name="P45">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8">oc</text:span><text:span text:style-name="T12"> (function, optional, undefined)</text:span></text:p>
            <text:p text:style-name="P45">A function wich will be executed after the request has finished sucessfully.</text:p>
          </table:table-cell>
        </table:table-row>
        <table:table-row>
          <table:table-cell table:style-name="Tabelle16.A2" office:value-type="string">
            <text:p text:style-name="Text_20_body"><text:span text:style-name="T8">ocd</text:span><text:span text:style-name="T12"> (number, optional, undefined)</text:span></text:p>
            <text:p text:style-name="P45">A value of milliseconds for delaying the on-complete-function.</text:p>
          </table:table-cell>
        </table:table-row>
        <table:table-row>
          <table:table-cell table:style-name="Tabelle16.A2" office:value-type="string">
            <text:p text:style-name="Text_20_body"><text:span text:style-name="T8">val</text:span><text:span text:style-name="T3"> (array, required, undefined)</text:span></text:p>
            <text:p text:style-name="P44">The array of values to send to the PLC.</text:p>
          </table:table-cell>
        </table:table-row>
      </table:table>
      <table:table table:name="Table2" table:style-name="Table2">
        <table:table-column table:style-name="Table2.A"/>
        <text:soft-page-break/>
        <table:table-row>
          <table:table-cell table:style-name="Table2.A1" office:value-type="string">
            <text:p text:style-name="Text_20_body"><text:span text:style-name="T8">sync </text:span><text:span text:style-name="T12">(b</text:span>oolean, optional, undefined<text:span text:style-name="T12">)</text:span></text:p>
            <text:p text:style-name="P42">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8">strlen</text:span><text:span text:style-name="T3"> (number, required if the „addr“ parameter is used, undefined)</text:span></text:p>
            <text:p text:style-name="P63">For data type STRING: The defined lenght of the string in the PLC. If the varible is accessed by name the value is detected automatically, it should only be set if you use the „addr“ parameter.</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For this the descriptor has the „def“ parameter. It requires an object literal containing the names of the propertys of the storing JavaScript object and the corresponding data types, cause the can not be detected automatically.</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24"/><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4"/></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24"/><text:p text:style-name="P24"><text:tab/>TestStruct: <text:s/>ST_Test;</text:p><text:p text:style-name="P24"/></draw:text-box></draw:frame></text:p>
      <text:p text:style-name="Text_20_body"/>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24"/><text:p text:style-name="P30"><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4"/></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23">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24"/><text:p text:style-name="P24"><text:tab/>var myVar = {</text:p><text:p text:style-name="P24"><text:tab/><text:tab/>var_1: 0,</text:p><text:p text:style-name="P24"><text:tab/><text:tab/>var_2: 0,</text:p><text:p text:style-name="P24"><text:tab/><text:tab/>var_3: 0,</text:p><text:p text:style-name="P24"><text:tab/><text:tab/>var_4: new Date(),</text:p><text:p text:style-name="P24"><text:tab/><text:tab/>var_5: [],</text:p><text:p text:style-name="P24"><text:tab/><text:tab/>var_6: 0</text:p><text:p text:style-name="P24"><text:tab/>};</text:p><text:p text:style-name="P24"/></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24"/><text:p text:style-name="P24"><text:tab/>var myVar = {};</text:p><text:p text:style-name="P24"/></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24"/><text:p text:style-name="P24"><text:tab/>PLC.readStruct({</text:p><text:p text:style-name="P24"><text:tab/><text:tab/>name: ".TestStruct",</text:p><text:p text:style-name="P24"><text:tab/><text:tab/>def: structdef,</text:p><text:p text:style-name="P24"><text:tab/><text:tab/>jvar: "myVar"</text:p><text:p text:style-name="P24"><text:tab/>});</text:p><text:p text:style-name="P24"/></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24"/><text:p text:style-name="P30"><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24"/></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24"/><text:p text:style-name="P24"><text:tab/>var myVar = {</text:p><text:p text:style-name="P24"><text:tab/><text:tab/>var_1: 0,</text:p><text:p text:style-name="P24"><text:tab/><text:tab/>var_2: 0,</text:p><text:p text:style-name="P24"><text:tab/><text:tab/>var_3: 0,</text:p><text:p text:style-name="P24"><text:tab/><text:tab/>var_4: new Date(),</text:p><text:p text:style-name="P24"><text:tab/><text:tab/>var_50: '''',</text:p><text:p text:style-name="P24"><text:tab/><text:tab/>var_51: '''',</text:p><text:p text:style-name="P24"><text:tab/><text:tab/>var_52: '''',</text:p><text:p text:style-name="P24"><text:tab/><text:tab/>var_53: '''',</text:p><text:p text:style-name="P24"><text:tab/><text:tab/>var_54: '''',</text:p><text:p text:style-name="P24"><text:tab/><text:tab/>var_6: 0</text:p><text:p text:style-name="P24"><text:tab/>};</text:p><text:p text:style-name="P24"/></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25">Data Type</text:p>
          </table:table-cell>
          <table:table-cell table:style-name="Tabelle34.B1" office:value-type="string">
            <text:p text:style-name="P25">Note</text:p>
          </table:table-cell>
        </table:table-row>
        <table:table-row>
          <table:table-cell table:style-name="Tabelle34.A2" office:value-type="string">
            <text:p text:style-name="P28">ARRAY</text:p>
          </table:table-cell>
          <table:table-cell table:style-name="Tabelle34.B2" office:value-type="string">
            <text:p text:style-name="P26"/>
          </table:table-cell>
        </table:table-row>
        <table:table-row>
          <table:table-cell table:style-name="Tabelle34.A2" office:value-type="string">
            <text:p text:style-name="P27">BOOL</text:p>
          </table:table-cell>
          <table:table-cell table:style-name="Tabelle34.B2" office:value-type="string">
            <text:p text:style-name="P27"/>
          </table:table-cell>
        </table:table-row>
        <table:table-row>
          <table:table-cell table:style-name="Tabelle34.A2" office:value-type="string">
            <text:p text:style-name="P27">BYTE</text:p>
          </table:table-cell>
          <table:table-cell table:style-name="Tabelle34.B2" office:value-type="string">
            <text:p text:style-name="P27"/>
          </table:table-cell>
        </table:table-row>
        <table:table-row>
          <table:table-cell table:style-name="Tabelle34.A2" office:value-type="string">
            <text:p text:style-name="P27">WORD</text:p>
          </table:table-cell>
          <table:table-cell table:style-name="Tabelle34.B2" office:value-type="string">
            <text:p text:style-name="P27"/>
          </table:table-cell>
        </table:table-row>
        <table:table-row>
          <table:table-cell table:style-name="Tabelle34.A2" office:value-type="string">
            <text:p text:style-name="P27">DWORD</text:p>
          </table:table-cell>
          <table:table-cell table:style-name="Tabelle34.B2" office:value-type="string">
            <text:p text:style-name="P27"/>
          </table:table-cell>
        </table:table-row>
        <table:table-row>
          <table:table-cell table:style-name="Tabelle34.A2" office:value-type="string">
            <text:p text:style-name="P27">USINT</text:p>
          </table:table-cell>
          <table:table-cell table:style-name="Tabelle34.B2" office:value-type="string">
            <text:p text:style-name="P27"/>
          </table:table-cell>
        </table:table-row>
        <table:table-row>
          <table:table-cell table:style-name="Tabelle34.A2" office:value-type="string">
            <text:p text:style-name="P27">SINT</text:p>
          </table:table-cell>
          <table:table-cell table:style-name="Tabelle34.B2" office:value-type="string">
            <text:p text:style-name="P27"/>
          </table:table-cell>
        </table:table-row>
        <table:table-row>
          <table:table-cell table:style-name="Tabelle34.A2" office:value-type="string">
            <text:p text:style-name="P27">UINT</text:p>
          </table:table-cell>
          <table:table-cell table:style-name="Tabelle34.B2" office:value-type="string">
            <text:p text:style-name="P27"/>
          </table:table-cell>
        </table:table-row>
        <table:table-row>
          <table:table-cell table:style-name="Tabelle34.A2" office:value-type="string">
            <text:p text:style-name="P27">INT</text:p>
          </table:table-cell>
          <table:table-cell table:style-name="Tabelle34.B2" office:value-type="string">
            <text:p text:style-name="P27"/>
          </table:table-cell>
        </table:table-row>
        <table:table-row>
          <table:table-cell table:style-name="Tabelle34.A2" office:value-type="string">
            <text:p text:style-name="P27">INT1DP</text:p>
          </table:table-cell>
          <table:table-cell table:style-name="Tabelle34.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4.A2" office:value-type="string">
            <text:p text:style-name="P27">UDINT</text:p>
          </table:table-cell>
          <table:table-cell table:style-name="Tabelle34.B2" office:value-type="string">
            <text:p text:style-name="P27"/>
          </table:table-cell>
        </table:table-row>
        <table:table-row>
          <table:table-cell table:style-name="Tabelle34.A2" office:value-type="string">
            <text:p text:style-name="P27">DINT</text:p>
          </table:table-cell>
          <table:table-cell table:style-name="Tabelle34.B2" office:value-type="string">
            <text:p text:style-name="P27"/>
          </table:table-cell>
        </table:table-row>
        <table:table-row>
          <table:table-cell table:style-name="Tabelle34.A2" office:value-type="string">
            <text:p text:style-name="P27">TIME</text:p>
          </table:table-cell>
          <table:table-cell table:style-name="Tabelle34.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27">TOD</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DT</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DATE</text:p>
          </table:table-cell>
          <table:table-cell table:style-name="Tabelle34.B2" office:value-type="string">
            <text:p text:style-name="P27">With a formatting information added time value is converted to a formatted string, otherwise the output is a date object.</text:p>
          </table:table-cell>
        </table:table-row>
        <table:table-row>
          <table:table-cell table:style-name="Tabelle34.A2" office:value-type="string">
            <text:p text:style-name="P27">REAL</text:p>
          </table:table-cell>
          <table:table-cell table:style-name="Tabelle34.B2" office:value-type="string">
            <text:p text:style-name="P29">A value can be added to set the number of the decimal places. See chapter 9.</text:p>
          </table:table-cell>
        </table:table-row>
        <table:table-row>
          <table:table-cell table:style-name="Tabelle34.A2" office:value-type="string">
            <text:p text:style-name="P27">LREAL</text:p>
          </table:table-cell>
          <table:table-cell table:style-name="Tabelle34.B2" office:value-type="string">
            <text:p text:style-name="P29">A value can be added to set the number of the decimal places. See chapter 9.</text:p>
          </table:table-cell>
        </table:table-row>
        <table:table-row>
          <table:table-cell table:style-name="Tabelle34.A2" office:value-type="string">
            <text:p text:style-name="P27">STRING</text:p>
          </table:table-cell>
          <table:table-cell table:style-name="Tabelle34.B2" office:value-type="string">
            <text:p text:style-name="P27"/>
          </table:table-cell>
        </table:table-row>
      </table:table>
      <text:p text:style-name="Text_20_body"/>
      <text:h text:style-name="Heading_20_3" text:outline-level="3"><text:soft-page-break/>Parameters<text:span text:style-name="T8"> (Type, Required, Default)</text:span></text:h>
      <table:table table:name="Tabelle7" table:style-name="Tabelle7">
        <table:table-column table:style-name="Tabelle7.A"/>
        <table:table-row>
          <table:table-cell table:style-name="Tabelle7.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7.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7.A2" office:value-type="string">
            <text:p text:style-name="Text_20_body"><text:span text:style-name="T8">debug</text:span><text:span text:style-name="T12"> (boolean, optional, false)</text:span></text:p>
            <text:p text:style-name="P46">If this option is set to true all internal used information of the request is written to the console.</text:p>
          </table:table-cell>
        </table:table-row>
        <table:table-row>
          <table:table-cell table:style-name="Tabelle7.A2" office:value-type="string">
            <text:p text:style-name="Text_20_body"><text:span text:style-name="T8">def</text:span><text:span text:style-name="T3"> (object, required, undefined)</text:span></text:p>
            <text:p text:style-name="P49">An object containing information about the structure definition.</text:p>
          </table:table-cell>
        </table:table-row>
        <table:table-row>
          <table:table-cell table:style-name="Tabelle7.A2" office:value-type="string">
            <text:p text:style-name="Text_20_body"><text:span text:style-name="T8">id </text:span><text:span text:style-name="T12">(number, optional, undefined)</text:span></text:p>
            <text:p text:style-name="P3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7.A2" office:value-type="string">
            <text:p text:style-name="Text_20_body"><text:span text:style-name="T8">jvar</text:span><text:span text:style-name="T12"> (string, required, undefined)</text:span></text:p>
            <text:p text:style-name="P46"><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Text_20_body"><text:span text:style-name="T8">oc</text:span><text:span text:style-name="T12"> (function, optional, undefined)</text:span></text:p>
            <text:p text:style-name="P49">A function wich will be executed after the request has finished sucessfully.</text:p>
          </table:table-cell>
        </table:table-row>
        <table:table-row>
          <table:table-cell table:style-name="Tabelle7.A2" office:value-type="string">
            <text:p text:style-name="Text_20_body"><text:span text:style-name="T8">ocd</text:span><text:span text:style-name="T12"> (number, optional, undefined)</text:span></text:p>
            <text:p text:style-name="P49">A value of milliseconds for delaying the on-complete-function.</text:p>
          </table:table-cell>
        </table:table-row>
      </table:table>
      <text:p text:style-name="P19"/>
      <text:p text:style-name="P19"/>
      <table:table table:name="Table3" table:style-name="Table3">
        <table:table-column table:style-name="Table3.A"/>
        <text:soft-page-break/>
        <table:table-row>
          <table:table-cell table:style-name="Table3.A1" office:value-type="string">
            <text:p text:style-name="Text_20_body"><text:span text:style-name="T8">sync </text:span><text:span text:style-name="T12">(b</text:span>oolean, optional, undefined<text:span text:style-name="T12">)</text:span></text:p>
            <text:p text:style-name="P42">A synchronous XMLHttpRequests is used if this option is set to „true“. This means that a script waits until the request is finished. The option overrides by the „syncXmlHttp“ parameter of the client.</text:p>
          </table:table-cell>
        </table:table-row>
      </table:table>
      <text:p text:style-name="P1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24"/><text:p text:style-name="P24"><text:tab/>var myVar = {</text:p><text:p text:style-name="P24"><text:tab/><text:tab/>var_1: 12,</text:p><text:p text:style-name="P24"><text:tab/><text:tab/>var_2: 7464.313,</text:p><text:p text:style-name="P24"><text:tab/><text:tab/>var_3: -96,</text:p><text:p text:style-name="Frame_20_contents"><text:span text:style-name="T1"><text:tab/><text:tab/>var_4: new Date("</text:span>January 3, 2012 18:54:00"<text:span text:style-name="T1">),</text:span></text:p><text:p text:style-name="P24"><text:tab/><text:tab/>var_5: ["This", "is", "a", "string"," array"],</text:p><text:p text:style-name="P24"><text:tab/><text:tab/>var_6: 34.5</text:p><text:p text:style-name="P24"><text:tab/>};</text:p><text:p text:style-name="P24"/></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24"/><text:p text:style-name="P24"><text:tab/>PLC.writeStruct({</text:p><text:p text:style-name="P24"><text:tab/><text:tab/>name: ".TestStruct",</text:p><text:p text:style-name="P24"><text:tab/><text:tab/>def: structdef,</text:p><text:p text:style-name="P24"><text:tab/><text:tab/>val: myVar</text:p><text:p text:style-name="P24"><text:tab/>});</text:p><text:p text:style-name="P24"/></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25">Data Type</text:p>
          </table:table-cell>
          <table:table-cell table:style-name="Tabelle35.B1" office:value-type="string">
            <text:p text:style-name="P25">Note</text:p>
          </table:table-cell>
        </table:table-row>
        <table:table-row>
          <table:table-cell table:style-name="Tabelle35.A2" office:value-type="string">
            <text:p text:style-name="P28">ARRAY</text:p>
          </table:table-cell>
          <table:table-cell table:style-name="Tabelle35.B2" office:value-type="string">
            <text:p text:style-name="P28"/>
          </table:table-cell>
        </table:table-row>
        <table:table-row>
          <table:table-cell table:style-name="Tabelle35.A2" office:value-type="string">
            <text:p text:style-name="P27">BOOL</text:p>
          </table:table-cell>
          <table:table-cell table:style-name="Tabelle35.B2" office:value-type="string">
            <text:p text:style-name="P27"/>
          </table:table-cell>
        </table:table-row>
        <table:table-row>
          <table:table-cell table:style-name="Tabelle35.A2" office:value-type="string">
            <text:p text:style-name="P27">BYTE</text:p>
          </table:table-cell>
          <table:table-cell table:style-name="Tabelle35.B2" office:value-type="string">
            <text:p text:style-name="P27"/>
          </table:table-cell>
        </table:table-row>
        <table:table-row>
          <table:table-cell table:style-name="Tabelle35.A2" office:value-type="string">
            <text:p text:style-name="P27">WORD</text:p>
          </table:table-cell>
          <table:table-cell table:style-name="Tabelle35.B2" office:value-type="string">
            <text:p text:style-name="P27"/>
          </table:table-cell>
        </table:table-row>
        <table:table-row>
          <table:table-cell table:style-name="Tabelle35.A2" office:value-type="string">
            <text:p text:style-name="P27">DWORD</text:p>
          </table:table-cell>
          <table:table-cell table:style-name="Tabelle35.B2" office:value-type="string">
            <text:p text:style-name="P27"/>
          </table:table-cell>
        </table:table-row>
        <table:table-row>
          <table:table-cell table:style-name="Tabelle35.A2" office:value-type="string">
            <text:p text:style-name="P27">USINT</text:p>
          </table:table-cell>
          <table:table-cell table:style-name="Tabelle35.B2" office:value-type="string">
            <text:p text:style-name="P27"/>
          </table:table-cell>
        </table:table-row>
        <table:table-row>
          <table:table-cell table:style-name="Tabelle35.A2" office:value-type="string">
            <text:p text:style-name="P27">SINT</text:p>
          </table:table-cell>
          <table:table-cell table:style-name="Tabelle35.B2" office:value-type="string">
            <text:p text:style-name="P27"/>
          </table:table-cell>
        </table:table-row>
        <table:table-row>
          <table:table-cell table:style-name="Tabelle35.A2" office:value-type="string">
            <text:p text:style-name="P27">UINT</text:p>
          </table:table-cell>
          <table:table-cell table:style-name="Tabelle35.B2" office:value-type="string">
            <text:p text:style-name="P27"/>
          </table:table-cell>
        </table:table-row>
        <table:table-row>
          <table:table-cell table:style-name="Tabelle35.A2" office:value-type="string">
            <text:p text:style-name="P27">INT</text:p>
          </table:table-cell>
          <table:table-cell table:style-name="Tabelle35.B2" office:value-type="string">
            <text:p text:style-name="P27"/>
          </table:table-cell>
        </table:table-row>
        <table:table-row>
          <table:table-cell table:style-name="Tabelle35.A2" office:value-type="string">
            <text:p text:style-name="P27">INT1DP</text:p>
          </table:table-cell>
          <table:table-cell table:style-name="Tabelle35.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5.A2" office:value-type="string">
            <text:p text:style-name="P27">UDINT</text:p>
          </table:table-cell>
          <table:table-cell table:style-name="Tabelle35.B2" office:value-type="string">
            <text:p text:style-name="P27"/>
          </table:table-cell>
        </table:table-row>
        <table:table-row>
          <table:table-cell table:style-name="Tabelle35.A2" office:value-type="string">
            <text:p text:style-name="P27">DINT</text:p>
          </table:table-cell>
          <table:table-cell table:style-name="Tabelle35.B2" office:value-type="string">
            <text:p text:style-name="P27"/>
          </table:table-cell>
        </table:table-row>
        <table:table-row>
          <table:table-cell table:style-name="Tabelle35.A2" office:value-type="string">
            <text:p text:style-name="P27">TIME</text:p>
          </table:table-cell>
          <table:table-cell table:style-name="Tabelle35.B2" office:value-type="string">
            <text:p text:style-name="P27">Without formatting the value must be specified in milliseconds. See chapter 9 for formatting parameters.</text:p>
          </table:table-cell>
        </table:table-row>
        <table:table-row>
          <table:table-cell table:style-name="Tabelle35.A2" office:value-type="string">
            <text:p text:style-name="P27">TOD</text:p>
          </table:table-cell>
          <table:table-cell table:style-name="Tabelle35.B2" office:value-type="string">
            <text:p text:style-name="P27">The value has to be a JS date object.</text:p>
          </table:table-cell>
        </table:table-row>
        <table:table-row>
          <table:table-cell table:style-name="Tabelle35.A2" office:value-type="string">
            <text:p text:style-name="P27">DT</text:p>
          </table:table-cell>
          <table:table-cell table:style-name="Tabelle35.B2" office:value-type="string">
            <text:p text:style-name="P27">The value has to be a JS date object.</text:p>
          </table:table-cell>
        </table:table-row>
        <table:table-row>
          <table:table-cell table:style-name="Tabelle35.A2" office:value-type="string">
            <text:p text:style-name="P27">DATE</text:p>
          </table:table-cell>
          <table:table-cell table:style-name="Tabelle35.B2" office:value-type="string">
            <text:p text:style-name="P27">The value has to be a JS date object.</text:p>
          </table:table-cell>
        </table:table-row>
        <table:table-row>
          <table:table-cell table:style-name="Tabelle35.A2" office:value-type="string">
            <text:p text:style-name="P27">REAL</text:p>
          </table:table-cell>
          <table:table-cell table:style-name="Tabelle35.B2" office:value-type="string">
            <text:p text:style-name="P29"/>
          </table:table-cell>
        </table:table-row>
        <table:table-row>
          <table:table-cell table:style-name="Tabelle35.A2" office:value-type="string">
            <text:p text:style-name="P27">LREAL</text:p>
          </table:table-cell>
          <table:table-cell table:style-name="Tabelle35.B2" office:value-type="string">
            <text:p text:style-name="P29"/>
          </table:table-cell>
        </table:table-row>
        <table:table-row>
          <table:table-cell table:style-name="Tabelle35.A2" office:value-type="string">
            <text:p text:style-name="P27">STRING</text:p>
          </table:table-cell>
          <table:table-cell table:style-name="Tabelle35.B2" office:value-type="string">
            <text:p text:style-name="P27"/>
          </table:table-cell>
        </table:table-row>
      </table:table>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19.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19.A2" office:value-type="string">
            <text:p text:style-name="Text_20_body"><text:span text:style-name="T8">debug</text:span><text:span text:style-name="T12"> (boolean, optional, false)</text:span></text:p>
            <text:p text:style-name="P46">If this option is set to true all internal used information of the request is written to the console.</text:p>
          </table:table-cell>
        </table:table-row>
        <table:table-row>
          <table:table-cell table:style-name="Tabelle19.A2" office:value-type="string">
            <text:p text:style-name="Text_20_body"><text:span text:style-name="T8">def</text:span><text:span text:style-name="T3"> (object, required, undefined)</text:span></text:p>
            <text:p text:style-name="P49">An object containing information about the structure definition.</text:p>
          </table:table-cell>
        </table:table-row>
        <table:table-row>
          <table:table-cell table:style-name="Tabelle19.A2" office:value-type="string">
            <text:p text:style-name="Text_20_body"><text:span text:style-name="T8">id </text:span><text:span text:style-name="T12">(number, optional, undefined)</text:span></text:p>
            <text:p text:style-name="P3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9.A2" office:value-type="string">
            <text:p text:style-name="Text_20_body"><text:span text:style-name="T8">oc</text:span><text:span text:style-name="T12"> (function, optional, undefined)</text:span></text:p>
            <text:p text:style-name="P49">A function wich will be executed after the request has finished sucessfully.</text:p>
          </table:table-cell>
        </table:table-row>
        <table:table-row>
          <table:table-cell table:style-name="Tabelle19.A2" office:value-type="string">
            <text:p text:style-name="Text_20_body"><text:span text:style-name="T8">ocd</text:span><text:span text:style-name="T12"> (number, optional, undefined)</text:span></text:p>
            <text:p text:style-name="P49">A value of milliseconds for delaying the on-complete-function.</text:p>
          </table:table-cell>
        </table:table-row>
        <table:table-row>
          <table:table-cell table:style-name="Tabelle19.A2" office:value-type="string">
            <text:p text:style-name="Text_20_body"><text:span text:style-name="T8">val</text:span><text:span text:style-name="T3"> (object, required, undefined)</text:span></text:p>
            <text:p text:style-name="P47">The array of values to send to the PLC.</text:p>
          </table:table-cell>
        </table:table-row>
        <table:table-row>
          <table:table-cell table:style-name="Tabelle19.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h text:style-name="Heading_20_1" text:outline-level="1"><text:soft-page-break/>Arrays Of Structures</text:h>
      <text:p text:style-name="Text_20_body"/>
      <text:p text:style-name="Text_20_body"><text:span text:style-name="T4">The most powerful method's of the library can read or write a whole array of structures.</text:span><text:span text:style-name="T5"> They are a combination of <text:s/>the methods for accessing arrays and structures and you should read the previous chapters to understand whats going on. <text:s/>Based on the structure definition of <text:s/>chapter 7 here is </text:span><text:span text:style-name="T4">the definition of a global PLC variable :</text:span></text:p>
      <text:p text:style-name="Text_20_body"><draw:frame draw:style-name="fr2" draw:name="Rahmen29" text:anchor-type="paragraph" svg:x="0.023cm" svg:y="0.443cm" svg:width="16.956cm" draw:z-index="24"><draw:text-box fo:min-height="1.954cm"><text:p text:style-name="P24"/><text:p text:style-name="P24"><text:tab/>TestArray: <text:s/>ARRAY [1..2] OF ST_Test;</text:p><text:p text:style-name="P24"/></draw:text-box></draw:frame></text:p>
      <text:h text:style-name="Heading_20_2" text:outline-level="2">8.1 Read Request</text:h>
      <text:p text:style-name="Text_20_body">The definition of the JavaScript array:</text:p>
      <text:p text:style-name="P19"><draw:frame draw:style-name="fr2" draw:name="Rahmen30" text:anchor-type="paragraph" svg:x="0.023cm" svg:y="0.266cm" svg:width="16.956cm" draw:z-index="25"><draw:text-box fo:min-height="2.274cm"><text:p text:style-name="P24"/><text:p text:style-name="P24"><text:tab/>var myArray = [];</text:p><text:p text:style-name="P24"/></draw:text-box></draw:frame></text:p>
      <text:p text:style-name="P19">The request definition itself is quite simple again. </text:p>
      <text:p text:style-name="P19"><draw:frame draw:style-name="fr2" draw:name="Rahmen31" text:anchor-type="paragraph" svg:x="0.023cm" svg:y="0.443cm" svg:width="16.956cm" draw:z-index="26"><draw:text-box fo:min-height="5.048cm"><text:p text:style-name="P24"/><text:p text:style-name="P24"><text:tab/>PLC.readArrayOfStruct({</text:p><text:p text:style-name="P24"><text:tab/><text:tab/>name: ".TestArray",</text:p><text:p text:style-name="P24"><text:tab/><text:tab/>def: structdef,</text:p><text:p text:style-name="P24"><text:tab/><text:tab/>jvar: "myArray"</text:p><text:p text:style-name="P24"><text:tab/>});</text:p><text:p text:style-name="P24"/></draw:text-box></draw:frame></text:p>
      <text:p text:style-name="P19"/>
      <text:p text:style-name="P19"/>
      <text:p text:style-name="P19"/>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25">Data Type</text:p>
          </table:table-cell>
          <table:table-cell table:style-name="Tabelle36.B1" office:value-type="string">
            <text:p text:style-name="P25">Note</text:p>
          </table:table-cell>
        </table:table-row>
        <table:table-row>
          <table:table-cell table:style-name="Tabelle36.A2" office:value-type="string">
            <text:p text:style-name="P28">ARRAY</text:p>
          </table:table-cell>
          <table:table-cell table:style-name="Tabelle36.B2" office:value-type="string">
            <text:p text:style-name="P26"/>
          </table:table-cell>
        </table:table-row>
        <table:table-row>
          <table:table-cell table:style-name="Tabelle36.A2" office:value-type="string">
            <text:p text:style-name="P27">BOOL</text:p>
          </table:table-cell>
          <table:table-cell table:style-name="Tabelle36.B2" office:value-type="string">
            <text:p text:style-name="P27"/>
          </table:table-cell>
        </table:table-row>
        <table:table-row>
          <table:table-cell table:style-name="Tabelle36.A2" office:value-type="string">
            <text:p text:style-name="P27">BYTE</text:p>
          </table:table-cell>
          <table:table-cell table:style-name="Tabelle36.B2" office:value-type="string">
            <text:p text:style-name="P27"/>
          </table:table-cell>
        </table:table-row>
        <table:table-row>
          <table:table-cell table:style-name="Tabelle36.A2" office:value-type="string">
            <text:p text:style-name="P27">WORD</text:p>
          </table:table-cell>
          <table:table-cell table:style-name="Tabelle36.B2" office:value-type="string">
            <text:p text:style-name="P27"/>
          </table:table-cell>
        </table:table-row>
        <table:table-row>
          <table:table-cell table:style-name="Tabelle36.A2" office:value-type="string">
            <text:p text:style-name="P27">DWORD</text:p>
          </table:table-cell>
          <table:table-cell table:style-name="Tabelle36.B2" office:value-type="string">
            <text:p text:style-name="P27"/>
          </table:table-cell>
        </table:table-row>
        <table:table-row>
          <table:table-cell table:style-name="Tabelle36.A2" office:value-type="string">
            <text:p text:style-name="P27">USINT</text:p>
          </table:table-cell>
          <table:table-cell table:style-name="Tabelle36.B2" office:value-type="string">
            <text:p text:style-name="P27"/>
          </table:table-cell>
        </table:table-row>
        <table:table-row>
          <table:table-cell table:style-name="Tabelle36.A2" office:value-type="string">
            <text:p text:style-name="P27">SINT</text:p>
          </table:table-cell>
          <table:table-cell table:style-name="Tabelle36.B2" office:value-type="string">
            <text:p text:style-name="P27"/>
          </table:table-cell>
        </table:table-row>
        <table:table-row>
          <table:table-cell table:style-name="Tabelle36.A2" office:value-type="string">
            <text:p text:style-name="P27">UINT</text:p>
          </table:table-cell>
          <table:table-cell table:style-name="Tabelle36.B2" office:value-type="string">
            <text:p text:style-name="P27"/>
          </table:table-cell>
        </table:table-row>
        <table:table-row>
          <table:table-cell table:style-name="Tabelle36.A2" office:value-type="string">
            <text:p text:style-name="P27">INT</text:p>
          </table:table-cell>
          <table:table-cell table:style-name="Tabelle36.B2" office:value-type="string">
            <text:p text:style-name="P27"/>
          </table:table-cell>
        </table:table-row>
        <table:table-row>
          <table:table-cell table:style-name="Tabelle36.A2" office:value-type="string">
            <text:p text:style-name="P27">INT1DP</text:p>
          </table:table-cell>
          <table:table-cell table:style-name="Tabelle36.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6.A2" office:value-type="string">
            <text:p text:style-name="P27">UDINT</text:p>
          </table:table-cell>
          <table:table-cell table:style-name="Tabelle36.B2" office:value-type="string">
            <text:p text:style-name="P27"/>
          </table:table-cell>
        </table:table-row>
        <table:table-row>
          <table:table-cell table:style-name="Tabelle36.A2" office:value-type="string">
            <text:p text:style-name="P27">DINT</text:p>
          </table:table-cell>
          <table:table-cell table:style-name="Tabelle36.B2" office:value-type="string">
            <text:p text:style-name="P27"/>
          </table:table-cell>
        </table:table-row>
        <table:table-row>
          <table:table-cell table:style-name="Tabelle36.A2" office:value-type="string">
            <text:p text:style-name="P27">TIME</text:p>
          </table:table-cell>
          <table:table-cell table:style-name="Tabelle36.B2" office:value-type="string">
            <text:p text:style-name="P27">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27">TOD</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DT</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DATE</text:p>
          </table:table-cell>
          <table:table-cell table:style-name="Tabelle36.B2" office:value-type="string">
            <text:p text:style-name="P27">With a formatting information added time value is converted to a formatted string, otherwise the output is a date object.</text:p>
          </table:table-cell>
        </table:table-row>
        <table:table-row>
          <table:table-cell table:style-name="Tabelle36.A2" office:value-type="string">
            <text:p text:style-name="P27">REAL</text:p>
          </table:table-cell>
          <table:table-cell table:style-name="Tabelle36.B2" office:value-type="string">
            <text:p text:style-name="P29">A value can be added to set the number of the decimal places. See chapter 9.</text:p>
          </table:table-cell>
        </table:table-row>
        <table:table-row>
          <table:table-cell table:style-name="Tabelle36.A2" office:value-type="string">
            <text:p text:style-name="P27">LREAL</text:p>
          </table:table-cell>
          <table:table-cell table:style-name="Tabelle36.B2" office:value-type="string">
            <text:p text:style-name="P29">A value can be added to set the number of the decimal places. See chapter 9.</text:p>
          </table:table-cell>
        </table:table-row>
        <table:table-row>
          <table:table-cell table:style-name="Tabelle36.A2" office:value-type="string">
            <text:p text:style-name="P27">STRING</text:p>
          </table:table-cell>
          <table:table-cell table:style-name="Tabelle36.B2" office:value-type="string">
            <text:p text:style-name="P27"/>
          </table:table-cell>
        </table:table-row>
      </table:table>
      <text:p text:style-name="P19"/>
      <text:h text:style-name="P69" text:outline-level="3"><text:soft-page-break/>Parameters<text:span text:style-name="T8"> (Type, Required, Default)</text:span></text:h>
      <table:table table:name="Tabelle20" table:style-name="Tabelle20">
        <table:table-column table:style-name="Tabelle20.A"/>
        <table:table-row>
          <table:table-cell table:style-name="Tabelle20.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20.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20.A2" office:value-type="string">
            <text:p text:style-name="Text_20_body"><text:span text:style-name="T8">arrlen</text:span><text:span text:style-name="T3"> (number, required if the „addr“ parameter is used, undefined)</text:span></text:p>
            <text:p text:style-name="P44">The length of the array (the number of the items). If the varible is accessed by name the value is detected automatically, it should only be set if you use the „addr“-parameter.</text:p>
          </table:table-cell>
        </table:table-row>
        <table:table-row>
          <table:table-cell table:style-name="Tabelle20.A2" office:value-type="string">
            <text:p text:style-name="Text_20_body"><text:span text:style-name="T8">debug</text:span><text:span text:style-name="T12"> (boolean, optional, false)</text:span></text:p>
            <text:p text:style-name="P46">If this option is set to true all internal used information of the request is written to the console.</text:p>
          </table:table-cell>
        </table:table-row>
        <table:table-row>
          <table:table-cell table:style-name="Tabelle20.A2" office:value-type="string">
            <text:p text:style-name="Text_20_body"><text:span text:style-name="T8">def</text:span><text:span text:style-name="T3"> (object, required, undefined)</text:span></text:p>
            <text:p text:style-name="P49">An object containing information about the structure definition.</text:p>
          </table:table-cell>
        </table:table-row>
        <table:table-row>
          <table:table-cell table:style-name="Tabelle20.A2" office:value-type="string">
            <text:p text:style-name="Text_20_body"><text:span text:style-name="T8">id </text:span><text:span text:style-name="T12">(number, optional, undefined)</text:span></text:p>
            <text:p text:style-name="P3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0.A2" office:value-type="string">
            <text:p text:style-name="Text_20_body"><text:span text:style-name="T8">jvar</text:span><text:span text:style-name="T12"> (string, required, undefined)</text:span></text:p>
            <text:p text:style-name="P46"><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20.A2" office:value-type="string">
            <text:p text:style-name="P20">oc<text:span text:style-name="T12"> (function, optional, undefined)</text:span></text:p>
            <text:p text:style-name="P49">A function wich will be executed after the request has finished sucessfully.</text:p>
          </table:table-cell>
        </table:table-row>
      </table:table>
      <text:p text:style-name="Text_20_body"/>
      <text:p text:style-name="Text_20_body"/>
      <table:table table:name="Tabelle29" table:style-name="Tabelle29">
        <table:table-column table:style-name="Tabelle29.A"/>
        <text:soft-page-break/>
        <table:table-row>
          <table:table-cell table:style-name="Tabelle29.A1" office:value-type="string">
            <text:p text:style-name="Text_20_body"><text:span text:style-name="T8">ocd</text:span><text:span text:style-name="T12"> (number, optional, undefined)</text:span></text:p>
            <text:p text:style-name="P48">A value of milliseconds for delaying the on-complete-function.</text:p>
          </table:table-cell>
        </table:table-row>
        <table:table-row>
          <table:table-cell table:style-name="Tabelle29.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24"/><text:p text:style-name="P24"><text:tab/>var myArray = [{</text:p><text:p text:style-name="P24"><text:tab/><text:tab/>var_1: 12,</text:p><text:p text:style-name="P24"><text:tab/><text:tab/>var_2: 7464.313,</text:p><text:p text:style-name="P24"><text:tab/><text:tab/>var_3: -96,</text:p><text:p text:style-name="Frame_20_contents"><text:span text:style-name="T1"><text:tab/><text:tab/>var_4: new Date("</text:span>January 3, 2012 18:54:00"<text:span text:style-name="T1">),</text:span></text:p><text:p text:style-name="P24"><text:tab/><text:tab/>var_5: ["This", "is", "a", "string", " array."],</text:p><text:p text:style-name="P24"><text:tab/><text:tab/>var_6: 34.5</text:p><text:p text:style-name="P24"><text:tab/>},{</text:p><text:p text:style-name="P24"><text:tab/><text:tab/>var_1: 109,</text:p><text:p text:style-name="P24"><text:tab/><text:tab/>var_2: 873.40,</text:p><text:p text:style-name="P24"><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24"><text:tab/><text:tab/>var_5: ["This", "is a", <text:s/>"string", " array", "too." ],</text:p><text:p text:style-name="P24"><text:tab/><text:tab/>var_6: 122.9</text:p><text:p text:style-name="P24"><text:tab/>}];</text:p><text:p text:style-name="P24"/></draw:text-box></draw:frame></text:p>
      <text:p text:style-name="Text_20_body"><draw:frame draw:style-name="fr2" draw:name="Rahmen33" text:anchor-type="paragraph" svg:x="0.023cm" svg:y="0.443cm" svg:width="16.956cm" draw:z-index="28"><draw:text-box fo:min-height="5.048cm"><text:p text:style-name="P24"/><text:p text:style-name="P24"><text:tab/>PLC.writeArrayOfStruct({</text:p><text:p text:style-name="P24"><text:tab/><text:tab/>name: ".TestArray",</text:p><text:p text:style-name="P24"><text:tab/><text:tab/>def: structdef,</text:p><text:p text:style-name="P24"><text:tab/><text:tab/>val: myArray</text:p><text:p text:style-name="P24"><text:tab/>});</text:p><text:p text:style-name="P24"/></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25">Data Type</text:p>
          </table:table-cell>
          <table:table-cell table:style-name="Tabelle37.B1" office:value-type="string">
            <text:p text:style-name="P25">Note</text:p>
          </table:table-cell>
        </table:table-row>
        <table:table-row>
          <table:table-cell table:style-name="Tabelle37.A2" office:value-type="string">
            <text:p text:style-name="P28">ARRAY</text:p>
          </table:table-cell>
          <table:table-cell table:style-name="Tabelle37.B2" office:value-type="string">
            <text:p text:style-name="P28"/>
          </table:table-cell>
        </table:table-row>
        <table:table-row>
          <table:table-cell table:style-name="Tabelle37.A2" office:value-type="string">
            <text:p text:style-name="P27">BOOL</text:p>
          </table:table-cell>
          <table:table-cell table:style-name="Tabelle37.B2" office:value-type="string">
            <text:p text:style-name="P27"/>
          </table:table-cell>
        </table:table-row>
        <table:table-row>
          <table:table-cell table:style-name="Tabelle37.A2" office:value-type="string">
            <text:p text:style-name="P27">BYTE</text:p>
          </table:table-cell>
          <table:table-cell table:style-name="Tabelle37.B2" office:value-type="string">
            <text:p text:style-name="P27"/>
          </table:table-cell>
        </table:table-row>
        <table:table-row>
          <table:table-cell table:style-name="Tabelle37.A2" office:value-type="string">
            <text:p text:style-name="P27">WORD</text:p>
          </table:table-cell>
          <table:table-cell table:style-name="Tabelle37.B2" office:value-type="string">
            <text:p text:style-name="P27"/>
          </table:table-cell>
        </table:table-row>
        <table:table-row>
          <table:table-cell table:style-name="Tabelle37.A2" office:value-type="string">
            <text:p text:style-name="P27">DWORD</text:p>
          </table:table-cell>
          <table:table-cell table:style-name="Tabelle37.B2" office:value-type="string">
            <text:p text:style-name="P27"/>
          </table:table-cell>
        </table:table-row>
        <table:table-row>
          <table:table-cell table:style-name="Tabelle37.A2" office:value-type="string">
            <text:p text:style-name="P27">USINT</text:p>
          </table:table-cell>
          <table:table-cell table:style-name="Tabelle37.B2" office:value-type="string">
            <text:p text:style-name="P27"/>
          </table:table-cell>
        </table:table-row>
        <table:table-row>
          <table:table-cell table:style-name="Tabelle37.A2" office:value-type="string">
            <text:p text:style-name="P27">SINT</text:p>
          </table:table-cell>
          <table:table-cell table:style-name="Tabelle37.B2" office:value-type="string">
            <text:p text:style-name="P27"/>
          </table:table-cell>
        </table:table-row>
        <table:table-row>
          <table:table-cell table:style-name="Tabelle37.A2" office:value-type="string">
            <text:p text:style-name="P27">UINT</text:p>
          </table:table-cell>
          <table:table-cell table:style-name="Tabelle37.B2" office:value-type="string">
            <text:p text:style-name="P27"/>
          </table:table-cell>
        </table:table-row>
        <table:table-row>
          <table:table-cell table:style-name="Tabelle37.A2" office:value-type="string">
            <text:p text:style-name="P27">INT</text:p>
          </table:table-cell>
          <table:table-cell table:style-name="Tabelle37.B2" office:value-type="string">
            <text:p text:style-name="P27"/>
          </table:table-cell>
        </table:table-row>
        <table:table-row>
          <table:table-cell table:style-name="Tabelle37.A2" office:value-type="string">
            <text:p text:style-name="P27">INT1DP</text:p>
          </table:table-cell>
          <table:table-cell table:style-name="Tabelle37.B2" office:value-type="string">
            <text:p text:style-name="P27">The JavaScript variables are <text:span text:style-name="T12">multiplied by 10 and converted to an integer, i.e. a value of 12.313 in JS is 123 in the PLC. </text:span></text:p>
          </table:table-cell>
        </table:table-row>
        <table:table-row>
          <table:table-cell table:style-name="Tabelle37.A2" office:value-type="string">
            <text:p text:style-name="P27">UDINT</text:p>
          </table:table-cell>
          <table:table-cell table:style-name="Tabelle37.B2" office:value-type="string">
            <text:p text:style-name="P27"/>
          </table:table-cell>
        </table:table-row>
        <table:table-row>
          <table:table-cell table:style-name="Tabelle37.A2" office:value-type="string">
            <text:p text:style-name="P27">DINT</text:p>
          </table:table-cell>
          <table:table-cell table:style-name="Tabelle37.B2" office:value-type="string">
            <text:p text:style-name="P27"/>
          </table:table-cell>
        </table:table-row>
        <table:table-row>
          <table:table-cell table:style-name="Tabelle37.A2" office:value-type="string">
            <text:p text:style-name="P27">TIME</text:p>
          </table:table-cell>
          <table:table-cell table:style-name="Tabelle37.B2" office:value-type="string">
            <text:p text:style-name="P27">Without formatting the value must be specified in milliseconds. See chapter 9 for formatting parameters.</text:p>
          </table:table-cell>
        </table:table-row>
        <table:table-row>
          <table:table-cell table:style-name="Tabelle37.A2" office:value-type="string">
            <text:p text:style-name="P27">TOD</text:p>
          </table:table-cell>
          <table:table-cell table:style-name="Tabelle37.B2" office:value-type="string">
            <text:p text:style-name="P27">The value has to be a JS date object.</text:p>
          </table:table-cell>
        </table:table-row>
        <table:table-row>
          <table:table-cell table:style-name="Tabelle37.A2" office:value-type="string">
            <text:p text:style-name="P27">DT</text:p>
          </table:table-cell>
          <table:table-cell table:style-name="Tabelle37.B2" office:value-type="string">
            <text:p text:style-name="P27">The value has to be a JS date object.</text:p>
          </table:table-cell>
        </table:table-row>
        <table:table-row>
          <table:table-cell table:style-name="Tabelle37.A2" office:value-type="string">
            <text:p text:style-name="P27">DATE</text:p>
          </table:table-cell>
          <table:table-cell table:style-name="Tabelle37.B2" office:value-type="string">
            <text:p text:style-name="P27">The value has to be a JS date object.</text:p>
          </table:table-cell>
        </table:table-row>
        <table:table-row>
          <table:table-cell table:style-name="Tabelle37.A2" office:value-type="string">
            <text:p text:style-name="P27">REAL</text:p>
          </table:table-cell>
          <table:table-cell table:style-name="Tabelle37.B2" office:value-type="string">
            <text:p text:style-name="P29"/>
          </table:table-cell>
        </table:table-row>
        <table:table-row>
          <table:table-cell table:style-name="Tabelle37.A2" office:value-type="string">
            <text:p text:style-name="P27">LREAL</text:p>
          </table:table-cell>
          <table:table-cell table:style-name="Tabelle37.B2" office:value-type="string">
            <text:p text:style-name="P29"/>
          </table:table-cell>
        </table:table-row>
        <table:table-row>
          <table:table-cell table:style-name="Tabelle37.A2" office:value-type="string">
            <text:p text:style-name="P27">STRING</text:p>
          </table:table-cell>
          <table:table-cell table:style-name="Tabelle37.B2" office:value-type="string">
            <text:p text:style-name="P27"/>
          </table:table-cell>
        </table:table-row>
      </table:table>
      <text:p text:style-name="Text_20_body"/>
      <text:p text:style-name="Text_20_body"/>
      <text:p text:style-name="Text_20_body"/>
      <text:p text:style-name="Text_20_body"/>
      <text:h text:style-name="P69" text:outline-level="3"><text:soft-page-break/>Parameters<text:span text:style-name="T8"> (Type, Required, Default)</text:span></text:h>
      <table:table table:name="Tabelle21" table:style-name="Tabelle21">
        <table:table-column table:style-name="Tabelle21.A"/>
        <table:table-row>
          <table:table-cell table:style-name="Tabelle21.A1" office:value-type="string">
            <text:p text:style-name="P20"><text:span text:style-name="T1">addr</text:span><text:span text:style-name="T3"> (string, </text:span><text:span text:style-name="T7">required if the „name“ parameter in not set</text:span><text:span text:style-name="T3">, undefined)</text:span></text:p>
            <text:p text:style-name="P33">The address of the PLC variable, can be used to read variables with fixed addresses. However, I recommend to use the „name“ parameter instead</text:p>
          </table:table-cell>
        </table:table-row>
        <table:table-row>
          <table:table-cell table:style-name="Tabelle21.A2" office:value-type="string">
            <text:p text:style-name="P20"><text:span text:style-name="T1">name</text:span><text:span text:style-name="T3"> (string, </text:span><text:span text:style-name="T7">required if the „addr“ parameter in not set</text:span><text:span text:style-name="T3">, undefined)</text:span></text:p>
            <text:p text:style-name="P36">The name of the PLC variable.</text:p>
          </table:table-cell>
        </table:table-row>
        <table:table-row>
          <table:table-cell table:style-name="Tabelle21.A2" office:value-type="string">
            <text:p text:style-name="Text_20_body"><text:span text:style-name="T8">arrlen</text:span><text:span text:style-name="T3"> (number, required if the „addr“ parameter is used, undefined)</text:span></text:p>
            <text:p text:style-name="P66"><text:span text:style-name="T1">The length of the array (the number of the items). If the varible is accessed by name the value is detected automatically, it should only be set if you use the „addr“-parameter.</text:span></text:p>
          </table:table-cell>
        </table:table-row>
        <table:table-row>
          <table:table-cell table:style-name="Tabelle21.A2" office:value-type="string">
            <text:p text:style-name="Text_20_body"><text:span text:style-name="T8">debug</text:span><text:span text:style-name="T12"> (boolean, optional, false)</text:span></text:p>
            <text:p text:style-name="P46">If this option is set to true all internal used information of the request is written to the console.</text:p>
          </table:table-cell>
        </table:table-row>
        <table:table-row>
          <table:table-cell table:style-name="Tabelle21.A2" office:value-type="string">
            <text:p text:style-name="Text_20_body"><text:span text:style-name="T8">def</text:span><text:span text:style-name="T3"> (object, required, undefined)</text:span></text:p>
            <text:p text:style-name="P49">An object containing information about the structure definition.</text:p>
          </table:table-cell>
        </table:table-row>
        <table:table-row>
          <table:table-cell table:style-name="Tabelle21.A2" office:value-type="string">
            <text:p text:style-name="Text_20_body"><text:span text:style-name="T8">id </text:span><text:span text:style-name="T12">(number, optional, undefined)</text:span></text:p>
            <text:p text:style-name="P3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1.A2" office:value-type="string">
            <text:p text:style-name="Text_20_body"><text:span text:style-name="T8">item</text:span><text:span text:style-name="T12"> (number, optional, undefined)</text:span></text:p>
            <text:p text:style-name="P49">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8">oc </text:span><text:span text:style-name="T12">(function, optional, undefined)</text:span></text:p>
            <text:p text:style-name="P49">A function wich will be executed after the request has finished sucessfully.</text:p>
          </table:table-cell>
        </table:table-row>
        <table:table-row>
          <table:table-cell table:style-name="Tabelle21.A2" office:value-type="string">
            <text:p text:style-name="Text_20_body"><text:span text:style-name="T8">ocd</text:span><text:span text:style-name="T12"> (number, optional, undefined)</text:span></text:p>
            <text:p text:style-name="P49">A value of milliseconds for delaying the on-complete-function.</text:p>
          </table:table-cell>
        </table:table-row>
        <text:soft-page-break/>
        <table:table-row>
          <table:table-cell table:style-name="Tabelle21.A2" office:value-type="string">
            <text:p text:style-name="Text_20_body"><text:span text:style-name="T8">val</text:span><text:span text:style-name="T3"> (array, required, undefined)</text:span></text:p>
            <text:p text:style-name="P47">The array of values to send to the PLC. </text:p>
          </table:table-cell>
        </table:table-row>
        <table:table-row>
          <table:table-cell table:style-name="Tabelle21.A2" office:value-type="string">
            <text:p text:style-name="Text_20_body"><text:span text:style-name="T8">sync </text:span><text:span text:style-name="T12">(b</text:span>oolean, optional, undefined<text:span text:style-name="T12">)</text:span></text:p>
            <text:p text:style-name="P41">A synchronous XMLHttpRequests is used if this option is set to „true“. This means that a script waits until the request is finished. The option overrides by the „syncXmlHttp“ parameter of the client.</text:p>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soft-page-break/>Type Dependent Parameters</text:h>
      <text:h text:style-name="Heading_20_2" text:outline-level="2">9.1 REAL and LREAL</text:h>
      <text:p text:style-name="Text_20_body"><text:span text:style-name="T18">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1">of </text:span><text:bookmark text:name="1"/><text:span text:style-name="Source_20_Text"><text:span text:style-name="T14">0.10000000149011612</text:span></text:span><text:span text:style-name="T14">.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For the method „readReq“ and those for reading structures just add the number of decimal places to the type, separated by a point:</text:p>
      <text:p text:style-name="Text_20_body"><draw:frame draw:style-name="fr2" draw:name="Rahmen36" text:anchor-type="paragraph" svg:x="0.023cm" svg:y="0.379cm" svg:width="16.956cm" draw:z-index="31"><draw:text-box fo:min-height="8.04cm"><text:p text:style-name="P24"/><text:p text:style-name="P24"><text:tab/>PLC.readReq({</text:p><text:p text:style-name="P24"><text:s text:c="12"/><text:tab/>addr: "%MB53",</text:p><text:p text:style-name="P24"><text:tab/><text:tab/>seq: true,</text:p><text:p text:style-name="P24"><text:s text:c="12"/><text:tab/><text:tab/>items: [{</text:p><text:p text:style-name="P24"><text:s text:c="20"/><text:tab/><text:tab/><text:tab/>type: "REAL.1",</text:p><text:p text:style-name="P24"><text:tab/><text:tab/><text:tab/><text:tab/>jvar: "myVar"</text:p><text:p text:style-name="P24"><text:s text:c="16"/><text:tab/><text:tab/>}]</text:p><text:p text:style-name="P24"><text:tab/><text:tab/>}</text:p><text:p text:style-name="P24"><text:tab/>);</text:p></draw:text-box></draw:frame></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24"/><text:p text:style-name="P30"><text:tab/>var structdef = {<text:line-break/> <text:tab/><text:tab/>myreal: "REAL.2"<text:line-break/> <text:s text:c="3"/><text:tab/>};</text:p><text:p text:style-name="P24"/></draw:text-box></draw:frame></text:p>
      <text:p text:style-name="Text_20_body"><text:soft-page-break/>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24"/><text:p text:style-name="P24"><text:tab/>PLC.readReal({</text:p><text:p text:style-name="P24"><text:s text:c="4"/><text:tab/><text:tab/>name: "MAIN.RealVar",</text:p><text:p text:style-name="P24"><text:tab/><text:tab/>dp: 2,</text:p><text:p text:style-name="P24"><text:tab/><text:tab/>jvar: "myVar"</text:p><text:p text:style-name="P24"><text:s text:c="12"/>});</text:p><text:p text:style-name="P24"/></draw:text-box></draw:frame></text:p>
      <text:p text:style-name="P22">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2"/>
      <text:p text:style-name="P22"/>
      <text:h text:style-name="Heading_20_2" text:outline-level="2">9.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24"/><text:p text:style-name="P24"><text:tab/>MyString: STRING(10);</text:p><text:p text:style-name="P24"/></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24"/><text:p text:style-name="P24"><text:tab/>PLC.readReq({</text:p><text:p text:style-name="P24"><text:s text:c="12"/><text:tab/>addr: "%MB16",</text:p><text:p text:style-name="P24"><text:tab/><text:tab/>seq: true,</text:p><text:p text:style-name="P24"><text:s text:c="12"/><text:tab/><text:tab/>items: [{</text:p><text:p text:style-name="P24"><text:s text:c="20"/><text:tab/><text:tab/><text:tab/>type: "STRING.10",</text:p><text:p text:style-name="P24"><text:tab/><text:tab/><text:tab/><text:tab/>jvar: "myVar"</text:p><text:p text:style-name="P24"><text:s text:c="16"/><text:tab/><text:tab/>}]</text:p><text:p text:style-name="P24"><text:tab/><text:tab/>}</text:p><text:p text:style-name="P24"><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24"/><text:p text:style-name="P30"><text:tab/>var structdef = {<text:line-break/> <text:tab/><text:tab/>mystring: "STRING.10"<text:line-break/> <text:s text:c="3"/><text:tab/>};</text:p><text:p text:style-name="P24"/></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9.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24"/><text:p text:style-name="P24"><text:tab/>PLC.readReq({</text:p><text:p text:style-name="P24"><text:s text:c="12"/><text:tab/>addr: "%MB50",</text:p><text:p text:style-name="P24"><text:tab/><text:tab/>seq: true,</text:p><text:p text:style-name="P24"><text:s text:c="12"/><text:tab/><text:tab/>items: [{</text:p><text:p text:style-name="P24"><text:s text:c="20"/><text:tab/><text:tab/><text:tab/>type: "TIME.#h",</text:p><text:p text:style-name="P24"><text:tab/><text:tab/><text:tab/><text:tab/>jvar: "myVar"</text:p><text:p text:style-name="P24"><text:s text:c="16"/><text:tab/><text:tab/>}]</text:p><text:p text:style-name="P24"><text:tab/><text:tab/>}</text:p><text:p text:style-name="P24"><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24"/><text:p text:style-name="P30"><text:tab/>var structdef = {<text:line-break/> <text:tab/><text:tab/>mytime: "TIME.#hh# - #mm# - #ss"<text:line-break/> <text:s text:c="3"/><text:tab/>};</text:p><text:p text:style-name="P24"/></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24"/><text:p text:style-name="P30"><text:tab/>var structdef = {<text:line-break/> <text:tab/><text:tab/>mytime: "TIME.#Actual time: #hh# hours, #mm# minutes and #ss# seconds."<text:line-break/> <text:s text:c="3"/><text:tab/>};</text:p><text:p text:style-name="P24"/></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24"/><text:p text:style-name="P24"><text:tab/>PLC.writeTime({</text:p><text:p text:style-name="P24"><text:s text:c="4"/><text:tab/><text:tab/>name: ".TimeVar",</text:p><text:p text:style-name="P24"><text:tab/><text:tab/>val: 1200</text:p><text:p text:style-name="P24"><text:s text:c="12"/>});</text:p><text:p text:style-name="P24"/></draw:text-box></draw:frame></text:p>
      <text:p text:style-name="Text_20_body">Writing a value of 4 minutes:</text:p>
      <text:p text:style-name="Text_20_body"><draw:frame draw:style-name="fr3" draw:name="Rahmen42" text:anchor-type="paragraph" svg:width="16.956cm" draw:z-index="36"><draw:text-box fo:min-height="4.367cm"><text:p text:style-name="P24"/><text:p text:style-name="P24"><text:tab/>PLC.writeTime({</text:p><text:p text:style-name="P24"><text:s text:c="4"/><text:tab/><text:tab/>name: ".TimeVar",</text:p><text:p text:style-name="P24"><text:tab/><text:tab/>format: #m,</text:p><text:p text:style-name="P24"><text:tab/><text:tab/>val: 4</text:p><text:p text:style-name="P24"><text:s text:c="12"/>});</text:p><text:p text:style-name="P24"/></draw:text-box></draw:frame></text:p>
      <text:p text:style-name="Text_20_body"/>
      <text:p text:style-name="Text_20_body"/>
      <text:p text:style-name="Text_20_body"/>
      <text:p text:style-name="Text_20_body"/>
      <text:p text:style-name="Text_20_body"/>
      <text:h text:style-name="P69"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25">Instruction</text:p>
          </table:table-cell>
          <table:table-cell table:style-name="Tabelle22.B1" office:value-type="string">
            <text:p text:style-name="P25">Return Value</text:p>
          </table:table-cell>
        </table:table-row>
        <table:table-row>
          <table:table-cell table:style-name="Tabelle22.A2" office:value-type="string">
            <text:p text:style-name="P28">none</text:p>
          </table:table-cell>
          <table:table-cell table:style-name="Tabelle22.B2" office:value-type="string">
            <text:p text:style-name="P28">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soft-page-break/>9.4 TOD, DT and DATE</text:h>
      <text:p text:style-name="P18">Altough the parameters and instructions are almost the same as of type TIME, the conversion is a bit different. <text:span text:style-name="T1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8"><draw:frame draw:style-name="fr2" draw:name="Rahmen47" text:anchor-type="paragraph" svg:x="0.023cm" svg:y="0.289cm" svg:width="16.956cm" draw:z-index="40"><draw:text-box fo:min-height="8.04cm"><text:p text:style-name="P24"/><text:p text:style-name="P24"><text:tab/>PLC.readReq({</text:p><text:p text:style-name="P24"><text:s text:c="12"/><text:tab/>addr: "%MB250",</text:p><text:p text:style-name="P24"><text:tab/><text:tab/>seq: true,</text:p><text:p text:style-name="P24"><text:s text:c="12"/><text:tab/><text:tab/>items: [{</text:p><text:p text:style-name="P24"><text:s text:c="20"/><text:tab/><text:tab/><text:tab/>type: "TOD.#hh#:#mm",</text:p><text:p text:style-name="P24"><text:tab/><text:tab/><text:tab/><text:tab/>jvar: "myVar"</text:p><text:p text:style-name="P24"><text:s text:c="16"/><text:tab/><text:tab/>}]</text:p><text:p text:style-name="P24"><text:tab/><text:tab/>}</text:p><text:p text:style-name="P24"><text:tab/>);</text:p></draw:text-box></draw:frame></text:p>
      <text:p text:style-name="P18">A read request with 2 variables:</text:p>
      <text:p text:style-name="P18"><draw:frame draw:style-name="fr2" draw:name="Rahmen48" text:anchor-type="paragraph" svg:x="0.023cm" svg:y="0.235cm" svg:width="16.956cm" draw:z-index="41"><draw:text-box fo:min-height="10.037cm"><text:p text:style-name="P24"/><text:p text:style-name="P24"><text:tab/>PLC.readReq({</text:p><text:p text:style-name="P24"><text:s text:c="12"/><text:tab/>addr: "%MB260",</text:p><text:p text:style-name="P24"><text:tab/><text:tab/>seq: true,</text:p><text:p text:style-name="P24"><text:s text:c="12"/><text:tab/><text:tab/>items: [{</text:p><text:p text:style-name="P24"><text:s text:c="20"/><text:tab/><text:tab/><text:tab/>type: "DT.#WEEKDAY#, #hh#:#mm",</text:p><text:p text:style-name="P24"><text:tab/><text:tab/><text:tab/><text:tab/>jvar: "myVar"</text:p><text:p text:style-name="P24"><text:s text:c="16"/><text:tab/><text:tab/>},{</text:p><text:p text:style-name="P24"><text:s text:c="20"/><text:tab/><text:tab/><text:tab/>type: "DATE.#DD#. #MONTH# #YYYY",</text:p><text:p text:style-name="P24"><text:tab/><text:tab/><text:tab/><text:tab/>jvar: "myVar2"</text:p><text:p text:style-name="P24"><text:s text:c="16"/><text:tab/><text:tab/>}]</text:p><text:p text:style-name="P24"><text:tab/><text:tab/>}</text:p><text:p text:style-name="P24"><text:tab/>);</text:p></draw:text-box></draw:frame></text:p>
      <text:p text:style-name="P18"><text:soft-page-break/>An example of reading an array of DT values:</text:p>
      <text:p text:style-name="P18"><draw:frame draw:style-name="fr2" draw:name="Rahmen49" text:anchor-type="paragraph" svg:x="0.023cm" svg:y="0.115cm" svg:width="16.956cm" draw:z-index="42"><draw:text-box fo:min-height="4.367cm"><text:p text:style-name="P24"/><text:p text:style-name="P24"><text:tab/>PLC.readArrayOfDt({</text:p><text:p text:style-name="P24"><text:s text:c="4"/><text:tab/><text:tab/>name: ".DateArray",</text:p><text:p text:style-name="P24"><text:tab/><text:tab/>format: ''#DD#.#MM#.#YY#, #hh#:#mm",</text:p><text:p text:style-name="P24"><text:tab/><text:tab/>jvar: ''myArray''</text:p><text:p text:style-name="P24"><text:s text:c="12"/>});</text:p><text:p text:style-name="P24"/></draw:text-box></draw:frame></text:p>
      <text:p text:style-name="P18">The write requests for these types require a date object as input value. Formatting parameters are not supported.</text:p>
      <text:p text:style-name="P18"><draw:frame draw:style-name="fr2" draw:name="Rahmen50" text:anchor-type="paragraph" svg:x="0.023cm" svg:y="0.104cm" svg:width="16.956cm" draw:z-index="43"><draw:text-box fo:min-height="4.367cm"><text:p text:style-name="P24"/><text:p text:style-name="P24"><text:tab/>var myVar = new Date("January 3, 2012 18:54:00");</text:p><text:p text:style-name="P24"><text:s/></text:p><text:p text:style-name="P24"><text:tab/>PLC.writeDt({</text:p><text:p text:style-name="P24"><text:s text:c="4"/><text:tab/><text:tab/>name: ".DateVar",</text:p><text:p text:style-name="P24"><text:tab/><text:tab/>val: myVar</text:p><text:p text:style-name="P24"><text:s text:c="12"/>});</text:p><text:p text:style-name="P24"/></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9"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25">Instruction</text:p>
          </table:table-cell>
          <table:table-cell table:style-name="Tabelle23.B1" office:value-type="string">
            <text:p text:style-name="P25">Return Value</text:p>
          </table:table-cell>
        </table:table-row>
        <table:table-row>
          <table:table-cell table:style-name="Tabelle23.A2" office:value-type="string">
            <text:p text:style-name="P28">none</text:p>
          </table:table-cell>
          <table:table-cell table:style-name="Tabelle23.B2" office:value-type="string">
            <text:p text:style-name="P28">JavaScript date object</text:p>
          </table:table-cell>
        </table:table-row>
        <table:table-row>
          <table:table-cell table:style-name="Tabelle23.A2" office:value-type="string">
            <text:p text:style-name="P28">YYYY</text:p>
          </table:table-cell>
          <table:table-cell table:style-name="Tabelle23.B2" office:value-type="string">
            <text:p text:style-name="P28">full year</text:p>
          </table:table-cell>
        </table:table-row>
        <table:table-row>
          <table:table-cell table:style-name="Tabelle23.A2" office:value-type="string">
            <text:p text:style-name="P28">YY</text:p>
          </table:table-cell>
          <table:table-cell table:style-name="Tabelle23.B2" office:value-type="string">
            <text:p text:style-name="P28">year</text:p>
          </table:table-cell>
        </table:table-row>
        <table:table-row>
          <table:table-cell table:style-name="Tabelle23.A2" office:value-type="string">
            <text:p text:style-name="P28">MONTH</text:p>
          </table:table-cell>
          <table:table-cell table:style-name="Tabelle23.B2" office:value-type="string">
            <text:p text:style-name="P28">full name of month</text:p>
          </table:table-cell>
        </table:table-row>
        <table:table-row>
          <table:table-cell table:style-name="Tabelle23.A2" office:value-type="string">
            <text:p text:style-name="P28">MON</text:p>
          </table:table-cell>
          <table:table-cell table:style-name="Tabelle23.B2" office:value-type="string">
            <text:p text:style-name="P28">short name of month</text:p>
          </table:table-cell>
        </table:table-row>
        <table:table-row>
          <table:table-cell table:style-name="Tabelle23.A2" office:value-type="string">
            <text:p text:style-name="P28">MM</text:p>
          </table:table-cell>
          <table:table-cell table:style-name="Tabelle23.B2" office:value-type="string">
            <text:p text:style-name="P28">month 01-12, 2 digits</text:p>
          </table:table-cell>
        </table:table-row>
        <table:table-row>
          <table:table-cell table:style-name="Tabelle23.A2" office:value-type="string">
            <text:p text:style-name="P28">M</text:p>
          </table:table-cell>
          <table:table-cell table:style-name="Tabelle23.B2" office:value-type="string">
            <text:p text:style-name="P28">month 1-12, 1or 2 digits</text:p>
          </table:table-cell>
        </table:table-row>
        <table:table-row>
          <table:table-cell table:style-name="Tabelle23.A2" office:value-type="string">
            <text:p text:style-name="P28">WEEKDAY</text:p>
          </table:table-cell>
          <table:table-cell table:style-name="Tabelle23.B2" office:value-type="string">
            <text:p text:style-name="P28">weekday, full name</text:p>
          </table:table-cell>
        </table:table-row>
        <table:table-row>
          <table:table-cell table:style-name="Tabelle23.A2" office:value-type="string">
            <text:p text:style-name="P28">WKD</text:p>
          </table:table-cell>
          <table:table-cell table:style-name="Tabelle23.B2" office:value-type="string">
            <text:p text:style-name="P28">weekday, short name</text:p>
          </table:table-cell>
        </table:table-row>
        <table:table-row>
          <table:table-cell table:style-name="Tabelle23.A2" office:value-type="string">
            <text:p text:style-name="P28">WD</text:p>
          </table:table-cell>
          <table:table-cell table:style-name="Tabelle23.B2" office:value-type="string">
            <text:p text:style-name="P28">weekday 0-6</text:p>
          </table:table-cell>
        </table:table-row>
        <table:table-row>
          <table:table-cell table:style-name="Tabelle23.A2" office:value-type="string">
            <text:p text:style-name="P28">DD</text:p>
          </table:table-cell>
          <table:table-cell table:style-name="Tabelle23.B2" office:value-type="string">
            <text:p text:style-name="P28">day of month 01-31, 2 digits</text:p>
          </table:table-cell>
        </table:table-row>
        <table:table-row>
          <table:table-cell table:style-name="Tabelle23.A2" office:value-type="string">
            <text:p text:style-name="P28">D</text:p>
          </table:table-cell>
          <table:table-cell table:style-name="Tabelle23.B2" office:value-type="string">
            <text:p text:style-name="P28">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1162418951" text:style-name="L1">
        <text:list-item>
          <text:p text:style-name="P57">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57">You can also use the „debug“ parameter that every request supports. If you execute a request with this option set to „true“ all internal used information (descriptor, <text:s/>ADS parameter) for this request will be written to the console.</text:p>
        </text:list-item>
        <text:list-item>
          <text:p text:style-name="P57">During the development of a project you should use the TAME version with comments, not the minified one as error messages can be crippled. </text:p>
        </text:list-item>
        <text:list-item>
          <text:p text:style-name="P57">Don't forget that JavaScript is case sensitive.</text:p>
        </text:list-item>
        <text:list-item>
          <text:p text:style-name="P57">If you change the PLC program while having your visualisation running you must reload the browser window cause the address information of the symbols in the PLC may have changed.</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2" text:outline-level="1"><text:soft-page-break/>Tips &amp; Tricks</text:h>
      <text:p text:style-name="Text_20_body"/>
      <text:list xml:id="list1448734787" text:style-name="L2">
        <text:list-item>
          <text:p text:style-name="P58">For a good performance it is important that not too many requests are executed at the same time. I recommend to have only one request for fast cyclic polling (&lt;= 1s). </text:p>
        </text:list-item>
        <text:list-item>
          <text:p text:style-name="P58">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58">If you encounter stuckings with fast cyclic polling on slow connections you can set an ID for the request and look if it gets better.</text:p>
        </text:list-item>
        <text:list-item>
          <text:p text:style-name="P58">Other than x86-based systems (i.e. PC's, CX10xx) ARM-based devices (i.e. CX90xx) use a 4-byte memory alignment. Every variable of 4-byte length has to be set to an address that must be divisible by 4 (compiling the project TwinCAT otherwise generates an error message). </text:p>
          <text:p text:style-name="P58">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58">If you need a list of the PLC variables you can use the „logSymbols()“ method. The internal symbol table will be written to the JavaScript console of your browser. T<text:span text:style-name="T3">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58">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59">So instead of using a fixed domain:</text:p>
          <text:p text:style-name="P60"><text:s text:c="4"/>„serviceUrl: 'http://192.168.1.2/TcAdsWebService/TcAdsWebService.dll',“,</text:p>
          <text:p text:style-name="P60">better use „window.location“:</text:p>
        </text:list-item>
      </text:list>
      <text:p text:style-name="P21"><text:s text:c="9"/>„serviceUrl: window.location.protocol + "//" + window.location.hostname + <text:tab/>'/TcAdsWebService/TcAdsWebService.dll',“,</text:p>
      <text:p text:style-name="P21"><text:s text:c="5"/>or, if you use only Webkit based browsers:</text:p>
      <text:p text:style-name="P21"><text:s text:c="9"/>„serviceUrl: window.location.origin + '/TcAdsWebService/TcAdsWebService.dll',“.</text:p>
      <text:p text:style-name="P21"/>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2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shadow="none"/>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style:text-properties style:font-name="Times New Roman2"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text:chapter><text:tab/><text:chapter text:display="name" text:outline-level="1">Introduction</text:chapter></text:p>
      </style:header>
      <style:footer>
        <text:p text:style-name="MP1"><text:page-number text:select-page="current">2</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2-11-16T18:04:23</dc:date>
    <meta:editing-duration>P4DT23H36M7S</meta:editing-duration>
    <meta:editing-cycles>239</meta:editing-cycles>
    <meta:generator>LibreOffice/3.5$Linux_x86 LibreOffice_project/350m1$Build-2</meta:generator>
    <meta:document-statistic meta:table-count="40" meta:image-count="0" meta:object-count="0" meta:page-count="69" meta:paragraph-count="1241" meta:word-count="11413" meta:character-count="70626" meta:non-whitespace-character-count="58582"/>
  </office:meta>
</office:document-meta>
</file>